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67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016cm"/>
    </style:style>
    <style:style style:name="co4" style:family="table-column">
      <style:table-column-properties fo:break-before="auto" style:column-width="0.882cm"/>
    </style:style>
    <style:style style:name="co5" style:family="table-column">
      <style:table-column-properties fo:break-before="auto" style:column-width="9.657cm"/>
    </style:style>
    <style:style style:name="co6" style:family="table-column">
      <style:table-column-properties fo:break-before="auto" style:column-width="0.566cm"/>
    </style:style>
    <style:style style:name="co7" style:family="table-column">
      <style:table-column-properties fo:break-before="auto" style:column-width="2.147cm"/>
    </style:style>
    <style:style style:name="co8" style:family="table-column">
      <style:table-column-properties fo:break-before="auto" style:column-width="1.59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6.886cm"/>
    </style:style>
    <style:style style:name="co11" style:family="table-column">
      <style:table-column-properties fo:break-before="auto" style:column-width="11.652cm"/>
    </style:style>
    <style:style style:name="co12" style:family="table-column">
      <style:table-column-properties fo:break-before="auto" style:column-width="18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NQ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M.</text:p>
          </table:table-cell>
          <table:table-cell office:value-type="string">
            <text:p>Pierre</text:p>
          </table:table-cell>
          <table:table-cell office:value-type="string">
            <text:p>Arcand</text:p>
          </table:table-cell>
          <table:table-cell/>
          <table:table-cell table:formula="of:=CONCATENATE([.A1];&quot; &quot;;[.C1];&quot;: &quot;)" office:value-type="string" office:string-value="M. Arcand: ">
            <text:p>M. Arcand: 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Vincent</text:p>
          </table:table-cell>
          <table:table-cell office:value-type="string">
            <text:p>Auclair</text:p>
          </table:table-cell>
          <table:table-cell/>
          <table:table-cell table:formula="of:=CONCATENATE([.A2];&quot; &quot;;[.C2];&quot;: &quot;)" office:value-type="string" office:string-value="M. Auclair: ">
            <text:p>M. Auclair: 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Jean-Martin</text:p>
          </table:table-cell>
          <table:table-cell office:value-type="string">
            <text:p>Aussant</text:p>
          </table:table-cell>
          <table:table-cell/>
          <table:table-cell table:formula="of:=CONCATENATE([.A3];&quot; &quot;;[.C3];&quot;: &quot;)" office:value-type="string" office:string-value="M. Aussant: ">
            <text:p>M. Aussant: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Raymond</text:p>
          </table:table-cell>
          <table:table-cell office:value-type="string">
            <text:p>Bachand (Outremont)</text:p>
          </table:table-cell>
          <table:table-cell/>
          <table:table-cell table:formula="of:=CONCATENATE([.A4];&quot; &quot;;[.C4];&quot;: &quot;)" office:value-type="string" office:string-value="M. Bachand (Outremont): ">
            <text:p>M. Bachand (Outremont):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Raymond</text:p>
          </table:table-cell>
          <table:table-cell office:value-type="string">
            <text:p>Bachand (Arthabaska)</text:p>
          </table:table-cell>
          <table:table-cell/>
          <table:table-cell table:formula="of:=CONCATENATE([.A5];&quot; &quot;;[.C5];&quot;: &quot;)" office:value-type="string" office:string-value="M. Bachand (Arthabaska): ">
            <text:p>M. Bachand (Arthabaska): 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Line</text:p>
          </table:table-cell>
          <table:table-cell office:value-type="string">
            <text:p>Beauchamp</text:p>
          </table:table-cell>
          <table:table-cell/>
          <table:table-cell table:formula="of:=CONCATENATE([.A6];&quot; &quot;;[.C6];&quot;: &quot;)" office:value-type="string" office:string-value="Mme Beauchamp: ">
            <text:p>Mme Beauchamp: 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Denise</text:p>
          </table:table-cell>
          <table:table-cell office:value-type="string">
            <text:p>Beaudoin (Mirabel)</text:p>
          </table:table-cell>
          <table:table-cell/>
          <table:table-cell table:formula="of:=CONCATENATE([.A7];&quot; &quot;;[.C7];&quot;: &quot;)" office:value-type="string" office:string-value="Mme Beaudoin (Mirabel): ">
            <text:p>Mme Beaudoin (Mirabel):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Louise</text:p>
          </table:table-cell>
          <table:table-cell office:value-type="string">
            <text:p>Beaudoin (Rosemont)</text:p>
          </table:table-cell>
          <table:table-cell/>
          <table:table-cell table:formula="of:=CONCATENATE([.A8];&quot; &quot;;[.C8];&quot;: &quot;)" office:value-type="string" office:string-value="Mme Beaudoin (Rosemont): ">
            <text:p>Mme Beaudoin (Rosemont): 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Stéphane</text:p>
          </table:table-cell>
          <table:table-cell office:value-type="string">
            <text:p>Bédard</text:p>
          </table:table-cell>
          <table:table-cell/>
          <table:table-cell table:formula="of:=CONCATENATE([.A9];&quot; &quot;;[.C9];&quot;: &quot;)" office:value-type="string" office:string-value="M. Bédard: ">
            <text:p>M. Bédard: 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Stéphane</text:p>
          </table:table-cell>
          <table:table-cell office:value-type="string">
            <text:p>Bergeron</text:p>
          </table:table-cell>
          <table:table-cell/>
          <table:table-cell table:formula="of:=CONCATENATE([.A10];&quot; &quot;;[.C10];&quot;: &quot;)" office:value-type="string" office:string-value="M. Bergeron: ">
            <text:p>M. Bergeron: 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Lawrence</text:p>
          </table:table-cell>
          <table:table-cell office:value-type="string">
            <text:p>Bergman</text:p>
          </table:table-cell>
          <table:table-cell/>
          <table:table-cell table:formula="of:=CONCATENATE([.A11];&quot; &quot;;[.C11];&quot;: &quot;)" office:value-type="string" office:string-value="M. Bergman: ">
            <text:p>M. Bergman: 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Daniel</text:p>
          </table:table-cell>
          <table:table-cell office:value-type="string">
            <text:p>Bernard</text:p>
          </table:table-cell>
          <table:table-cell/>
          <table:table-cell table:formula="of:=CONCATENATE([.A12];&quot; &quot;;[.C12];&quot;: &quot;)" office:value-type="string" office:string-value="M. Bernard: ">
            <text:p>M. Bernard: 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Pascal</text:p>
          </table:table-cell>
          <table:table-cell office:value-type="string">
            <text:p>Bérubé</text:p>
          </table:table-cell>
          <table:table-cell/>
          <table:table-cell table:formula="of:=CONCATENATE([.A13];&quot; &quot;;[.C13];&quot;: &quot;)" office:value-type="string" office:string-value="M. Bérubé: ">
            <text:p>M. Bérubé: 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Stéphane</text:p>
          </table:table-cell>
          <table:table-cell office:value-type="string">
            <text:p>Billette</text:p>
          </table:table-cell>
          <table:table-cell/>
          <table:table-cell table:formula="of:=CONCATENATE([.A14];&quot; &quot;;[.C14];&quot;: &quot;)" office:value-type="string" office:string-value="M. Billette: ">
            <text:p>M. Billette: 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Marguerite</text:p>
          </table:table-cell>
          <table:table-cell office:value-type="string">
            <text:p>Blais</text:p>
          </table:table-cell>
          <table:table-cell/>
          <table:table-cell table:formula="of:=CONCATENATE([.A15];&quot; &quot;;[.C15];&quot;: &quot;)" office:value-type="string" office:string-value="Mme Blais: ">
            <text:p>Mme Blais: 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Yves-François</text:p>
          </table:table-cell>
          <table:table-cell office:value-type="string">
            <text:p>Blanchet</text:p>
          </table:table-cell>
          <table:table-cell/>
          <table:table-cell table:formula="of:=CONCATENATE([.A16];&quot; &quot;;[.C16];&quot;: &quot;)" office:value-type="string" office:string-value="M. Blanchet: ">
            <text:p>M. Blanchet: 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Yves</text:p>
          </table:table-cell>
          <table:table-cell office:value-type="string">
            <text:p>Bolduc</text:p>
          </table:table-cell>
          <table:table-cell/>
          <table:table-cell table:formula="of:=CONCATENATE([.A17];&quot; &quot;;[.C17];&quot;: &quot;)" office:value-type="string" office:string-value="M. Bolduc: ">
            <text:p>M. Bolduc: 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François</text:p>
          </table:table-cell>
          <table:table-cell office:value-type="string">
            <text:p>Bonnardel</text:p>
          </table:table-cell>
          <table:table-cell/>
          <table:table-cell table:formula="of:=CONCATENATE([.A18];&quot; &quot;;[.C18];&quot;: &quot;)" office:value-type="string" office:string-value="M. Bonnardel: ">
            <text:p>M. Bonnardel: 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Etienne-Alexis</text:p>
          </table:table-cell>
          <table:table-cell office:value-type="string">
            <text:p>Boucher</text:p>
          </table:table-cell>
          <table:table-cell/>
          <table:table-cell table:formula="of:=CONCATENATE([.A19];&quot; &quot;;[.C19];&quot;: &quot;)" office:value-type="string" office:string-value="M. Boucher: ">
            <text:p>M. Boucher: 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Marie</text:p>
          </table:table-cell>
          <table:table-cell office:value-type="string">
            <text:p>Bouillé</text:p>
          </table:table-cell>
          <table:table-cell/>
          <table:table-cell table:formula="of:=CONCATENATE([.A20];&quot; &quot;;[.C20];&quot;: &quot;)" office:value-type="string" office:string-value="Mme Bouillé: ">
            <text:p>Mme Bouillé: 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Julie</text:p>
          </table:table-cell>
          <table:table-cell office:value-type="string">
            <text:p>Boulet</text:p>
          </table:table-cell>
          <table:table-cell/>
          <table:table-cell table:formula="of:=CONCATENATE([.A21];&quot; &quot;;[.C21];&quot;: &quot;)" office:value-type="string" office:string-value="Mme Boulet: ">
            <text:p>Mme Boulet: 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Éric</text:p>
          </table:table-cell>
          <table:table-cell office:value-type="string">
            <text:p>Caire</text:p>
          </table:table-cell>
          <table:table-cell/>
          <table:table-cell table:formula="of:=CONCATENATE([.A22];&quot; &quot;;[.C22];&quot;: &quot;)" office:value-type="string" office:string-value="M. Caire: ">
            <text:p>M. Caire: 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Marc</text:p>
          </table:table-cell>
          <table:table-cell office:value-type="string">
            <text:p>Carrière</text:p>
          </table:table-cell>
          <table:table-cell/>
          <table:table-cell table:formula="of:=CONCATENATE([.A23];&quot; &quot;;[.C23];&quot;: &quot;)" office:value-type="string" office:string-value="M. Carrière: ">
            <text:p>M. Carrière: 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Jacques</text:p>
          </table:table-cell>
          <table:table-cell office:value-type="string">
            <text:p>Chagnon</text:p>
          </table:table-cell>
          <table:table-cell/>
          <table:table-cell table:formula="of:=CONCATENATE([.A24];&quot; &quot;;[.C24];&quot;: &quot;)" office:value-type="string" office:string-value="M. Chagnon: ">
            <text:p>M. Chagnon: 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Noëlla</text:p>
          </table:table-cell>
          <table:table-cell office:value-type="string">
            <text:p>Champagne</text:p>
          </table:table-cell>
          <table:table-cell/>
          <table:table-cell table:formula="of:=CONCATENATE([.A25];&quot; &quot;;[.C25];&quot;: &quot;)" office:value-type="string" office:string-value="Mme Champagne: ">
            <text:p>Mme Champagne: 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Francine</text:p>
          </table:table-cell>
          <table:table-cell office:value-type="string">
            <text:p>Charbonneau</text:p>
          </table:table-cell>
          <table:table-cell/>
          <table:table-cell table:formula="of:=CONCATENATE([.A26];&quot; &quot;;[.C26];&quot;: &quot;)" office:value-type="string" office:string-value="Mme Charbonneau: ">
            <text:p>Mme Charbonneau: 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Jean</text:p>
          </table:table-cell>
          <table:table-cell office:value-type="string">
            <text:p>Charest</text:p>
          </table:table-cell>
          <table:table-cell/>
          <table:table-cell table:formula="of:=CONCATENATE([.A27];&quot; &quot;;[.C27];&quot;: &quot;)" office:value-type="string" office:string-value="M. Charest: ">
            <text:p>M. Charest: 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Lucie</text:p>
          </table:table-cell>
          <table:table-cell office:value-type="string">
            <text:p>Charlebois</text:p>
          </table:table-cell>
          <table:table-cell/>
          <table:table-cell table:formula="of:=CONCATENATE([.A28];&quot; &quot;;[.C28];&quot;: &quot;)" office:value-type="string" office:string-value="Mme Charlebois: ">
            <text:p>Mme Charlebois: 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Germain</text:p>
          </table:table-cell>
          <table:table-cell office:value-type="string">
            <text:p>Chevarie</text:p>
          </table:table-cell>
          <table:table-cell/>
          <table:table-cell table:formula="of:=CONCATENATE([.A29];&quot; &quot;;[.C29];&quot;: &quot;)" office:value-type="string" office:string-value="M. Chevarie: ">
            <text:p>M. Chevarie: 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Alexandre</text:p>
          </table:table-cell>
          <table:table-cell office:value-type="string">
            <text:p>Cloutier</text:p>
          </table:table-cell>
          <table:table-cell/>
          <table:table-cell table:formula="of:=CONCATENATE([.A30];&quot; &quot;;[.C30];&quot;: &quot;)" office:value-type="string" office:string-value="M. Cloutier: ">
            <text:p>M. Cloutier: 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Pierre</text:p>
          </table:table-cell>
          <table:table-cell office:value-type="string">
            <text:p>Corbeil</text:p>
          </table:table-cell>
          <table:table-cell/>
          <table:table-cell table:formula="of:=CONCATENATE([.A31];&quot; &quot;;[.C31];&quot;: &quot;)" office:value-type="string" office:string-value="M. Corbeil: ">
            <text:p>M. Corbeil: 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Michelle</text:p>
          </table:table-cell>
          <table:table-cell office:value-type="string">
            <text:p>Courchesne</text:p>
          </table:table-cell>
          <table:table-cell/>
          <table:table-cell table:formula="of:=CONCATENATE([.A32];&quot; &quot;;[.C32];&quot;: &quot;)" office:value-type="string" office:string-value="Mme Courchesne: ">
            <text:p>Mme Courchesne: 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Pierre</text:p>
          </table:table-cell>
          <table:table-cell office:value-type="string">
            <text:p>Curzi</text:p>
          </table:table-cell>
          <table:table-cell/>
          <table:table-cell table:formula="of:=CONCATENATE([.A33];&quot; &quot;;[.C33];&quot;: &quot;)" office:value-type="string" office:string-value="M. Curzi: ">
            <text:p>M. Curzi: 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Jean</text:p>
          </table:table-cell>
          <table:table-cell office:value-type="string">
            <text:p>D'Amour</text:p>
          </table:table-cell>
          <table:table-cell/>
          <table:table-cell table:formula="of:=CONCATENATE([.A34];&quot; &quot;;[.C34];&quot;: &quot;)" office:value-type="string" office:string-value="M. D'Amour: ">
            <text:p>M. D'Amour: 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Gérard</text:p>
          </table:table-cell>
          <table:table-cell office:value-type="string">
            <text:p>Deltell</text:p>
          </table:table-cell>
          <table:table-cell/>
          <table:table-cell table:formula="of:=CONCATENATE([.A35];&quot; &quot;;[.C35];&quot;: &quot;)" office:value-type="string" office:string-value="M. Deltell: ">
            <text:p>M. Deltell: 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Danielle</text:p>
          </table:table-cell>
          <table:table-cell office:value-type="string">
            <text:p>Doyer</text:p>
          </table:table-cell>
          <table:table-cell/>
          <table:table-cell table:formula="of:=CONCATENATE([.A36];&quot; &quot;;[.C36];&quot;: &quot;)" office:value-type="string" office:string-value="Mme Doyer: ">
            <text:p>Mme Doyer: 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Bernard</text:p>
          </table:table-cell>
          <table:table-cell office:value-type="string">
            <text:p>Drainville</text:p>
          </table:table-cell>
          <table:table-cell/>
          <table:table-cell table:formula="of:=CONCATENATE([.A37];&quot; &quot;;[.C37];&quot;: &quot;)" office:value-type="string" office:string-value="M. Drainville: ">
            <text:p>M. Drainville: 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André</text:p>
          </table:table-cell>
          <table:table-cell office:value-type="string">
            <text:p>Drolet</text:p>
          </table:table-cell>
          <table:table-cell/>
          <table:table-cell table:formula="of:=CONCATENATE([.A38];&quot; &quot;;[.C38];&quot;: &quot;)" office:value-type="string" office:string-value="M. Drolet: ">
            <text:p>M. Drolet: 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Emmanuel</text:p>
          </table:table-cell>
          <table:table-cell office:value-type="string">
            <text:p>Dubourg</text:p>
          </table:table-cell>
          <table:table-cell/>
          <table:table-cell table:formula="of:=CONCATENATE([.A39];&quot; &quot;;[.C39];&quot;: &quot;)" office:value-type="string" office:string-value="M. Dubourg: ">
            <text:p>M. Dubourg: 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Marjolain</text:p>
          </table:table-cell>
          <table:table-cell office:value-type="string">
            <text:p>Dufour</text:p>
          </table:table-cell>
          <table:table-cell/>
          <table:table-cell table:formula="of:=CONCATENATE([.A40];&quot; &quot;;[.C40];&quot;: &quot;)" office:value-type="string" office:string-value="M. Dufour: ">
            <text:p>M. Dufour: 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Robert</text:p>
          </table:table-cell>
          <table:table-cell office:value-type="string">
            <text:p>Dutil</text:p>
          </table:table-cell>
          <table:table-cell/>
          <table:table-cell table:formula="of:=CONCATENATE([.A41];&quot; &quot;;[.C41];&quot;: &quot;)" office:value-type="string" office:string-value="M. Dutil: ">
            <text:p>M. Dutil: 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Luc</text:p>
          </table:table-cell>
          <table:table-cell office:value-type="string">
            <text:p>Ferland</text:p>
          </table:table-cell>
          <table:table-cell/>
          <table:table-cell table:formula="of:=CONCATENATE([.A42];&quot; &quot;;[.C42];&quot;: &quot;)" office:value-type="string" office:string-value="M. Ferland: ">
            <text:p>M. Ferland: 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Jean-Marc</text:p>
          </table:table-cell>
          <table:table-cell office:value-type="string">
            <text:p>Fournier</text:p>
          </table:table-cell>
          <table:table-cell/>
          <table:table-cell table:formula="of:=CONCATENATE([.A43];&quot; &quot;;[.C43];&quot;: &quot;)" office:value-type="string" office:string-value="M. Fournier: ">
            <text:p>M. Fournier: 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Monique</text:p>
          </table:table-cell>
          <table:table-cell office:value-type="string">
            <text:p>Gagnon-Tremblay</text:p>
          </table:table-cell>
          <table:table-cell/>
          <table:table-cell table:formula="of:=CONCATENATE([.A44];&quot; &quot;;[.C44];&quot;: &quot;)" office:value-type="string" office:string-value="Mme Gagnon-Tremblay: ">
            <text:p>Mme Gagnon-Tremblay: 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Maryse</text:p>
          </table:table-cell>
          <table:table-cell office:value-type="string">
            <text:p>Gaudreault</text:p>
          </table:table-cell>
          <table:table-cell/>
          <table:table-cell table:formula="of:=CONCATENATE([.A45];&quot; &quot;;[.C45];&quot;: &quot;)" office:value-type="string" office:string-value="Mme Gaudreault: ">
            <text:p>Mme Gaudreault: 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Sylvain</text:p>
          </table:table-cell>
          <table:table-cell office:value-type="string">
            <text:p>Gaudreault</text:p>
          </table:table-cell>
          <table:table-cell/>
          <table:table-cell table:formula="of:=CONCATENATE([.A46];&quot; &quot;;[.C46];&quot;: &quot;)" office:value-type="string" office:string-value="M. Gaudreault: ">
            <text:p>M. Gaudreault: 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Henri-François</text:p>
          </table:table-cell>
          <table:table-cell office:value-type="string">
            <text:p>Gautrin</text:p>
          </table:table-cell>
          <table:table-cell/>
          <table:table-cell table:formula="of:=CONCATENATE([.A47];&quot; &quot;;[.C47];&quot;: &quot;)" office:value-type="string" office:string-value="M. Gautrin: ">
            <text:p>M. Gautrin: 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François</text:p>
          </table:table-cell>
          <table:table-cell office:value-type="string">
            <text:p>Gendron</text:p>
          </table:table-cell>
          <table:table-cell/>
          <table:table-cell table:formula="of:=CONCATENATE([.A48];&quot; &quot;;[.C48];&quot;: &quot;)" office:value-type="string" office:string-value="M. Gendron: ">
            <text:p>M. Gendron: 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Le</text:p>
          </table:table-cell>
          <table:table-cell/>
          <table:table-cell office:value-type="string">
            <text:p>Vice-Président (M. Gendron)</text:p>
          </table:table-cell>
          <table:table-cell/>
          <table:table-cell table:formula="of:=CONCATENATE([.A49];&quot; &quot;;[.C49];&quot;: &quot;)" office:value-type="string" office:string-value="Le Vice-Président (M. Gendron): ">
            <text:p>Le Vice-Président (M. Gendron): 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Clément</text:p>
          </table:table-cell>
          <table:table-cell office:value-type="string">
            <text:p>Gignac</text:p>
          </table:table-cell>
          <table:table-cell/>
          <table:table-cell table:formula="of:=CONCATENATE([.A50];&quot; &quot;;[.C50];&quot;: &quot;)" office:value-type="string" office:string-value="M. Gignac: ">
            <text:p>M. Gignac: 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Nicolas</text:p>
          </table:table-cell>
          <table:table-cell office:value-type="string">
            <text:p>Girard</text:p>
          </table:table-cell>
          <table:table-cell/>
          <table:table-cell table:formula="of:=CONCATENATE([.A51];&quot; &quot;;[.C51];&quot;: &quot;)" office:value-type="string" office:string-value="M. Girard: ">
            <text:p>M. Girard: 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Johanne</text:p>
          </table:table-cell>
          <table:table-cell office:value-type="string">
            <text:p>Gonthier</text:p>
          </table:table-cell>
          <table:table-cell/>
          <table:table-cell table:formula="of:=CONCATENATE([.A52];&quot; &quot;;[.C52];&quot;: &quot;)" office:value-type="string" office:string-value="Mme Gonthier: ">
            <text:p>Mme Gonthier: 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Janvier</text:p>
          </table:table-cell>
          <table:table-cell office:value-type="string">
            <text:p>Grondin</text:p>
          </table:table-cell>
          <table:table-cell/>
          <table:table-cell table:formula="of:=CONCATENATE([.A53];&quot; &quot;;[.C53];&quot;: &quot;)" office:value-type="string" office:string-value="M. Grondin: ">
            <text:p>M. Grondin: </text:p>
          </table:table-cell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Sam</text:p>
          </table:table-cell>
          <table:table-cell office:value-type="string">
            <text:p>Hamad</text:p>
          </table:table-cell>
          <table:table-cell/>
          <table:table-cell table:formula="of:=CONCATENATE([.A54];&quot; &quot;;[.C54];&quot;: &quot;)" office:value-type="string" office:string-value="M. Hamad: ">
            <text:p>M. Hamad: </text:p>
          </table:table-cell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Véronique</text:p>
          </table:table-cell>
          <table:table-cell office:value-type="string">
            <text:p>Hivon</text:p>
          </table:table-cell>
          <table:table-cell/>
          <table:table-cell table:formula="of:=CONCATENATE([.A55];&quot; &quot;;[.C55];&quot;: &quot;)" office:value-type="string" office:string-value="Mme Hivon: ">
            <text:p>Mme Hivon: </text:p>
          </table:table-cell>
          <table:table-cell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Fatima</text:p>
          </table:table-cell>
          <table:table-cell office:value-type="string">
            <text:p>Houda-Pepin</text:p>
          </table:table-cell>
          <table:table-cell/>
          <table:table-cell table:formula="of:=CONCATENATE([.A56];&quot; &quot;;[.C56];&quot;: &quot;)" office:value-type="string" office:string-value="Mme Houda-Pepin: ">
            <text:p>Mme Houda-Pepin: 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Fatima</text:p>
          </table:table-cell>
          <table:table-cell office:value-type="string">
            <text:p>Houda-Pepin (présidente de la commission plénière)</text:p>
          </table:table-cell>
          <table:table-cell/>
          <table:table-cell table:formula="of:=CONCATENATE([.A57];&quot; &quot;;[.C57];&quot;: &quot;)" office:value-type="string" office:string-value="Mme Houda-Pepin (présidente de la commission plénière): ">
            <text:p>Mme Houda-Pepin (présidente de la commission plénière): 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La</text:p>
          </table:table-cell>
          <table:table-cell/>
          <table:table-cell office:value-type="string">
            <text:p>Vice-Présidente (Mme Houda-Pepin)</text:p>
          </table:table-cell>
          <table:table-cell/>
          <table:table-cell table:formula="of:=CONCATENATE([.A58];&quot; &quot;;[.C58];&quot;: &quot;)" office:value-type="string" office:string-value="La Vice-Présidente (Mme Houda-Pepin): ">
            <text:p>La Vice-Présidente (Mme Houda-Pepin): 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La</text:p>
          </table:table-cell>
          <table:table-cell/>
          <table:table-cell office:value-type="string">
            <text:p>Présidente (Mme Houda-Pepin)</text:p>
          </table:table-cell>
          <table:table-cell/>
          <table:table-cell table:formula="of:=CONCATENATE([.A59];&quot; &quot;;[.C59];&quot;: &quot;)" office:value-type="string" office:string-value="La Présidente (Mme Houda-Pepin): ">
            <text:p>La Présidente (Mme Houda-Pepin): 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Patrick</text:p>
          </table:table-cell>
          <table:table-cell office:value-type="string">
            <text:p>Huot</text:p>
          </table:table-cell>
          <table:table-cell/>
          <table:table-cell table:formula="of:=CONCATENATE([.A60];&quot; &quot;;[.C60];&quot;: &quot;)" office:value-type="string" office:string-value="M. Huot: ">
            <text:p>M. Huot: 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Yolande</text:p>
          </table:table-cell>
          <table:table-cell office:value-type="string">
            <text:p>James</text:p>
          </table:table-cell>
          <table:table-cell/>
          <table:table-cell table:formula="of:=CONCATENATE([.A61];&quot; &quot;;[.C61];&quot;: &quot;)" office:value-type="string" office:string-value="Mme James: ">
            <text:p>Mme James: 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Geoffrey</text:p>
          </table:table-cell>
          <table:table-cell office:value-type="string">
            <text:p>Kelley</text:p>
          </table:table-cell>
          <table:table-cell/>
          <table:table-cell table:formula="of:=CONCATENATE([.A62];&quot; &quot;;[.C62];&quot;: &quot;)" office:value-type="string" office:string-value="M. Kelley: ">
            <text:p>M. Kelley: </text:p>
          </table:table-cell>
          <table:table-cell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Amir</text:p>
          </table:table-cell>
          <table:table-cell office:value-type="string">
            <text:p>Khadir</text:p>
          </table:table-cell>
          <table:table-cell/>
          <table:table-cell table:formula="of:=CONCATENATE([.A63];&quot; &quot;;[.C63];&quot;: &quot;)" office:value-type="string" office:string-value="M. Khadir: ">
            <text:p>M. Khadir: 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Maka</text:p>
          </table:table-cell>
          <table:table-cell office:value-type="string">
            <text:p>Kotto</text:p>
          </table:table-cell>
          <table:table-cell/>
          <table:table-cell table:formula="of:=CONCATENATE([.A64];&quot; &quot;;[.C64];&quot;: &quot;)" office:value-type="string" office:string-value="M. Kotto: ">
            <text:p>M. Kotto: </text:p>
          </table:table-cell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Lisette</text:p>
          </table:table-cell>
          <table:table-cell office:value-type="string">
            <text:p>Lapointe</text:p>
          </table:table-cell>
          <table:table-cell/>
          <table:table-cell table:formula="of:=CONCATENATE([.A65];&quot; &quot;;[.C65];&quot;: &quot;)" office:value-type="string" office:string-value="Mme Lapointe: ">
            <text:p>Mme Lapointe: 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Guy</text:p>
          </table:table-cell>
          <table:table-cell office:value-type="string">
            <text:p>Leclair</text:p>
          </table:table-cell>
          <table:table-cell/>
          <table:table-cell table:formula="of:=CONCATENATE([.A66];&quot; &quot;;[.C66];&quot;: &quot;)" office:value-type="string" office:string-value="M. Leclair: ">
            <text:p>M. Leclair: 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Nicole</text:p>
          </table:table-cell>
          <table:table-cell office:value-type="string">
            <text:p>Léger</text:p>
          </table:table-cell>
          <table:table-cell/>
          <table:table-cell table:formula="of:=CONCATENATE([.A67];&quot; &quot;;[.C67];&quot;: &quot;)" office:value-type="string" office:string-value="Mme Léger: ">
            <text:p>Mme Léger: 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Gilles</text:p>
          </table:table-cell>
          <table:table-cell office:value-type="string">
            <text:p>Lehouillier</text:p>
          </table:table-cell>
          <table:table-cell/>
          <table:table-cell table:formula="of:=CONCATENATE([.A68];&quot; &quot;;[.C68];&quot;: &quot;)" office:value-type="string" office:string-value="M. Lehouillier: ">
            <text:p>M. Lehouillier: 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Laurent</text:p>
          </table:table-cell>
          <table:table-cell office:value-type="string">
            <text:p>Lessard</text:p>
          </table:table-cell>
          <table:table-cell/>
          <table:table-cell table:formula="of:=CONCATENATE([.A69];&quot; &quot;;[.C69];&quot;: &quot;)" office:value-type="string" office:string-value="M. Lessard: ">
            <text:p>M. Lessard: 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Norman</text:p>
          </table:table-cell>
          <table:table-cell office:value-type="string">
            <text:p>MacMillan</text:p>
          </table:table-cell>
          <table:table-cell/>
          <table:table-cell table:formula="of:=CONCATENATE([.A70];&quot; &quot;;[.C70];&quot;: &quot;)" office:value-type="string" office:string-value="M. MacMillan: ">
            <text:p>M. MacMillan: 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Marie</text:p>
          </table:table-cell>
          <table:table-cell office:value-type="string">
            <text:p>Malavoy</text:p>
          </table:table-cell>
          <table:table-cell/>
          <table:table-cell table:formula="of:=CONCATENATE([.A71];&quot; &quot;;[.C71];&quot;: &quot;)" office:value-type="string" office:string-value="Mme Malavoy: ">
            <text:p>Mme Malavoy: 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Agnès</text:p>
          </table:table-cell>
          <table:table-cell office:value-type="string">
            <text:p>Maltais</text:p>
          </table:table-cell>
          <table:table-cell/>
          <table:table-cell table:formula="of:=CONCATENATE([.A72];&quot; &quot;;[.C72];&quot;: &quot;)" office:value-type="string" office:string-value="Mme Maltais: ">
            <text:p>Mme Maltais: </text:p>
          </table:table-cell>
          <table:table-cell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Nicolas</text:p>
          </table:table-cell>
          <table:table-cell office:value-type="string">
            <text:p>Marceau</text:p>
          </table:table-cell>
          <table:table-cell/>
          <table:table-cell table:formula="of:=CONCATENATE([.A73];&quot; &quot;;[.C73];&quot;: &quot;)" office:value-type="string" office:string-value="M. Marceau: ">
            <text:p>M. Marceau: </text:p>
          </table:table-cell>
          <table:table-cell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Pauline</text:p>
          </table:table-cell>
          <table:table-cell office:value-type="string">
            <text:p>Marois</text:p>
          </table:table-cell>
          <table:table-cell/>
          <table:table-cell table:formula="of:=CONCATENATE([.A74];&quot; &quot;;[.C74];&quot;: &quot;)" office:value-type="string" office:string-value="Mme Marois: ">
            <text:p>Mme Marois: </text:p>
          </table:table-cell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Scott</text:p>
          </table:table-cell>
          <table:table-cell office:value-type="string">
            <text:p>McKay</text:p>
          </table:table-cell>
          <table:table-cell/>
          <table:table-cell table:formula="of:=CONCATENATE([.A75];&quot; &quot;;[.C75];&quot;: &quot;)" office:value-type="string" office:string-value="M. McKay: ">
            <text:p>M. McKay: 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Nicole</text:p>
          </table:table-cell>
          <table:table-cell office:value-type="string">
            <text:p>Ménard</text:p>
          </table:table-cell>
          <table:table-cell/>
          <table:table-cell table:formula="of:=CONCATENATE([.A76];&quot; &quot;;[.C76];&quot;: &quot;)" office:value-type="string" office:string-value="Mme Ménard: ">
            <text:p>Mme Ménard: 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Pierre</text:p>
          </table:table-cell>
          <table:table-cell office:value-type="string">
            <text:p>Moreau</text:p>
          </table:table-cell>
          <table:table-cell/>
          <table:table-cell table:formula="of:=CONCATENATE([.A77];&quot; &quot;;[.C77];&quot;: &quot;)" office:value-type="string" office:string-value="M. Moreau: ">
            <text:p>M. Moreau: 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Norbert</text:p>
          </table:table-cell>
          <table:table-cell office:value-type="string">
            <text:p>Morin</text:p>
          </table:table-cell>
          <table:table-cell/>
          <table:table-cell table:formula="of:=CONCATENATE([.A78];&quot; &quot;;[.C78];&quot;: &quot;)" office:value-type="string" office:string-value="M. Morin: ">
            <text:p>M. Morin: </text:p>
          </table:table-cell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Nathalie</text:p>
          </table:table-cell>
          <table:table-cell office:value-type="string">
            <text:p>Normandeau</text:p>
          </table:table-cell>
          <table:table-cell/>
          <table:table-cell table:formula="of:=CONCATENATE([.A79];&quot; &quot;;[.C79];&quot;: &quot;)" office:value-type="string" office:string-value="Mme Normandeau: ">
            <text:p>Mme Normandeau: 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Martine</text:p>
          </table:table-cell>
          <table:table-cell office:value-type="string">
            <text:p>Ouellet</text:p>
          </table:table-cell>
          <table:table-cell/>
          <table:table-cell table:formula="of:=CONCATENATE([.A80];&quot; &quot;;[.C80];&quot;: &quot;)" office:value-type="string" office:string-value="Mme Ouellet: ">
            <text:p>Mme Ouellet: 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Guy</text:p>
          </table:table-cell>
          <table:table-cell office:value-type="string">
            <text:p>Ouellette</text:p>
          </table:table-cell>
          <table:table-cell/>
          <table:table-cell table:formula="of:=CONCATENATE([.A81];&quot; &quot;;[.C81];&quot;: &quot;)" office:value-type="string" office:string-value="M. Ouellette: ">
            <text:p>M. Ouellette: 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Le</text:p>
          </table:table-cell>
          <table:table-cell/>
          <table:table-cell office:value-type="string">
            <text:p>Vice-Président (M. Ouimet)</text:p>
          </table:table-cell>
          <table:table-cell/>
          <table:table-cell table:formula="of:=CONCATENATE([.A82];&quot; &quot;;[.C82];&quot;: &quot;)" office:value-type="string" office:string-value="Le Vice-Président (M. Ouimet): ">
            <text:p>Le Vice-Président (M. Ouimet): </text:p>
          </table:table-cell>
          <table:table-cell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Alain</text:p>
          </table:table-cell>
          <table:table-cell office:value-type="string">
            <text:p>Paquet</text:p>
          </table:table-cell>
          <table:table-cell/>
          <table:table-cell table:formula="of:=CONCATENATE([.A83];&quot; &quot;;[.C83];&quot;: &quot;)" office:value-type="string" office:string-value="M. Paquet: ">
            <text:p>M. Paquet: 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Émilien</text:p>
          </table:table-cell>
          <table:table-cell office:value-type="string">
            <text:p>Pelletier (Saint-Hyacinthe)</text:p>
          </table:table-cell>
          <table:table-cell/>
          <table:table-cell table:formula="of:=CONCATENATE([.A84];&quot; &quot;;[.C84];&quot;: &quot;)" office:value-type="string" office:string-value="M. Pelletier (Saint-Hyacinthe): ">
            <text:p>M. Pelletier (Saint-Hyacinthe): 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Irvin</text:p>
          </table:table-cell>
          <table:table-cell office:value-type="string">
            <text:p>Pelletier (Rimouski)</text:p>
          </table:table-cell>
          <table:table-cell/>
          <table:table-cell table:formula="of:=CONCATENATE([.A85];&quot; &quot;;[.C85];&quot;: &quot;)" office:value-type="string" office:string-value="M. Pelletier (Rimouski): ">
            <text:p>M. Pelletier (Rimouski): 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Marc</text:p>
          </table:table-cell>
          <table:table-cell office:value-type="string">
            <text:p>Picard</text:p>
          </table:table-cell>
          <table:table-cell/>
          <table:table-cell table:formula="of:=CONCATENATE([.A86];&quot; &quot;;[.C86];&quot;: &quot;)" office:value-type="string" office:string-value="M. Picard: ">
            <text:p>M. Picard: 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Michel</text:p>
          </table:table-cell>
          <table:table-cell office:value-type="string">
            <text:p>Pigeon</text:p>
          </table:table-cell>
          <table:table-cell/>
          <table:table-cell table:formula="of:=CONCATENATE([.A87];&quot; &quot;;[.C87];&quot;: &quot;)" office:value-type="string" office:string-value="M. Pigeon: ">
            <text:p>M. Pigeon: 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Carole</text:p>
          </table:table-cell>
          <table:table-cell office:value-type="string">
            <text:p>Poirier</text:p>
          </table:table-cell>
          <table:table-cell/>
          <table:table-cell table:formula="of:=CONCATENATE([.A88];&quot; &quot;;[.C88];&quot;: &quot;)" office:value-type="string" office:string-value="Mme Poirier: ">
            <text:p>Mme Poirier: </text:p>
          </table:table-cell>
          <table:table-cell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Daniel</text:p>
          </table:table-cell>
          <table:table-cell office:value-type="string">
            <text:p>Ratthé</text:p>
          </table:table-cell>
          <table:table-cell/>
          <table:table-cell table:formula="of:=CONCATENATE([.A89];&quot; &quot;;[.C89];&quot;: &quot;)" office:value-type="string" office:string-value="M. Ratthé: ">
            <text:p>M. Ratthé: 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François</text:p>
          </table:table-cell>
          <table:table-cell office:value-type="string">
            <text:p>Rebello</text:p>
          </table:table-cell>
          <table:table-cell/>
          <table:table-cell table:formula="of:=CONCATENATE([.A90];&quot; &quot;;[.C90];&quot;: &quot;)" office:value-type="string" office:string-value="M. Rebello: ">
            <text:p>M. Rebello: 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Monique</text:p>
          </table:table-cell>
          <table:table-cell office:value-type="string">
            <text:p>Richard (Duplessis)</text:p>
          </table:table-cell>
          <table:table-cell/>
          <table:table-cell table:formula="of:=CONCATENATE([.A91];&quot; &quot;;[.C91];&quot;: &quot;)" office:value-type="string" office:string-value="Mme Richard (Duplessis): ">
            <text:p>Mme Richard (Duplessis): </text:p>
          </table:table-cell>
          <table:table-cell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Monique</text:p>
          </table:table-cell>
          <table:table-cell office:value-type="string">
            <text:p>Richard (Marguerite-D'Youville)</text:p>
          </table:table-cell>
          <table:table-cell/>
          <table:table-cell table:formula="of:=CONCATENATE([.A92];&quot; &quot;;[.C92];&quot;: &quot;)" office:value-type="string" office:string-value="Mme Richard (Marguerite-D'Youville): ">
            <text:p>Mme Richard (Marguerite-D'Youville): </text:p>
          </table:table-cell>
          <table:table-cell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Gilles</text:p>
          </table:table-cell>
          <table:table-cell office:value-type="string">
            <text:p>Robert</text:p>
          </table:table-cell>
          <table:table-cell/>
          <table:table-cell table:formula="of:=CONCATENATE([.A93];&quot; &quot;;[.C93];&quot;: &quot;)" office:value-type="string" office:string-value="M. Robert: ">
            <text:p>M. Robert: </text:p>
          </table:table-cell>
          <table:table-cell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Filomena</text:p>
          </table:table-cell>
          <table:table-cell office:value-type="string">
            <text:p>Rotiroti</text:p>
          </table:table-cell>
          <table:table-cell/>
          <table:table-cell table:formula="of:=CONCATENATE([.A94];&quot; &quot;;[.C94];&quot;: &quot;)" office:value-type="string" office:string-value="Mme Rotiroti: ">
            <text:p>Mme Rotiroti: 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Sylvie</text:p>
          </table:table-cell>
          <table:table-cell office:value-type="string">
            <text:p>Roy</text:p>
          </table:table-cell>
          <table:table-cell/>
          <table:table-cell table:formula="of:=CONCATENATE([.A95];&quot; &quot;;[.C95];&quot;: &quot;)" office:value-type="string" office:string-value="Mme Roy: ">
            <text:p>Mme Roy: </text:p>
          </table:table-cell>
          <table:table-cell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André</text:p>
          </table:table-cell>
          <table:table-cell office:value-type="string">
            <text:p>Simard (Kamouraska-Témiscouata)</text:p>
          </table:table-cell>
          <table:table-cell/>
          <table:table-cell table:formula="of:=CONCATENATE([.A96];&quot; &quot;;[.C96];&quot;: &quot;)" office:value-type="string" office:string-value="M. Simard (Kamouraska-Témiscouata): ">
            <text:p>M. Simard (Kamouraska-Témiscouata): </text:p>
          </table:table-cell>
          <table:table-cell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Serge</text:p>
          </table:table-cell>
          <table:table-cell office:value-type="string">
            <text:p>Simard (Dubuc)</text:p>
          </table:table-cell>
          <table:table-cell/>
          <table:table-cell table:formula="of:=CONCATENATE([.A97];&quot; &quot;;[.C97];&quot;: &quot;)" office:value-type="string" office:string-value="M. Simard (Dubuc): ">
            <text:p>M. Simard (Dubuc): </text:p>
          </table:table-cell>
          <table:table-cell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Sylvain</text:p>
          </table:table-cell>
          <table:table-cell office:value-type="string">
            <text:p>Simard (Richelieu)</text:p>
          </table:table-cell>
          <table:table-cell/>
          <table:table-cell table:formula="of:=CONCATENATE([.A98];&quot; &quot;;[.C98];&quot;: &quot;)" office:value-type="string" office:string-value="M. Simard (Richelieu): ">
            <text:p>M. Simard (Richelieu): </text:p>
          </table:table-cell>
          <table:table-cell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Gerry</text:p>
          </table:table-cell>
          <table:table-cell office:value-type="string">
            <text:p>Sklavounos</text:p>
          </table:table-cell>
          <table:table-cell/>
          <table:table-cell table:formula="of:=CONCATENATE([.A99];&quot; &quot;;[.C99];&quot;: &quot;)" office:value-type="string" office:string-value="M. Sklavounos: ">
            <text:p>M. Sklavounos: </text:p>
          </table:table-cell>
          <table:table-cell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Danielle</text:p>
          </table:table-cell>
          <table:table-cell office:value-type="string">
            <text:p>St-Amand</text:p>
          </table:table-cell>
          <table:table-cell/>
          <table:table-cell table:formula="of:=CONCATENATE([.A100];&quot; &quot;;[.C100];&quot;: &quot;)" office:value-type="string" office:string-value="Mme St-Amand: ">
            <text:p>Mme St-Amand: </text:p>
          </table:table-cell>
          <table:table-cell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Bertrand</text:p>
          </table:table-cell>
          <table:table-cell office:value-type="string">
            <text:p>St-Arnaud</text:p>
          </table:table-cell>
          <table:table-cell/>
          <table:table-cell table:formula="of:=CONCATENATE([.A101];&quot; &quot;;[.C101];&quot;: &quot;)" office:value-type="string" office:string-value="M. St-Arnaud: ">
            <text:p>M. St-Arnaud: </text:p>
          </table:table-cell>
          <table:table-cell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Christine</text:p>
          </table:table-cell>
          <table:table-cell office:value-type="string">
            <text:p>St-Pierre</text:p>
          </table:table-cell>
          <table:table-cell/>
          <table:table-cell table:formula="of:=CONCATENATE([.A102];&quot; &quot;;[.C102];&quot;: &quot;)" office:value-type="string" office:string-value="Mme St-Pierre: ">
            <text:p>Mme St-Pierre: </text:p>
          </table:table-cell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Lise</text:p>
          </table:table-cell>
          <table:table-cell office:value-type="string">
            <text:p>Thériault</text:p>
          </table:table-cell>
          <table:table-cell/>
          <table:table-cell table:formula="of:=CONCATENATE([.A103];&quot; &quot;;[.C103];&quot;: &quot;)" office:value-type="string" office:string-value="Mme Thériault: ">
            <text:p>Mme Thériault: </text:p>
          </table:table-cell>
          <table:table-cell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Mathieu</text:p>
          </table:table-cell>
          <table:table-cell office:value-type="string">
            <text:p>Traversy</text:p>
          </table:table-cell>
          <table:table-cell/>
          <table:table-cell table:formula="of:=CONCATENATE([.A104];&quot; &quot;;[.C104];&quot;: &quot;)" office:value-type="string" office:string-value="M. Traversy: ">
            <text:p>M. Traversy: </text:p>
          </table:table-cell>
          <table:table-cell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Guillaume</text:p>
          </table:table-cell>
          <table:table-cell office:value-type="string">
            <text:p>Tremblay</text:p>
          </table:table-cell>
          <table:table-cell/>
          <table:table-cell table:formula="of:=CONCATENATE([.A105];&quot; &quot;;[.C105];&quot;: &quot;)" office:value-type="string" office:string-value="M. Tremblay: ">
            <text:p>M. Tremblay: </text:p>
          </table:table-cell>
          <table:table-cell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Denis</text:p>
          </table:table-cell>
          <table:table-cell office:value-type="string">
            <text:p>Trottier</text:p>
          </table:table-cell>
          <table:table-cell/>
          <table:table-cell table:formula="of:=CONCATENATE([.A106];&quot; &quot;;[.C106];&quot;: &quot;)" office:value-type="string" office:string-value="M. Trottier: ">
            <text:p>M. Trottier: 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Dave</text:p>
          </table:table-cell>
          <table:table-cell office:value-type="string">
            <text:p>Turcotte</text:p>
          </table:table-cell>
          <table:table-cell/>
          <table:table-cell table:formula="of:=CONCATENATE([.A107];&quot; &quot;;[.C107];&quot;: &quot;)" office:value-type="string" office:string-value="M. Turcotte: ">
            <text:p>M. Turcotte: </text:p>
          </table:table-cell>
          <table:table-cell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Mme</text:p>
          </table:table-cell>
          <table:table-cell office:value-type="string">
            <text:p>Dominique</text:p>
          </table:table-cell>
          <table:table-cell office:value-type="string">
            <text:p>Vien</text:p>
          </table:table-cell>
          <table:table-cell/>
          <table:table-cell table:formula="of:=CONCATENATE([.A108];&quot; &quot;;[.C108];&quot;: &quot;)" office:value-type="string" office:string-value="Mme Vien: ">
            <text:p>Mme Vien: </text:p>
          </table:table-cell>
          <table:table-cell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M.</text:p>
          </table:table-cell>
          <table:table-cell office:value-type="string">
            <text:p>André</text:p>
          </table:table-cell>
          <table:table-cell office:value-type="string">
            <text:p>Villeneuve</text:p>
          </table:table-cell>
          <table:table-cell/>
          <table:table-cell table:formula="of:=CONCATENATE([.A109];&quot; &quot;;[.C109];&quot;: &quot;)" office:value-type="string" office:string-value="M. Villeneuve: ">
            <text:p>M. Villeneuve: </text:p>
          </table:table-cell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Le</text:p>
          </table:table-cell>
          <table:table-cell/>
          <table:table-cell office:value-type="string">
            <text:p>Président</text:p>
          </table:table-cell>
          <table:table-cell/>
          <table:table-cell table:formula="of:=CONCATENATE([.A110];&quot; &quot;;[.C110];&quot;: &quot;)" office:value-type="string" office:string-value="Le Président: ">
            <text:p>Le Président: </text:p>
          </table:table-cell>
          <table:table-cell office:value-type="float" office:value="104">
            <text:p>1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. Reid: </text:p>
          </table:table-cell>
          <table:table-cell office:value-type="float" office:value="105">
            <text:p>105</text:p>
          </table:table-cell>
          <table:table-cell table:number-columns-repeated="3"/>
        </table:table-row>
      </table:table>
      <table:table table:name="FNQ" table:style-name="ta1"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>
            <text:p>M. Alain Claey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. Alain Juppé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. Alain Marc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. Alain Moyne-Bressan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. Alain Néri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. Alain Rodet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. Alain Rousset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. Alain Vidalie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. Albert Facon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. Alfred Marie-Jeann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. André Chassaign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. André Flajole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. André Geri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. André Schneider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. André Vézinhet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. Armand Jung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. Arnaud Richard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. Arnaud Robine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. Benoist Apparu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. Bernard Accoye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. Bernard Cazeneuv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. Bernard Deflesselles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. Bernard Derosier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. Bernard Lesterlin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. Bernard Roma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. Bruno Le Mair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. Bruno Le Roux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. Camille de Rocca Serra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M. Charles de Cours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. Charles de La Verpillièr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. Christian Eckert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. Christian Estrosi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. Christian Jacob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. Christian Kert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. Christian Paul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M. Christian Vannest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. Christophe Bouillon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. Christophe Caresch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M. Christophe Guilloteau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. Claude Bodin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. Claude Gatignol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. Claude Goasguen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M. Claude Guéant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. Claude Leteurtr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M. Damien Meslot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. Daniel Boisseri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. Daniel Fasquell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M. Daniel Garrigu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M. Daniel Goldberg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. Daniel Paul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M. Didier Gonzales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M. Didier Quentin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M. Dino Cinieri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. Dominique Perben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. Dominique Raimbourg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M. Dominique Souchet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M. Éric Berdoati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M. Éric Besson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. Éric Ciotti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. Éric Diard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. Éric Raoult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M. Éric Straumann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. Francis Saint-Léger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. Franck Riester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. François Asensi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. François Baroin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. François Brottes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M. François Cornut-Gentill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M. François de Rugy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. François Fillon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. François Pupponi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. François Rochebloin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M. François Sauvadet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M. François Vannson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. Frédéric Lefebvr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. Frédéric Mitterrand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M. Gaëtan Gorc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. Georges Colombier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. Georges Tron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. Gérard Bapt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. Gérard Charass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. Gérard Cherpion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. Gérard Gaudron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M. Gérard Longuet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. Gérard Menuel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M. Gérard Voisin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M. Germinal Peiro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. Gilles Carrez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. Gilles Cocquempot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M. Guénhaël Huet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. Guillaume Garot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M. Guy Delcourt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. Guy Geoffroy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. Guy Lefrand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. Guy Lefrand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. Guy Malherb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M. Henri de Raincourt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M. Henri Jibrayel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M. Henri Nayrou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. Hervé Gaymard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M. Hervé Mariton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M. Jacques Desallangre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M. Jacques Le Nay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M. Jacques Myard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M. Jacques Remiller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M. Jacques Valax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M. Jean Auclair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M. Jean Dionis du Séjour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M. Jean Gaubert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M. Jean Glavany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M. Jean Launay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M. Jean Leonetti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M. Jean Mallot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M. Jean Proriol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M. Jean Roatta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M. Jean-Charles Taugourdeau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M. Jean-Christophe Lagarde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M. Jean-Claude Flory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M. Jean-Claude Guibal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M. Jean-Claude Lenoir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M. Jean-Claude Sandrier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M. Jean-Claude Viollet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M. Jean-François Copé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M. Jean-François Lamour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M. Jean-Jack Queyranne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M. Jean-Jacques Candelier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M. Jean-Jacques Gaultier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M. Jean-Jacques Guillet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M. Jean-Jacques Urvoas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M. Jean-Louis Borloo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M. Jean-Louis Dumont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M. Jean-Louis Touraine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M. Jean-Luc Préel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M. Jean-Luc Warsmann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M. Jean-Marc Ayrault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M. Jean-Marc Nesme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M. Jean-Marie Le Guen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M. Jean-Marie Sermier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M. Jean-Michel Boucheron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M. Jean-Michel Clément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M. Jean-Michel Ferrand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M. Jean-Patrick Gille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M. Jean-Paul Bacquet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M. Jean-Paul Chanteguet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M. Jean-Philippe Maurer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M. Jean-Pierre Balligand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M. Jean-Pierre Brard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M. Jean-Pierre Decool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M. Jean-Pierre Door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M. Jean-Pierre Dufau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M. Jean-Pierre Dupont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M. Jean-Pierre Grand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M. Jean-Pierre Nicolas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M. Jean-Sébastien Vialatte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M. Jean-Yves Le Bouillonnec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M. Jean-Yves Le Déaut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M. Jérôme Bignon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M. Jérôme Cahuzac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M. Jérôme Chartier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M. Julien Dray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M. Laurent Wauquiez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M. le président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M. Lionel Tardy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M. Lionnel Luca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M. Louis Cosyns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M. Louis-Joseph Manscour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M. Luc Chatel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M. Marc Dolez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M. Marc Goua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M. Marc Joulaud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M. Marc Laffineur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M. Marc Le Fur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M. Marcel Rogemont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M. Maurice Leroy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M. Michel Bouvard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M. Michel Destot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M. Michel Diefenbacher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M. Michel Grall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M. Michel Havard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M. Michel Heinrich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M. Michel Herbillon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M. Michel Hunault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M. Michel Issindou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M. Michel Lefait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M. Michel Liebgott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M. Michel Ménard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M. Michel Mercier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M. Michel Piron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M. Michel Raison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M. Michel Vaxès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M. Michel Vergnier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M. Nicolas Dhuicq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M. Nicolas Perruchot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M. Noël Mamère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M. Olivier Dussopt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M. Olivier Jardé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M. Pascal Brindeau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M. Pascal Deguilhem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M. Pascal Terrasse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M. Patrice Martin-Lalande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M. Patrice Verchère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M. Patrick Bloche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M. Patrick Braouezec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M. Patrick Lebreton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M. Patrick Ollier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M. Paul Jeanneteau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M. Paul Salen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string">
            <text:p>M. Philippe Duron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M. Philippe Folliot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M. Philippe Gosselin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M. Philippe Goujon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M. Philippe Houillon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M. Philippe Nauche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M. Philippe Plisson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M. Philippe Richert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string">
            <text:p>M. Philippe Vigier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M. Philippe Vitel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M. Philippe Vuilque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string">
            <text:p>M. Pierre Gosnat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M. Pierre Lang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M. Pierre Lasbordes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M. Pierre Lellouche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M. Pierre Lequiller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M. Pierre Méhaignerie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M. Pierre Morange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M. Pierre Morel-A-L'Huissier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M. Pierre Morel-A-L’Huissier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M. Pierre Moscovici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M. Pierre-Alain Muet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M. Raymond Durand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M. Régis Juanico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M. Rémi Delatte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M. René Dosière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M. René-Paul Victoria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M. Richard Dell'Agnola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M. Richard Mallié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M. Robert Lecou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M. Roland Muzeau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M. Rudy Salles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M. Sauveur Gandolfi-Scheit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M. Serge Blisko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M. Serge Grouard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M. Serge Janquin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M. Serge Letchimy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M. Serge Poignant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M. Stéphane Demilly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M. Thierry Mariani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M. Victorin Lurel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M. Vincent Descoeur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M. William Dumas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M. Xavier Bertrand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M. Xavier Breto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M. Yanick Paternotte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M. Yannick Favennec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M. Yvan Lachaud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M. Yves Albarello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M. Yves Bur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M. Yves Cens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M. Yves Cochet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M. Yves Durand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M. Yves Vandewalle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Mme Annick Girardin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Mme Annick Lepetit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Mme Anny Poursinoff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Mme Arlette Grosskost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Mme Aurélie Filippetti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Mme Catherine Génisson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Mme Catherine Lemorton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Mme Catherine Quéré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Mme Catherine Vautri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Mme Cécile Dumoulin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Mme Chantal Berthelot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Mme Chantal Jouanno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Mme Christiane Taubira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Mme Christine Lagarde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Mme Christine Marin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Mme Claude Darciaux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Mme Colette Langlade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Mme Danièle Hoffman-Rispal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Mme Delphine Batho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Mme Dominique Orliac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Mme Edwige Antier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Mme Élisabeth Guigou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Mme Françoise Briand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Mme Françoise Hostalier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Mme Françoise Imbert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Mme Frédérique Massat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Mme Gabrielle Louis-Carabin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Mme Geneviève Colot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Mme Geneviève Fioraso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Mme Gisèle Biémouret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Mme Huguette Bello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Mme Isabelle Vasseur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Mme Jacqueline Fraysse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Mme Jacqueline Maquet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Mme Jeannette Bougrab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Mme Jeanny Marc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Mme Josette Pons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Mme Laure de La Raudière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Mme Laurence Dumont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Mme Marie-Anne Montchamp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Mme Marie-George Buffet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Mme Marie-Hélène Amiable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Mme Marie-Hélène Thoraval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Mme Marie-Jo Zimmermann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Mme Marie-Line Reynaud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Mme Marie-Lou Marcel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Mme Marie-Luce Penchard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Mme Marie-Odile Bouillé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Mme Marie-Renée Oget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Mme Marietta Karamanli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Mme Marisol Touraine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Mme Martine Aurillac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Mme Martine Billard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Mme Martine Pinville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Mme Marylise Lebranchu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Mme Monique Boulestin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Mme Monique Iborra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Mme Nadine Morano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Mme Nathalie Kosciusko-Morizet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Mme Nicole Ameline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Mme Nora Berra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Mme Pascale Crozon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Mme Pascale Got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Mme Pascale Gruny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Mme Patricia Adam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Mme Roselyne Bachelot-Narquin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Mme Sandrine Mazetier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Mme Sylvia Pinel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Mme Valérie Boyer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Mme Valérie Fourneyron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Mme Valérie Pécresse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Mme Valérie Rosso-Debord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Mme Véronique Besse</text:p>
          </table:table-cell>
          <table:table-cell office:value-type="float" office:value="334">
            <text:p>334</text:p>
          </table:table-cell>
        </table:table-row>
      </table:table>
      <table:table table:name="FNQ_2" table:style-name="ta1">
        <table:table-column table:style-name="co11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lain Claeys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office:value-type="string">
            <text:p>/g” {} \;</text:p>
          </table:table-cell>
          <table:table-cell table:formula="of:=CONCATENATE([.A1];[.B1];[.C1];[.D1];[.E1])" office:value-type="string" office:string-value="find /home/peter/Thesis/FNQfiles/Text/Formatted -type f -exec sed -i “s/\tM\. Alain Claeys/1/g” {} \;">
            <text:p>find /home/peter/Thesis/FNQfiles/Text/Formatted -type f -exec sed -i “s/\tM\. Alain Claeys/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lain Juppé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/g” {} \;</text:p>
          </table:table-cell>
          <table:table-cell table:formula="of:=CONCATENATE([.A2];[.B2];[.C2];[.D2];[.E2])" office:value-type="string" office:string-value="find /home/peter/Thesis/FNQfiles/Text/Formatted -type f -exec sed -i “s/\tM\. Alain Juppé/2/g” {} \;">
            <text:p>find /home/peter/Thesis/FNQfiles/Text/Formatted -type f -exec sed -i “s/\tM\. Alain Juppé/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lain Marc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/g” {} \;</text:p>
          </table:table-cell>
          <table:table-cell table:formula="of:=CONCATENATE([.A3];[.B3];[.C3];[.D3];[.E3])" office:value-type="string" office:string-value="find /home/peter/Thesis/FNQfiles/Text/Formatted -type f -exec sed -i “s/\tM\. Alain Marc/3/g” {} \;">
            <text:p>find /home/peter/Thesis/FNQfiles/Text/Formatted -type f -exec sed -i “s/\tM\. Alain Marc/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lain Moyne-Bressand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/g” {} \;</text:p>
          </table:table-cell>
          <table:table-cell table:formula="of:=CONCATENATE([.A4];[.B4];[.C4];[.D4];[.E4])" office:value-type="string" office:string-value="find /home/peter/Thesis/FNQfiles/Text/Formatted -type f -exec sed -i “s/\tM\. Alain Moyne-Bressand/4/g” {} \;">
            <text:p>find /home/peter/Thesis/FNQfiles/Text/Formatted -type f -exec sed -i “s/\tM\. Alain Moyne-Bressand/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lain Néri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/g” {} \;</text:p>
          </table:table-cell>
          <table:table-cell table:formula="of:=CONCATENATE([.A5];[.B5];[.C5];[.D5];[.E5])" office:value-type="string" office:string-value="find /home/peter/Thesis/FNQfiles/Text/Formatted -type f -exec sed -i “s/\tM\. Alain Néri/5/g” {} \;">
            <text:p>find /home/peter/Thesis/FNQfiles/Text/Formatted -type f -exec sed -i “s/\tM\. Alain Néri/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lain Rodet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/g” {} \;</text:p>
          </table:table-cell>
          <table:table-cell table:formula="of:=CONCATENATE([.A6];[.B6];[.C6];[.D6];[.E6])" office:value-type="string" office:string-value="find /home/peter/Thesis/FNQfiles/Text/Formatted -type f -exec sed -i “s/\tM\. Alain Rodet/6/g” {} \;">
            <text:p>find /home/peter/Thesis/FNQfiles/Text/Formatted -type f -exec sed -i “s/\tM\. Alain Rodet/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lain Rousset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/g” {} \;</text:p>
          </table:table-cell>
          <table:table-cell table:formula="of:=CONCATENATE([.A7];[.B7];[.C7];[.D7];[.E7])" office:value-type="string" office:string-value="find /home/peter/Thesis/FNQfiles/Text/Formatted -type f -exec sed -i “s/\tM\. Alain Rousset/7/g” {} \;">
            <text:p>find /home/peter/Thesis/FNQfiles/Text/Formatted -type f -exec sed -i “s/\tM\. Alain Rousset/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lain Vidalies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/g” {} \;</text:p>
          </table:table-cell>
          <table:table-cell table:formula="of:=CONCATENATE([.A8];[.B8];[.C8];[.D8];[.E8])" office:value-type="string" office:string-value="find /home/peter/Thesis/FNQfiles/Text/Formatted -type f -exec sed -i “s/\tM\. Alain Vidalies/8/g” {} \;">
            <text:p>find /home/peter/Thesis/FNQfiles/Text/Formatted -type f -exec sed -i “s/\tM\. Alain Vidalies/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lbert Facon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/g” {} \;</text:p>
          </table:table-cell>
          <table:table-cell table:formula="of:=CONCATENATE([.A9];[.B9];[.C9];[.D9];[.E9])" office:value-type="string" office:string-value="find /home/peter/Thesis/FNQfiles/Text/Formatted -type f -exec sed -i “s/\tM\. Albert Facon/9/g” {} \;">
            <text:p>find /home/peter/Thesis/FNQfiles/Text/Formatted -type f -exec sed -i “s/\tM\. Albert Facon/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lfred Marie-Jeanne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/g” {} \;</text:p>
          </table:table-cell>
          <table:table-cell table:formula="of:=CONCATENATE([.A10];[.B10];[.C10];[.D10];[.E10])" office:value-type="string" office:string-value="find /home/peter/Thesis/FNQfiles/Text/Formatted -type f -exec sed -i “s/\tM\. Alfred Marie-Jeanne/10/g” {} \;">
            <text:p>find /home/peter/Thesis/FNQfiles/Text/Formatted -type f -exec sed -i “s/\tM\. Alfred Marie-Jeanne/1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ndré Chassaigne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/g” {} \;</text:p>
          </table:table-cell>
          <table:table-cell table:formula="of:=CONCATENATE([.A11];[.B11];[.C11];[.D11];[.E11])" office:value-type="string" office:string-value="find /home/peter/Thesis/FNQfiles/Text/Formatted -type f -exec sed -i “s/\tM\. André Chassaigne/11/g” {} \;">
            <text:p>find /home/peter/Thesis/FNQfiles/Text/Formatted -type f -exec sed -i “s/\tM\. André Chassaigne/1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ndré Flajolet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/g” {} \;</text:p>
          </table:table-cell>
          <table:table-cell table:formula="of:=CONCATENATE([.A12];[.B12];[.C12];[.D12];[.E12])" office:value-type="string" office:string-value="find /home/peter/Thesis/FNQfiles/Text/Formatted -type f -exec sed -i “s/\tM\. André Flajolet/12/g” {} \;">
            <text:p>find /home/peter/Thesis/FNQfiles/Text/Formatted -type f -exec sed -i “s/\tM\. André Flajolet/1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ndré Gerin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/g” {} \;</text:p>
          </table:table-cell>
          <table:table-cell table:formula="of:=CONCATENATE([.A13];[.B13];[.C13];[.D13];[.E13])" office:value-type="string" office:string-value="find /home/peter/Thesis/FNQfiles/Text/Formatted -type f -exec sed -i “s/\tM\. André Gerin/13/g” {} \;">
            <text:p>find /home/peter/Thesis/FNQfiles/Text/Formatted -type f -exec sed -i “s/\tM\. André Gerin/1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ndré Schneider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/g” {} \;</text:p>
          </table:table-cell>
          <table:table-cell table:formula="of:=CONCATENATE([.A14];[.B14];[.C14];[.D14];[.E14])" office:value-type="string" office:string-value="find /home/peter/Thesis/FNQfiles/Text/Formatted -type f -exec sed -i “s/\tM\. André Schneider/14/g” {} \;">
            <text:p>find /home/peter/Thesis/FNQfiles/Text/Formatted -type f -exec sed -i “s/\tM\. André Schneider/1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ndré Vézinhet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/g” {} \;</text:p>
          </table:table-cell>
          <table:table-cell table:formula="of:=CONCATENATE([.A15];[.B15];[.C15];[.D15];[.E15])" office:value-type="string" office:string-value="find /home/peter/Thesis/FNQfiles/Text/Formatted -type f -exec sed -i “s/\tM\. André Vézinhet/15/g” {} \;">
            <text:p>find /home/peter/Thesis/FNQfiles/Text/Formatted -type f -exec sed -i “s/\tM\. André Vézinhet/1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rmand Jung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/g” {} \;</text:p>
          </table:table-cell>
          <table:table-cell table:formula="of:=CONCATENATE([.A16];[.B16];[.C16];[.D16];[.E16])" office:value-type="string" office:string-value="find /home/peter/Thesis/FNQfiles/Text/Formatted -type f -exec sed -i “s/\tM\. Armand Jung/16/g” {} \;">
            <text:p>find /home/peter/Thesis/FNQfiles/Text/Formatted -type f -exec sed -i “s/\tM\. Armand Jung/1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rnaud Richard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/g” {} \;</text:p>
          </table:table-cell>
          <table:table-cell table:formula="of:=CONCATENATE([.A17];[.B17];[.C17];[.D17];[.E17])" office:value-type="string" office:string-value="find /home/peter/Thesis/FNQfiles/Text/Formatted -type f -exec sed -i “s/\tM\. Arnaud Richard/17/g” {} \;">
            <text:p>find /home/peter/Thesis/FNQfiles/Text/Formatted -type f -exec sed -i “s/\tM\. Arnaud Richard/1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Arnaud Robinet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/g” {} \;</text:p>
          </table:table-cell>
          <table:table-cell table:formula="of:=CONCATENATE([.A18];[.B18];[.C18];[.D18];[.E18])" office:value-type="string" office:string-value="find /home/peter/Thesis/FNQfiles/Text/Formatted -type f -exec sed -i “s/\tM\. Arnaud Robinet/18/g” {} \;">
            <text:p>find /home/peter/Thesis/FNQfiles/Text/Formatted -type f -exec sed -i “s/\tM\. Arnaud Robinet/1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Benoist Apparu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/g” {} \;</text:p>
          </table:table-cell>
          <table:table-cell table:formula="of:=CONCATENATE([.A19];[.B19];[.C19];[.D19];[.E19])" office:value-type="string" office:string-value="find /home/peter/Thesis/FNQfiles/Text/Formatted -type f -exec sed -i “s/\tM\. Benoist Apparu/19/g” {} \;">
            <text:p>find /home/peter/Thesis/FNQfiles/Text/Formatted -type f -exec sed -i “s/\tM\. Benoist Apparu/1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Bernard Accoyer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/g” {} \;</text:p>
          </table:table-cell>
          <table:table-cell table:formula="of:=CONCATENATE([.A20];[.B20];[.C20];[.D20];[.E20])" office:value-type="string" office:string-value="find /home/peter/Thesis/FNQfiles/Text/Formatted -type f -exec sed -i “s/\tM\. Bernard Accoyer/20/g” {} \;">
            <text:p>find /home/peter/Thesis/FNQfiles/Text/Formatted -type f -exec sed -i “s/\tM\. Bernard Accoyer/2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Bernard Cazeneuve</text:p>
          </table:table-cell>
          <table:table-cell office:value-type="string">
            <text:p>/</text:p>
          </table:table-cell>
          <table:table-cell office:value-type="float" office:value="21">
            <text:p>21</text:p>
          </table:table-cell>
          <table:table-cell office:value-type="string">
            <text:p>/g” {} \;</text:p>
          </table:table-cell>
          <table:table-cell table:formula="of:=CONCATENATE([.A21];[.B21];[.C21];[.D21];[.E21])" office:value-type="string" office:string-value="find /home/peter/Thesis/FNQfiles/Text/Formatted -type f -exec sed -i “s/\tM\. Bernard Cazeneuve/21/g” {} \;">
            <text:p>find /home/peter/Thesis/FNQfiles/Text/Formatted -type f -exec sed -i “s/\tM\. Bernard Cazeneuve/2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Bernard Deflesselles</text:p>
          </table:table-cell>
          <table:table-cell office:value-type="string">
            <text:p>/</text:p>
          </table:table-cell>
          <table:table-cell office:value-type="float" office:value="22">
            <text:p>22</text:p>
          </table:table-cell>
          <table:table-cell office:value-type="string">
            <text:p>/g” {} \;</text:p>
          </table:table-cell>
          <table:table-cell table:formula="of:=CONCATENATE([.A22];[.B22];[.C22];[.D22];[.E22])" office:value-type="string" office:string-value="find /home/peter/Thesis/FNQfiles/Text/Formatted -type f -exec sed -i “s/\tM\. Bernard Deflesselles/22/g” {} \;">
            <text:p>find /home/peter/Thesis/FNQfiles/Text/Formatted -type f -exec sed -i “s/\tM\. Bernard Deflesselles/2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Bernard Derosier</text:p>
          </table:table-cell>
          <table:table-cell office:value-type="string">
            <text:p>/</text:p>
          </table:table-cell>
          <table:table-cell office:value-type="float" office:value="23">
            <text:p>23</text:p>
          </table:table-cell>
          <table:table-cell office:value-type="string">
            <text:p>/g” {} \;</text:p>
          </table:table-cell>
          <table:table-cell table:formula="of:=CONCATENATE([.A23];[.B23];[.C23];[.D23];[.E23])" office:value-type="string" office:string-value="find /home/peter/Thesis/FNQfiles/Text/Formatted -type f -exec sed -i “s/\tM\. Bernard Derosier/23/g” {} \;">
            <text:p>find /home/peter/Thesis/FNQfiles/Text/Formatted -type f -exec sed -i “s/\tM\. Bernard Derosier/2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Bernard Lesterlin</text:p>
          </table:table-cell>
          <table:table-cell office:value-type="string">
            <text:p>/</text:p>
          </table:table-cell>
          <table:table-cell office:value-type="float" office:value="24">
            <text:p>24</text:p>
          </table:table-cell>
          <table:table-cell office:value-type="string">
            <text:p>/g” {} \;</text:p>
          </table:table-cell>
          <table:table-cell table:formula="of:=CONCATENATE([.A24];[.B24];[.C24];[.D24];[.E24])" office:value-type="string" office:string-value="find /home/peter/Thesis/FNQfiles/Text/Formatted -type f -exec sed -i “s/\tM\. Bernard Lesterlin/24/g” {} \;">
            <text:p>find /home/peter/Thesis/FNQfiles/Text/Formatted -type f -exec sed -i “s/\tM\. Bernard Lesterlin/2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Bernard Roman</text:p>
          </table:table-cell>
          <table:table-cell office:value-type="string">
            <text:p>/</text:p>
          </table:table-cell>
          <table:table-cell office:value-type="float" office:value="25">
            <text:p>25</text:p>
          </table:table-cell>
          <table:table-cell office:value-type="string">
            <text:p>/g” {} \;</text:p>
          </table:table-cell>
          <table:table-cell table:formula="of:=CONCATENATE([.A25];[.B25];[.C25];[.D25];[.E25])" office:value-type="string" office:string-value="find /home/peter/Thesis/FNQfiles/Text/Formatted -type f -exec sed -i “s/\tM\. Bernard Roman/25/g” {} \;">
            <text:p>find /home/peter/Thesis/FNQfiles/Text/Formatted -type f -exec sed -i “s/\tM\. Bernard Roman/2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Bruno Le Maire</text:p>
          </table:table-cell>
          <table:table-cell office:value-type="string">
            <text:p>/</text:p>
          </table:table-cell>
          <table:table-cell office:value-type="float" office:value="26">
            <text:p>26</text:p>
          </table:table-cell>
          <table:table-cell office:value-type="string">
            <text:p>/g” {} \;</text:p>
          </table:table-cell>
          <table:table-cell table:formula="of:=CONCATENATE([.A26];[.B26];[.C26];[.D26];[.E26])" office:value-type="string" office:string-value="find /home/peter/Thesis/FNQfiles/Text/Formatted -type f -exec sed -i “s/\tM\. Bruno Le Maire/26/g” {} \;">
            <text:p>find /home/peter/Thesis/FNQfiles/Text/Formatted -type f -exec sed -i “s/\tM\. Bruno Le Maire/2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Bruno Le Roux</text:p>
          </table:table-cell>
          <table:table-cell office:value-type="string">
            <text:p>/</text:p>
          </table:table-cell>
          <table:table-cell office:value-type="float" office:value="27">
            <text:p>27</text:p>
          </table:table-cell>
          <table:table-cell office:value-type="string">
            <text:p>/g” {} \;</text:p>
          </table:table-cell>
          <table:table-cell table:formula="of:=CONCATENATE([.A27];[.B27];[.C27];[.D27];[.E27])" office:value-type="string" office:string-value="find /home/peter/Thesis/FNQfiles/Text/Formatted -type f -exec sed -i “s/\tM\. Bruno Le Roux/27/g” {} \;">
            <text:p>find /home/peter/Thesis/FNQfiles/Text/Formatted -type f -exec sed -i “s/\tM\. Bruno Le Roux/2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amille de Rocca Serra</text:p>
          </table:table-cell>
          <table:table-cell office:value-type="string">
            <text:p>/</text:p>
          </table:table-cell>
          <table:table-cell office:value-type="float" office:value="28">
            <text:p>28</text:p>
          </table:table-cell>
          <table:table-cell office:value-type="string">
            <text:p>/g” {} \;</text:p>
          </table:table-cell>
          <table:table-cell table:formula="of:=CONCATENATE([.A28];[.B28];[.C28];[.D28];[.E28])" office:value-type="string" office:string-value="find /home/peter/Thesis/FNQfiles/Text/Formatted -type f -exec sed -i “s/\tM\. Camille de Rocca Serra/28/g” {} \;">
            <text:p>find /home/peter/Thesis/FNQfiles/Text/Formatted -type f -exec sed -i “s/\tM\. Camille de Rocca Serra/2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harles de Courson</text:p>
          </table:table-cell>
          <table:table-cell office:value-type="string">
            <text:p>/</text:p>
          </table:table-cell>
          <table:table-cell office:value-type="float" office:value="29">
            <text:p>29</text:p>
          </table:table-cell>
          <table:table-cell office:value-type="string">
            <text:p>/g” {} \;</text:p>
          </table:table-cell>
          <table:table-cell table:formula="of:=CONCATENATE([.A29];[.B29];[.C29];[.D29];[.E29])" office:value-type="string" office:string-value="find /home/peter/Thesis/FNQfiles/Text/Formatted -type f -exec sed -i “s/\tM\. Charles de Courson/29/g” {} \;">
            <text:p>find /home/peter/Thesis/FNQfiles/Text/Formatted -type f -exec sed -i “s/\tM\. Charles de Courson/2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harles de La Verpillière</text:p>
          </table:table-cell>
          <table:table-cell office:value-type="string">
            <text:p>/</text:p>
          </table:table-cell>
          <table:table-cell office:value-type="float" office:value="30">
            <text:p>30</text:p>
          </table:table-cell>
          <table:table-cell office:value-type="string">
            <text:p>/g” {} \;</text:p>
          </table:table-cell>
          <table:table-cell table:formula="of:=CONCATENATE([.A30];[.B30];[.C30];[.D30];[.E30])" office:value-type="string" office:string-value="find /home/peter/Thesis/FNQfiles/Text/Formatted -type f -exec sed -i “s/\tM\. Charles de La Verpillière/30/g” {} \;">
            <text:p>find /home/peter/Thesis/FNQfiles/Text/Formatted -type f -exec sed -i “s/\tM\. Charles de La Verpillière/3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hristian Eckert</text:p>
          </table:table-cell>
          <table:table-cell office:value-type="string">
            <text:p>/</text:p>
          </table:table-cell>
          <table:table-cell office:value-type="float" office:value="31">
            <text:p>31</text:p>
          </table:table-cell>
          <table:table-cell office:value-type="string">
            <text:p>/g” {} \;</text:p>
          </table:table-cell>
          <table:table-cell table:formula="of:=CONCATENATE([.A31];[.B31];[.C31];[.D31];[.E31])" office:value-type="string" office:string-value="find /home/peter/Thesis/FNQfiles/Text/Formatted -type f -exec sed -i “s/\tM\. Christian Eckert/31/g” {} \;">
            <text:p>find /home/peter/Thesis/FNQfiles/Text/Formatted -type f -exec sed -i “s/\tM\. Christian Eckert/3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hristian Estrosi</text:p>
          </table:table-cell>
          <table:table-cell office:value-type="string">
            <text:p>/</text:p>
          </table:table-cell>
          <table:table-cell office:value-type="float" office:value="32">
            <text:p>32</text:p>
          </table:table-cell>
          <table:table-cell office:value-type="string">
            <text:p>/g” {} \;</text:p>
          </table:table-cell>
          <table:table-cell table:formula="of:=CONCATENATE([.A32];[.B32];[.C32];[.D32];[.E32])" office:value-type="string" office:string-value="find /home/peter/Thesis/FNQfiles/Text/Formatted -type f -exec sed -i “s/\tM\. Christian Estrosi/32/g” {} \;">
            <text:p>find /home/peter/Thesis/FNQfiles/Text/Formatted -type f -exec sed -i “s/\tM\. Christian Estrosi/3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hristian Jacob</text:p>
          </table:table-cell>
          <table:table-cell office:value-type="string">
            <text:p>/</text:p>
          </table:table-cell>
          <table:table-cell office:value-type="float" office:value="33">
            <text:p>33</text:p>
          </table:table-cell>
          <table:table-cell office:value-type="string">
            <text:p>/g” {} \;</text:p>
          </table:table-cell>
          <table:table-cell table:formula="of:=CONCATENATE([.A33];[.B33];[.C33];[.D33];[.E33])" office:value-type="string" office:string-value="find /home/peter/Thesis/FNQfiles/Text/Formatted -type f -exec sed -i “s/\tM\. Christian Jacob/33/g” {} \;">
            <text:p>find /home/peter/Thesis/FNQfiles/Text/Formatted -type f -exec sed -i “s/\tM\. Christian Jacob/3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hristian Kert</text:p>
          </table:table-cell>
          <table:table-cell office:value-type="string">
            <text:p>/</text:p>
          </table:table-cell>
          <table:table-cell office:value-type="float" office:value="34">
            <text:p>34</text:p>
          </table:table-cell>
          <table:table-cell office:value-type="string">
            <text:p>/g” {} \;</text:p>
          </table:table-cell>
          <table:table-cell table:formula="of:=CONCATENATE([.A34];[.B34];[.C34];[.D34];[.E34])" office:value-type="string" office:string-value="find /home/peter/Thesis/FNQfiles/Text/Formatted -type f -exec sed -i “s/\tM\. Christian Kert/34/g” {} \;">
            <text:p>find /home/peter/Thesis/FNQfiles/Text/Formatted -type f -exec sed -i “s/\tM\. Christian Kert/3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hristian Paul</text:p>
          </table:table-cell>
          <table:table-cell office:value-type="string">
            <text:p>/</text:p>
          </table:table-cell>
          <table:table-cell office:value-type="float" office:value="35">
            <text:p>35</text:p>
          </table:table-cell>
          <table:table-cell office:value-type="string">
            <text:p>/g” {} \;</text:p>
          </table:table-cell>
          <table:table-cell table:formula="of:=CONCATENATE([.A35];[.B35];[.C35];[.D35];[.E35])" office:value-type="string" office:string-value="find /home/peter/Thesis/FNQfiles/Text/Formatted -type f -exec sed -i “s/\tM\. Christian Paul/35/g” {} \;">
            <text:p>find /home/peter/Thesis/FNQfiles/Text/Formatted -type f -exec sed -i “s/\tM\. Christian Paul/3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hristian Vanneste</text:p>
          </table:table-cell>
          <table:table-cell office:value-type="string">
            <text:p>/</text:p>
          </table:table-cell>
          <table:table-cell office:value-type="float" office:value="36">
            <text:p>36</text:p>
          </table:table-cell>
          <table:table-cell office:value-type="string">
            <text:p>/g” {} \;</text:p>
          </table:table-cell>
          <table:table-cell table:formula="of:=CONCATENATE([.A36];[.B36];[.C36];[.D36];[.E36])" office:value-type="string" office:string-value="find /home/peter/Thesis/FNQfiles/Text/Formatted -type f -exec sed -i “s/\tM\. Christian Vanneste/36/g” {} \;">
            <text:p>find /home/peter/Thesis/FNQfiles/Text/Formatted -type f -exec sed -i “s/\tM\. Christian Vanneste/3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hristophe Bouillon</text:p>
          </table:table-cell>
          <table:table-cell office:value-type="string">
            <text:p>/</text:p>
          </table:table-cell>
          <table:table-cell office:value-type="float" office:value="37">
            <text:p>37</text:p>
          </table:table-cell>
          <table:table-cell office:value-type="string">
            <text:p>/g” {} \;</text:p>
          </table:table-cell>
          <table:table-cell table:formula="of:=CONCATENATE([.A37];[.B37];[.C37];[.D37];[.E37])" office:value-type="string" office:string-value="find /home/peter/Thesis/FNQfiles/Text/Formatted -type f -exec sed -i “s/\tM\. Christophe Bouillon/37/g” {} \;">
            <text:p>find /home/peter/Thesis/FNQfiles/Text/Formatted -type f -exec sed -i “s/\tM\. Christophe Bouillon/3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hristophe Caresche</text:p>
          </table:table-cell>
          <table:table-cell office:value-type="string">
            <text:p>/</text:p>
          </table:table-cell>
          <table:table-cell office:value-type="float" office:value="38">
            <text:p>38</text:p>
          </table:table-cell>
          <table:table-cell office:value-type="string">
            <text:p>/g” {} \;</text:p>
          </table:table-cell>
          <table:table-cell table:formula="of:=CONCATENATE([.A38];[.B38];[.C38];[.D38];[.E38])" office:value-type="string" office:string-value="find /home/peter/Thesis/FNQfiles/Text/Formatted -type f -exec sed -i “s/\tM\. Christophe Caresche/38/g” {} \;">
            <text:p>find /home/peter/Thesis/FNQfiles/Text/Formatted -type f -exec sed -i “s/\tM\. Christophe Caresche/3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hristophe Guilloteau</text:p>
          </table:table-cell>
          <table:table-cell office:value-type="string">
            <text:p>/</text:p>
          </table:table-cell>
          <table:table-cell office:value-type="float" office:value="39">
            <text:p>39</text:p>
          </table:table-cell>
          <table:table-cell office:value-type="string">
            <text:p>/g” {} \;</text:p>
          </table:table-cell>
          <table:table-cell table:formula="of:=CONCATENATE([.A39];[.B39];[.C39];[.D39];[.E39])" office:value-type="string" office:string-value="find /home/peter/Thesis/FNQfiles/Text/Formatted -type f -exec sed -i “s/\tM\. Christophe Guilloteau/39/g” {} \;">
            <text:p>find /home/peter/Thesis/FNQfiles/Text/Formatted -type f -exec sed -i “s/\tM\. Christophe Guilloteau/3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laude Bodin</text:p>
          </table:table-cell>
          <table:table-cell office:value-type="string">
            <text:p>/</text:p>
          </table:table-cell>
          <table:table-cell office:value-type="float" office:value="40">
            <text:p>40</text:p>
          </table:table-cell>
          <table:table-cell office:value-type="string">
            <text:p>/g” {} \;</text:p>
          </table:table-cell>
          <table:table-cell table:formula="of:=CONCATENATE([.A40];[.B40];[.C40];[.D40];[.E40])" office:value-type="string" office:string-value="find /home/peter/Thesis/FNQfiles/Text/Formatted -type f -exec sed -i “s/\tM\. Claude Bodin/40/g” {} \;">
            <text:p>find /home/peter/Thesis/FNQfiles/Text/Formatted -type f -exec sed -i “s/\tM\. Claude Bodin/4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laude Gatignol</text:p>
          </table:table-cell>
          <table:table-cell office:value-type="string">
            <text:p>/</text:p>
          </table:table-cell>
          <table:table-cell office:value-type="float" office:value="41">
            <text:p>41</text:p>
          </table:table-cell>
          <table:table-cell office:value-type="string">
            <text:p>/g” {} \;</text:p>
          </table:table-cell>
          <table:table-cell table:formula="of:=CONCATENATE([.A41];[.B41];[.C41];[.D41];[.E41])" office:value-type="string" office:string-value="find /home/peter/Thesis/FNQfiles/Text/Formatted -type f -exec sed -i “s/\tM\. Claude Gatignol/41/g” {} \;">
            <text:p>find /home/peter/Thesis/FNQfiles/Text/Formatted -type f -exec sed -i “s/\tM\. Claude Gatignol/4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laude Goasguen</text:p>
          </table:table-cell>
          <table:table-cell office:value-type="string">
            <text:p>/</text:p>
          </table:table-cell>
          <table:table-cell office:value-type="float" office:value="42">
            <text:p>42</text:p>
          </table:table-cell>
          <table:table-cell office:value-type="string">
            <text:p>/g” {} \;</text:p>
          </table:table-cell>
          <table:table-cell table:formula="of:=CONCATENATE([.A42];[.B42];[.C42];[.D42];[.E42])" office:value-type="string" office:string-value="find /home/peter/Thesis/FNQfiles/Text/Formatted -type f -exec sed -i “s/\tM\. Claude Goasguen/42/g” {} \;">
            <text:p>find /home/peter/Thesis/FNQfiles/Text/Formatted -type f -exec sed -i “s/\tM\. Claude Goasguen/4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laude Guéant</text:p>
          </table:table-cell>
          <table:table-cell office:value-type="string">
            <text:p>/</text:p>
          </table:table-cell>
          <table:table-cell office:value-type="float" office:value="43">
            <text:p>43</text:p>
          </table:table-cell>
          <table:table-cell office:value-type="string">
            <text:p>/g” {} \;</text:p>
          </table:table-cell>
          <table:table-cell table:formula="of:=CONCATENATE([.A43];[.B43];[.C43];[.D43];[.E43])" office:value-type="string" office:string-value="find /home/peter/Thesis/FNQfiles/Text/Formatted -type f -exec sed -i “s/\tM\. Claude Guéant/43/g” {} \;">
            <text:p>find /home/peter/Thesis/FNQfiles/Text/Formatted -type f -exec sed -i “s/\tM\. Claude Guéant/4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Claude Leteurtre</text:p>
          </table:table-cell>
          <table:table-cell office:value-type="string">
            <text:p>/</text:p>
          </table:table-cell>
          <table:table-cell office:value-type="float" office:value="44">
            <text:p>44</text:p>
          </table:table-cell>
          <table:table-cell office:value-type="string">
            <text:p>/g” {} \;</text:p>
          </table:table-cell>
          <table:table-cell table:formula="of:=CONCATENATE([.A44];[.B44];[.C44];[.D44];[.E44])" office:value-type="string" office:string-value="find /home/peter/Thesis/FNQfiles/Text/Formatted -type f -exec sed -i “s/\tM\. Claude Leteurtre/44/g” {} \;">
            <text:p>find /home/peter/Thesis/FNQfiles/Text/Formatted -type f -exec sed -i “s/\tM\. Claude Leteurtre/4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Damien Meslot</text:p>
          </table:table-cell>
          <table:table-cell office:value-type="string">
            <text:p>/</text:p>
          </table:table-cell>
          <table:table-cell office:value-type="float" office:value="45">
            <text:p>45</text:p>
          </table:table-cell>
          <table:table-cell office:value-type="string">
            <text:p>/g” {} \;</text:p>
          </table:table-cell>
          <table:table-cell table:formula="of:=CONCATENATE([.A45];[.B45];[.C45];[.D45];[.E45])" office:value-type="string" office:string-value="find /home/peter/Thesis/FNQfiles/Text/Formatted -type f -exec sed -i “s/\tM\. Damien Meslot/45/g” {} \;">
            <text:p>find /home/peter/Thesis/FNQfiles/Text/Formatted -type f -exec sed -i “s/\tM\. Damien Meslot/4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Daniel Boisserie</text:p>
          </table:table-cell>
          <table:table-cell office:value-type="string">
            <text:p>/</text:p>
          </table:table-cell>
          <table:table-cell office:value-type="float" office:value="46">
            <text:p>46</text:p>
          </table:table-cell>
          <table:table-cell office:value-type="string">
            <text:p>/g” {} \;</text:p>
          </table:table-cell>
          <table:table-cell table:formula="of:=CONCATENATE([.A46];[.B46];[.C46];[.D46];[.E46])" office:value-type="string" office:string-value="find /home/peter/Thesis/FNQfiles/Text/Formatted -type f -exec sed -i “s/\tM\. Daniel Boisserie/46/g” {} \;">
            <text:p>find /home/peter/Thesis/FNQfiles/Text/Formatted -type f -exec sed -i “s/\tM\. Daniel Boisserie/4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Daniel Fasquelle</text:p>
          </table:table-cell>
          <table:table-cell office:value-type="string">
            <text:p>/</text:p>
          </table:table-cell>
          <table:table-cell office:value-type="float" office:value="47">
            <text:p>47</text:p>
          </table:table-cell>
          <table:table-cell office:value-type="string">
            <text:p>/g” {} \;</text:p>
          </table:table-cell>
          <table:table-cell table:formula="of:=CONCATENATE([.A47];[.B47];[.C47];[.D47];[.E47])" office:value-type="string" office:string-value="find /home/peter/Thesis/FNQfiles/Text/Formatted -type f -exec sed -i “s/\tM\. Daniel Fasquelle/47/g” {} \;">
            <text:p>find /home/peter/Thesis/FNQfiles/Text/Formatted -type f -exec sed -i “s/\tM\. Daniel Fasquelle/4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Daniel Garrigue</text:p>
          </table:table-cell>
          <table:table-cell office:value-type="string">
            <text:p>/</text:p>
          </table:table-cell>
          <table:table-cell office:value-type="float" office:value="48">
            <text:p>48</text:p>
          </table:table-cell>
          <table:table-cell office:value-type="string">
            <text:p>/g” {} \;</text:p>
          </table:table-cell>
          <table:table-cell table:formula="of:=CONCATENATE([.A48];[.B48];[.C48];[.D48];[.E48])" office:value-type="string" office:string-value="find /home/peter/Thesis/FNQfiles/Text/Formatted -type f -exec sed -i “s/\tM\. Daniel Garrigue/48/g” {} \;">
            <text:p>find /home/peter/Thesis/FNQfiles/Text/Formatted -type f -exec sed -i “s/\tM\. Daniel Garrigue/4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Daniel Goldberg</text:p>
          </table:table-cell>
          <table:table-cell office:value-type="string">
            <text:p>/</text:p>
          </table:table-cell>
          <table:table-cell office:value-type="float" office:value="49">
            <text:p>49</text:p>
          </table:table-cell>
          <table:table-cell office:value-type="string">
            <text:p>/g” {} \;</text:p>
          </table:table-cell>
          <table:table-cell table:formula="of:=CONCATENATE([.A49];[.B49];[.C49];[.D49];[.E49])" office:value-type="string" office:string-value="find /home/peter/Thesis/FNQfiles/Text/Formatted -type f -exec sed -i “s/\tM\. Daniel Goldberg/49/g” {} \;">
            <text:p>find /home/peter/Thesis/FNQfiles/Text/Formatted -type f -exec sed -i “s/\tM\. Daniel Goldberg/4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Daniel Paul</text:p>
          </table:table-cell>
          <table:table-cell office:value-type="string">
            <text:p>/</text:p>
          </table:table-cell>
          <table:table-cell office:value-type="float" office:value="50">
            <text:p>50</text:p>
          </table:table-cell>
          <table:table-cell office:value-type="string">
            <text:p>/g” {} \;</text:p>
          </table:table-cell>
          <table:table-cell table:formula="of:=CONCATENATE([.A50];[.B50];[.C50];[.D50];[.E50])" office:value-type="string" office:string-value="find /home/peter/Thesis/FNQfiles/Text/Formatted -type f -exec sed -i “s/\tM\. Daniel Paul/50/g” {} \;">
            <text:p>find /home/peter/Thesis/FNQfiles/Text/Formatted -type f -exec sed -i “s/\tM\. Daniel Paul/5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Didier Gonzales</text:p>
          </table:table-cell>
          <table:table-cell office:value-type="string">
            <text:p>/</text:p>
          </table:table-cell>
          <table:table-cell office:value-type="float" office:value="51">
            <text:p>51</text:p>
          </table:table-cell>
          <table:table-cell office:value-type="string">
            <text:p>/g” {} \;</text:p>
          </table:table-cell>
          <table:table-cell table:formula="of:=CONCATENATE([.A51];[.B51];[.C51];[.D51];[.E51])" office:value-type="string" office:string-value="find /home/peter/Thesis/FNQfiles/Text/Formatted -type f -exec sed -i “s/\tM\. Didier Gonzales/51/g” {} \;">
            <text:p>find /home/peter/Thesis/FNQfiles/Text/Formatted -type f -exec sed -i “s/\tM\. Didier Gonzales/5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Didier Quentin</text:p>
          </table:table-cell>
          <table:table-cell office:value-type="string">
            <text:p>/</text:p>
          </table:table-cell>
          <table:table-cell office:value-type="float" office:value="52">
            <text:p>52</text:p>
          </table:table-cell>
          <table:table-cell office:value-type="string">
            <text:p>/g” {} \;</text:p>
          </table:table-cell>
          <table:table-cell table:formula="of:=CONCATENATE([.A52];[.B52];[.C52];[.D52];[.E52])" office:value-type="string" office:string-value="find /home/peter/Thesis/FNQfiles/Text/Formatted -type f -exec sed -i “s/\tM\. Didier Quentin/52/g” {} \;">
            <text:p>find /home/peter/Thesis/FNQfiles/Text/Formatted -type f -exec sed -i “s/\tM\. Didier Quentin/5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Dino Cinieri</text:p>
          </table:table-cell>
          <table:table-cell office:value-type="string">
            <text:p>/</text:p>
          </table:table-cell>
          <table:table-cell office:value-type="float" office:value="53">
            <text:p>53</text:p>
          </table:table-cell>
          <table:table-cell office:value-type="string">
            <text:p>/g” {} \;</text:p>
          </table:table-cell>
          <table:table-cell table:formula="of:=CONCATENATE([.A53];[.B53];[.C53];[.D53];[.E53])" office:value-type="string" office:string-value="find /home/peter/Thesis/FNQfiles/Text/Formatted -type f -exec sed -i “s/\tM\. Dino Cinieri/53/g” {} \;">
            <text:p>find /home/peter/Thesis/FNQfiles/Text/Formatted -type f -exec sed -i “s/\tM\. Dino Cinieri/5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Dominique Perben</text:p>
          </table:table-cell>
          <table:table-cell office:value-type="string">
            <text:p>/</text:p>
          </table:table-cell>
          <table:table-cell office:value-type="float" office:value="54">
            <text:p>54</text:p>
          </table:table-cell>
          <table:table-cell office:value-type="string">
            <text:p>/g” {} \;</text:p>
          </table:table-cell>
          <table:table-cell table:formula="of:=CONCATENATE([.A54];[.B54];[.C54];[.D54];[.E54])" office:value-type="string" office:string-value="find /home/peter/Thesis/FNQfiles/Text/Formatted -type f -exec sed -i “s/\tM\. Dominique Perben/54/g” {} \;">
            <text:p>find /home/peter/Thesis/FNQfiles/Text/Formatted -type f -exec sed -i “s/\tM\. Dominique Perben/5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Dominique Raimbourg</text:p>
          </table:table-cell>
          <table:table-cell office:value-type="string">
            <text:p>/</text:p>
          </table:table-cell>
          <table:table-cell office:value-type="float" office:value="55">
            <text:p>55</text:p>
          </table:table-cell>
          <table:table-cell office:value-type="string">
            <text:p>/g” {} \;</text:p>
          </table:table-cell>
          <table:table-cell table:formula="of:=CONCATENATE([.A55];[.B55];[.C55];[.D55];[.E55])" office:value-type="string" office:string-value="find /home/peter/Thesis/FNQfiles/Text/Formatted -type f -exec sed -i “s/\tM\. Dominique Raimbourg/55/g” {} \;">
            <text:p>find /home/peter/Thesis/FNQfiles/Text/Formatted -type f -exec sed -i “s/\tM\. Dominique Raimbourg/5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Dominique Souchet</text:p>
          </table:table-cell>
          <table:table-cell office:value-type="string">
            <text:p>/</text:p>
          </table:table-cell>
          <table:table-cell office:value-type="float" office:value="56">
            <text:p>56</text:p>
          </table:table-cell>
          <table:table-cell office:value-type="string">
            <text:p>/g” {} \;</text:p>
          </table:table-cell>
          <table:table-cell table:formula="of:=CONCATENATE([.A56];[.B56];[.C56];[.D56];[.E56])" office:value-type="string" office:string-value="find /home/peter/Thesis/FNQfiles/Text/Formatted -type f -exec sed -i “s/\tM\. Dominique Souchet/56/g” {} \;">
            <text:p>find /home/peter/Thesis/FNQfiles/Text/Formatted -type f -exec sed -i “s/\tM\. Dominique Souchet/5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Éric Berdoati</text:p>
          </table:table-cell>
          <table:table-cell office:value-type="string">
            <text:p>/</text:p>
          </table:table-cell>
          <table:table-cell office:value-type="float" office:value="57">
            <text:p>57</text:p>
          </table:table-cell>
          <table:table-cell office:value-type="string">
            <text:p>/g” {} \;</text:p>
          </table:table-cell>
          <table:table-cell table:formula="of:=CONCATENATE([.A57];[.B57];[.C57];[.D57];[.E57])" office:value-type="string" office:string-value="find /home/peter/Thesis/FNQfiles/Text/Formatted -type f -exec sed -i “s/\tM\. Éric Berdoati/57/g” {} \;">
            <text:p>find /home/peter/Thesis/FNQfiles/Text/Formatted -type f -exec sed -i “s/\tM\. Éric Berdoati/5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Éric Besson</text:p>
          </table:table-cell>
          <table:table-cell office:value-type="string">
            <text:p>/</text:p>
          </table:table-cell>
          <table:table-cell office:value-type="float" office:value="58">
            <text:p>58</text:p>
          </table:table-cell>
          <table:table-cell office:value-type="string">
            <text:p>/g” {} \;</text:p>
          </table:table-cell>
          <table:table-cell table:formula="of:=CONCATENATE([.A58];[.B58];[.C58];[.D58];[.E58])" office:value-type="string" office:string-value="find /home/peter/Thesis/FNQfiles/Text/Formatted -type f -exec sed -i “s/\tM\. Éric Besson/58/g” {} \;">
            <text:p>find /home/peter/Thesis/FNQfiles/Text/Formatted -type f -exec sed -i “s/\tM\. Éric Besson/5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Éric Ciotti</text:p>
          </table:table-cell>
          <table:table-cell office:value-type="string">
            <text:p>/</text:p>
          </table:table-cell>
          <table:table-cell office:value-type="float" office:value="59">
            <text:p>59</text:p>
          </table:table-cell>
          <table:table-cell office:value-type="string">
            <text:p>/g” {} \;</text:p>
          </table:table-cell>
          <table:table-cell table:formula="of:=CONCATENATE([.A59];[.B59];[.C59];[.D59];[.E59])" office:value-type="string" office:string-value="find /home/peter/Thesis/FNQfiles/Text/Formatted -type f -exec sed -i “s/\tM\. Éric Ciotti/59/g” {} \;">
            <text:p>find /home/peter/Thesis/FNQfiles/Text/Formatted -type f -exec sed -i “s/\tM\. Éric Ciotti/5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Éric Diard</text:p>
          </table:table-cell>
          <table:table-cell office:value-type="string">
            <text:p>/</text:p>
          </table:table-cell>
          <table:table-cell office:value-type="float" office:value="60">
            <text:p>60</text:p>
          </table:table-cell>
          <table:table-cell office:value-type="string">
            <text:p>/g” {} \;</text:p>
          </table:table-cell>
          <table:table-cell table:formula="of:=CONCATENATE([.A60];[.B60];[.C60];[.D60];[.E60])" office:value-type="string" office:string-value="find /home/peter/Thesis/FNQfiles/Text/Formatted -type f -exec sed -i “s/\tM\. Éric Diard/60/g” {} \;">
            <text:p>find /home/peter/Thesis/FNQfiles/Text/Formatted -type f -exec sed -i “s/\tM\. Éric Diard/6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Éric Raoult</text:p>
          </table:table-cell>
          <table:table-cell office:value-type="string">
            <text:p>/</text:p>
          </table:table-cell>
          <table:table-cell office:value-type="float" office:value="61">
            <text:p>61</text:p>
          </table:table-cell>
          <table:table-cell office:value-type="string">
            <text:p>/g” {} \;</text:p>
          </table:table-cell>
          <table:table-cell table:formula="of:=CONCATENATE([.A61];[.B61];[.C61];[.D61];[.E61])" office:value-type="string" office:string-value="find /home/peter/Thesis/FNQfiles/Text/Formatted -type f -exec sed -i “s/\tM\. Éric Raoult/61/g” {} \;">
            <text:p>find /home/peter/Thesis/FNQfiles/Text/Formatted -type f -exec sed -i “s/\tM\. Éric Raoult/6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Éric Straumann</text:p>
          </table:table-cell>
          <table:table-cell office:value-type="string">
            <text:p>/</text:p>
          </table:table-cell>
          <table:table-cell office:value-type="float" office:value="62">
            <text:p>62</text:p>
          </table:table-cell>
          <table:table-cell office:value-type="string">
            <text:p>/g” {} \;</text:p>
          </table:table-cell>
          <table:table-cell table:formula="of:=CONCATENATE([.A62];[.B62];[.C62];[.D62];[.E62])" office:value-type="string" office:string-value="find /home/peter/Thesis/FNQfiles/Text/Formatted -type f -exec sed -i “s/\tM\. Éric Straumann/62/g” {} \;">
            <text:p>find /home/peter/Thesis/FNQfiles/Text/Formatted -type f -exec sed -i “s/\tM\. Éric Straumann/6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ancis Saint-Léger</text:p>
          </table:table-cell>
          <table:table-cell office:value-type="string">
            <text:p>/</text:p>
          </table:table-cell>
          <table:table-cell office:value-type="float" office:value="63">
            <text:p>63</text:p>
          </table:table-cell>
          <table:table-cell office:value-type="string">
            <text:p>/g” {} \;</text:p>
          </table:table-cell>
          <table:table-cell table:formula="of:=CONCATENATE([.A63];[.B63];[.C63];[.D63];[.E63])" office:value-type="string" office:string-value="find /home/peter/Thesis/FNQfiles/Text/Formatted -type f -exec sed -i “s/\tM\. Francis Saint-Léger/63/g” {} \;">
            <text:p>find /home/peter/Thesis/FNQfiles/Text/Formatted -type f -exec sed -i “s/\tM\. Francis Saint-Léger/6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anck Riester</text:p>
          </table:table-cell>
          <table:table-cell office:value-type="string">
            <text:p>/</text:p>
          </table:table-cell>
          <table:table-cell office:value-type="float" office:value="64">
            <text:p>64</text:p>
          </table:table-cell>
          <table:table-cell office:value-type="string">
            <text:p>/g” {} \;</text:p>
          </table:table-cell>
          <table:table-cell table:formula="of:=CONCATENATE([.A64];[.B64];[.C64];[.D64];[.E64])" office:value-type="string" office:string-value="find /home/peter/Thesis/FNQfiles/Text/Formatted -type f -exec sed -i “s/\tM\. Franck Riester/64/g” {} \;">
            <text:p>find /home/peter/Thesis/FNQfiles/Text/Formatted -type f -exec sed -i “s/\tM\. Franck Riester/6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ançois Asensi</text:p>
          </table:table-cell>
          <table:table-cell office:value-type="string">
            <text:p>/</text:p>
          </table:table-cell>
          <table:table-cell office:value-type="float" office:value="65">
            <text:p>65</text:p>
          </table:table-cell>
          <table:table-cell office:value-type="string">
            <text:p>/g” {} \;</text:p>
          </table:table-cell>
          <table:table-cell table:formula="of:=CONCATENATE([.A65];[.B65];[.C65];[.D65];[.E65])" office:value-type="string" office:string-value="find /home/peter/Thesis/FNQfiles/Text/Formatted -type f -exec sed -i “s/\tM\. François Asensi/65/g” {} \;">
            <text:p>find /home/peter/Thesis/FNQfiles/Text/Formatted -type f -exec sed -i “s/\tM\. François Asensi/6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ançois Baroin</text:p>
          </table:table-cell>
          <table:table-cell office:value-type="string">
            <text:p>/</text:p>
          </table:table-cell>
          <table:table-cell office:value-type="float" office:value="66">
            <text:p>66</text:p>
          </table:table-cell>
          <table:table-cell office:value-type="string">
            <text:p>/g” {} \;</text:p>
          </table:table-cell>
          <table:table-cell table:formula="of:=CONCATENATE([.A66];[.B66];[.C66];[.D66];[.E66])" office:value-type="string" office:string-value="find /home/peter/Thesis/FNQfiles/Text/Formatted -type f -exec sed -i “s/\tM\. François Baroin/66/g” {} \;">
            <text:p>find /home/peter/Thesis/FNQfiles/Text/Formatted -type f -exec sed -i “s/\tM\. François Baroin/6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ançois Brottes</text:p>
          </table:table-cell>
          <table:table-cell office:value-type="string">
            <text:p>/</text:p>
          </table:table-cell>
          <table:table-cell office:value-type="float" office:value="67">
            <text:p>67</text:p>
          </table:table-cell>
          <table:table-cell office:value-type="string">
            <text:p>/g” {} \;</text:p>
          </table:table-cell>
          <table:table-cell table:formula="of:=CONCATENATE([.A67];[.B67];[.C67];[.D67];[.E67])" office:value-type="string" office:string-value="find /home/peter/Thesis/FNQfiles/Text/Formatted -type f -exec sed -i “s/\tM\. François Brottes/67/g” {} \;">
            <text:p>find /home/peter/Thesis/FNQfiles/Text/Formatted -type f -exec sed -i “s/\tM\. François Brottes/6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ançois Cornut-Gentille</text:p>
          </table:table-cell>
          <table:table-cell office:value-type="string">
            <text:p>/</text:p>
          </table:table-cell>
          <table:table-cell office:value-type="float" office:value="68">
            <text:p>68</text:p>
          </table:table-cell>
          <table:table-cell office:value-type="string">
            <text:p>/g” {} \;</text:p>
          </table:table-cell>
          <table:table-cell table:formula="of:=CONCATENATE([.A68];[.B68];[.C68];[.D68];[.E68])" office:value-type="string" office:string-value="find /home/peter/Thesis/FNQfiles/Text/Formatted -type f -exec sed -i “s/\tM\. François Cornut-Gentille/68/g” {} \;">
            <text:p>find /home/peter/Thesis/FNQfiles/Text/Formatted -type f -exec sed -i “s/\tM\. François Cornut-Gentille/6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ançois de Rugy</text:p>
          </table:table-cell>
          <table:table-cell office:value-type="string">
            <text:p>/</text:p>
          </table:table-cell>
          <table:table-cell office:value-type="float" office:value="69">
            <text:p>69</text:p>
          </table:table-cell>
          <table:table-cell office:value-type="string">
            <text:p>/g” {} \;</text:p>
          </table:table-cell>
          <table:table-cell table:formula="of:=CONCATENATE([.A69];[.B69];[.C69];[.D69];[.E69])" office:value-type="string" office:string-value="find /home/peter/Thesis/FNQfiles/Text/Formatted -type f -exec sed -i “s/\tM\. François de Rugy/69/g” {} \;">
            <text:p>find /home/peter/Thesis/FNQfiles/Text/Formatted -type f -exec sed -i “s/\tM\. François de Rugy/6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ançois Fillon</text:p>
          </table:table-cell>
          <table:table-cell office:value-type="string">
            <text:p>/</text:p>
          </table:table-cell>
          <table:table-cell office:value-type="float" office:value="70">
            <text:p>70</text:p>
          </table:table-cell>
          <table:table-cell office:value-type="string">
            <text:p>/g” {} \;</text:p>
          </table:table-cell>
          <table:table-cell table:formula="of:=CONCATENATE([.A70];[.B70];[.C70];[.D70];[.E70])" office:value-type="string" office:string-value="find /home/peter/Thesis/FNQfiles/Text/Formatted -type f -exec sed -i “s/\tM\. François Fillon/70/g” {} \;">
            <text:p>find /home/peter/Thesis/FNQfiles/Text/Formatted -type f -exec sed -i “s/\tM\. François Fillon/7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ançois Pupponi</text:p>
          </table:table-cell>
          <table:table-cell office:value-type="string">
            <text:p>/</text:p>
          </table:table-cell>
          <table:table-cell office:value-type="float" office:value="71">
            <text:p>71</text:p>
          </table:table-cell>
          <table:table-cell office:value-type="string">
            <text:p>/g” {} \;</text:p>
          </table:table-cell>
          <table:table-cell table:formula="of:=CONCATENATE([.A71];[.B71];[.C71];[.D71];[.E71])" office:value-type="string" office:string-value="find /home/peter/Thesis/FNQfiles/Text/Formatted -type f -exec sed -i “s/\tM\. François Pupponi/71/g” {} \;">
            <text:p>find /home/peter/Thesis/FNQfiles/Text/Formatted -type f -exec sed -i “s/\tM\. François Pupponi/7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ançois Rochebloine</text:p>
          </table:table-cell>
          <table:table-cell office:value-type="string">
            <text:p>/</text:p>
          </table:table-cell>
          <table:table-cell office:value-type="float" office:value="72">
            <text:p>72</text:p>
          </table:table-cell>
          <table:table-cell office:value-type="string">
            <text:p>/g” {} \;</text:p>
          </table:table-cell>
          <table:table-cell table:formula="of:=CONCATENATE([.A72];[.B72];[.C72];[.D72];[.E72])" office:value-type="string" office:string-value="find /home/peter/Thesis/FNQfiles/Text/Formatted -type f -exec sed -i “s/\tM\. François Rochebloine/72/g” {} \;">
            <text:p>find /home/peter/Thesis/FNQfiles/Text/Formatted -type f -exec sed -i “s/\tM\. François Rochebloine/7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ançois Sauvadet</text:p>
          </table:table-cell>
          <table:table-cell office:value-type="string">
            <text:p>/</text:p>
          </table:table-cell>
          <table:table-cell office:value-type="float" office:value="73">
            <text:p>73</text:p>
          </table:table-cell>
          <table:table-cell office:value-type="string">
            <text:p>/g” {} \;</text:p>
          </table:table-cell>
          <table:table-cell table:formula="of:=CONCATENATE([.A73];[.B73];[.C73];[.D73];[.E73])" office:value-type="string" office:string-value="find /home/peter/Thesis/FNQfiles/Text/Formatted -type f -exec sed -i “s/\tM\. François Sauvadet/73/g” {} \;">
            <text:p>find /home/peter/Thesis/FNQfiles/Text/Formatted -type f -exec sed -i “s/\tM\. François Sauvadet/7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ançois Vannson</text:p>
          </table:table-cell>
          <table:table-cell office:value-type="string">
            <text:p>/</text:p>
          </table:table-cell>
          <table:table-cell office:value-type="float" office:value="74">
            <text:p>74</text:p>
          </table:table-cell>
          <table:table-cell office:value-type="string">
            <text:p>/g” {} \;</text:p>
          </table:table-cell>
          <table:table-cell table:formula="of:=CONCATENATE([.A74];[.B74];[.C74];[.D74];[.E74])" office:value-type="string" office:string-value="find /home/peter/Thesis/FNQfiles/Text/Formatted -type f -exec sed -i “s/\tM\. François Vannson/74/g” {} \;">
            <text:p>find /home/peter/Thesis/FNQfiles/Text/Formatted -type f -exec sed -i “s/\tM\. François Vannson/7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édéric Lefebvre</text:p>
          </table:table-cell>
          <table:table-cell office:value-type="string">
            <text:p>/</text:p>
          </table:table-cell>
          <table:table-cell office:value-type="float" office:value="75">
            <text:p>75</text:p>
          </table:table-cell>
          <table:table-cell office:value-type="string">
            <text:p>/g” {} \;</text:p>
          </table:table-cell>
          <table:table-cell table:formula="of:=CONCATENATE([.A75];[.B75];[.C75];[.D75];[.E75])" office:value-type="string" office:string-value="find /home/peter/Thesis/FNQfiles/Text/Formatted -type f -exec sed -i “s/\tM\. Frédéric Lefebvre/75/g” {} \;">
            <text:p>find /home/peter/Thesis/FNQfiles/Text/Formatted -type f -exec sed -i “s/\tM\. Frédéric Lefebvre/7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Frédéric Mitterrand</text:p>
          </table:table-cell>
          <table:table-cell office:value-type="string">
            <text:p>/</text:p>
          </table:table-cell>
          <table:table-cell office:value-type="float" office:value="76">
            <text:p>76</text:p>
          </table:table-cell>
          <table:table-cell office:value-type="string">
            <text:p>/g” {} \;</text:p>
          </table:table-cell>
          <table:table-cell table:formula="of:=CONCATENATE([.A76];[.B76];[.C76];[.D76];[.E76])" office:value-type="string" office:string-value="find /home/peter/Thesis/FNQfiles/Text/Formatted -type f -exec sed -i “s/\tM\. Frédéric Mitterrand/76/g” {} \;">
            <text:p>find /home/peter/Thesis/FNQfiles/Text/Formatted -type f -exec sed -i “s/\tM\. Frédéric Mitterrand/7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aëtan Gorce</text:p>
          </table:table-cell>
          <table:table-cell office:value-type="string">
            <text:p>/</text:p>
          </table:table-cell>
          <table:table-cell office:value-type="float" office:value="77">
            <text:p>77</text:p>
          </table:table-cell>
          <table:table-cell office:value-type="string">
            <text:p>/g” {} \;</text:p>
          </table:table-cell>
          <table:table-cell table:formula="of:=CONCATENATE([.A77];[.B77];[.C77];[.D77];[.E77])" office:value-type="string" office:string-value="find /home/peter/Thesis/FNQfiles/Text/Formatted -type f -exec sed -i “s/\tM\. Gaëtan Gorce/77/g” {} \;">
            <text:p>find /home/peter/Thesis/FNQfiles/Text/Formatted -type f -exec sed -i “s/\tM\. Gaëtan Gorce/7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eorges Colombier</text:p>
          </table:table-cell>
          <table:table-cell office:value-type="string">
            <text:p>/</text:p>
          </table:table-cell>
          <table:table-cell office:value-type="float" office:value="78">
            <text:p>78</text:p>
          </table:table-cell>
          <table:table-cell office:value-type="string">
            <text:p>/g” {} \;</text:p>
          </table:table-cell>
          <table:table-cell table:formula="of:=CONCATENATE([.A78];[.B78];[.C78];[.D78];[.E78])" office:value-type="string" office:string-value="find /home/peter/Thesis/FNQfiles/Text/Formatted -type f -exec sed -i “s/\tM\. Georges Colombier/78/g” {} \;">
            <text:p>find /home/peter/Thesis/FNQfiles/Text/Formatted -type f -exec sed -i “s/\tM\. Georges Colombier/7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eorges Tron</text:p>
          </table:table-cell>
          <table:table-cell office:value-type="string">
            <text:p>/</text:p>
          </table:table-cell>
          <table:table-cell office:value-type="float" office:value="79">
            <text:p>79</text:p>
          </table:table-cell>
          <table:table-cell office:value-type="string">
            <text:p>/g” {} \;</text:p>
          </table:table-cell>
          <table:table-cell table:formula="of:=CONCATENATE([.A79];[.B79];[.C79];[.D79];[.E79])" office:value-type="string" office:string-value="find /home/peter/Thesis/FNQfiles/Text/Formatted -type f -exec sed -i “s/\tM\. Georges Tron/79/g” {} \;">
            <text:p>find /home/peter/Thesis/FNQfiles/Text/Formatted -type f -exec sed -i “s/\tM\. Georges Tron/7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érard Bapt</text:p>
          </table:table-cell>
          <table:table-cell office:value-type="string">
            <text:p>/</text:p>
          </table:table-cell>
          <table:table-cell office:value-type="float" office:value="80">
            <text:p>80</text:p>
          </table:table-cell>
          <table:table-cell office:value-type="string">
            <text:p>/g” {} \;</text:p>
          </table:table-cell>
          <table:table-cell table:formula="of:=CONCATENATE([.A80];[.B80];[.C80];[.D80];[.E80])" office:value-type="string" office:string-value="find /home/peter/Thesis/FNQfiles/Text/Formatted -type f -exec sed -i “s/\tM\. Gérard Bapt/80/g” {} \;">
            <text:p>find /home/peter/Thesis/FNQfiles/Text/Formatted -type f -exec sed -i “s/\tM\. Gérard Bapt/8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érard Charasse</text:p>
          </table:table-cell>
          <table:table-cell office:value-type="string">
            <text:p>/</text:p>
          </table:table-cell>
          <table:table-cell office:value-type="float" office:value="81">
            <text:p>81</text:p>
          </table:table-cell>
          <table:table-cell office:value-type="string">
            <text:p>/g” {} \;</text:p>
          </table:table-cell>
          <table:table-cell table:formula="of:=CONCATENATE([.A81];[.B81];[.C81];[.D81];[.E81])" office:value-type="string" office:string-value="find /home/peter/Thesis/FNQfiles/Text/Formatted -type f -exec sed -i “s/\tM\. Gérard Charasse/81/g” {} \;">
            <text:p>find /home/peter/Thesis/FNQfiles/Text/Formatted -type f -exec sed -i “s/\tM\. Gérard Charasse/8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érard Cherpion</text:p>
          </table:table-cell>
          <table:table-cell office:value-type="string">
            <text:p>/</text:p>
          </table:table-cell>
          <table:table-cell office:value-type="float" office:value="82">
            <text:p>82</text:p>
          </table:table-cell>
          <table:table-cell office:value-type="string">
            <text:p>/g” {} \;</text:p>
          </table:table-cell>
          <table:table-cell table:formula="of:=CONCATENATE([.A82];[.B82];[.C82];[.D82];[.E82])" office:value-type="string" office:string-value="find /home/peter/Thesis/FNQfiles/Text/Formatted -type f -exec sed -i “s/\tM\. Gérard Cherpion/82/g” {} \;">
            <text:p>find /home/peter/Thesis/FNQfiles/Text/Formatted -type f -exec sed -i “s/\tM\. Gérard Cherpion/8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érard Gaudron</text:p>
          </table:table-cell>
          <table:table-cell office:value-type="string">
            <text:p>/</text:p>
          </table:table-cell>
          <table:table-cell office:value-type="float" office:value="83">
            <text:p>83</text:p>
          </table:table-cell>
          <table:table-cell office:value-type="string">
            <text:p>/g” {} \;</text:p>
          </table:table-cell>
          <table:table-cell table:formula="of:=CONCATENATE([.A83];[.B83];[.C83];[.D83];[.E83])" office:value-type="string" office:string-value="find /home/peter/Thesis/FNQfiles/Text/Formatted -type f -exec sed -i “s/\tM\. Gérard Gaudron/83/g” {} \;">
            <text:p>find /home/peter/Thesis/FNQfiles/Text/Formatted -type f -exec sed -i “s/\tM\. Gérard Gaudron/8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érard Longuet</text:p>
          </table:table-cell>
          <table:table-cell office:value-type="string">
            <text:p>/</text:p>
          </table:table-cell>
          <table:table-cell office:value-type="float" office:value="84">
            <text:p>84</text:p>
          </table:table-cell>
          <table:table-cell office:value-type="string">
            <text:p>/g” {} \;</text:p>
          </table:table-cell>
          <table:table-cell table:formula="of:=CONCATENATE([.A84];[.B84];[.C84];[.D84];[.E84])" office:value-type="string" office:string-value="find /home/peter/Thesis/FNQfiles/Text/Formatted -type f -exec sed -i “s/\tM\. Gérard Longuet/84/g” {} \;">
            <text:p>find /home/peter/Thesis/FNQfiles/Text/Formatted -type f -exec sed -i “s/\tM\. Gérard Longuet/8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érard Menuel</text:p>
          </table:table-cell>
          <table:table-cell office:value-type="string">
            <text:p>/</text:p>
          </table:table-cell>
          <table:table-cell office:value-type="float" office:value="85">
            <text:p>85</text:p>
          </table:table-cell>
          <table:table-cell office:value-type="string">
            <text:p>/g” {} \;</text:p>
          </table:table-cell>
          <table:table-cell table:formula="of:=CONCATENATE([.A85];[.B85];[.C85];[.D85];[.E85])" office:value-type="string" office:string-value="find /home/peter/Thesis/FNQfiles/Text/Formatted -type f -exec sed -i “s/\tM\. Gérard Menuel/85/g” {} \;">
            <text:p>find /home/peter/Thesis/FNQfiles/Text/Formatted -type f -exec sed -i “s/\tM\. Gérard Menuel/8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érard Voisin</text:p>
          </table:table-cell>
          <table:table-cell office:value-type="string">
            <text:p>/</text:p>
          </table:table-cell>
          <table:table-cell office:value-type="float" office:value="86">
            <text:p>86</text:p>
          </table:table-cell>
          <table:table-cell office:value-type="string">
            <text:p>/g” {} \;</text:p>
          </table:table-cell>
          <table:table-cell table:formula="of:=CONCATENATE([.A86];[.B86];[.C86];[.D86];[.E86])" office:value-type="string" office:string-value="find /home/peter/Thesis/FNQfiles/Text/Formatted -type f -exec sed -i “s/\tM\. Gérard Voisin/86/g” {} \;">
            <text:p>find /home/peter/Thesis/FNQfiles/Text/Formatted -type f -exec sed -i “s/\tM\. Gérard Voisin/8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erminal Peiro</text:p>
          </table:table-cell>
          <table:table-cell office:value-type="string">
            <text:p>/</text:p>
          </table:table-cell>
          <table:table-cell office:value-type="float" office:value="87">
            <text:p>87</text:p>
          </table:table-cell>
          <table:table-cell office:value-type="string">
            <text:p>/g” {} \;</text:p>
          </table:table-cell>
          <table:table-cell table:formula="of:=CONCATENATE([.A87];[.B87];[.C87];[.D87];[.E87])" office:value-type="string" office:string-value="find /home/peter/Thesis/FNQfiles/Text/Formatted -type f -exec sed -i “s/\tM\. Germinal Peiro/87/g” {} \;">
            <text:p>find /home/peter/Thesis/FNQfiles/Text/Formatted -type f -exec sed -i “s/\tM\. Germinal Peiro/8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illes Carrez</text:p>
          </table:table-cell>
          <table:table-cell office:value-type="string">
            <text:p>/</text:p>
          </table:table-cell>
          <table:table-cell office:value-type="float" office:value="88">
            <text:p>88</text:p>
          </table:table-cell>
          <table:table-cell office:value-type="string">
            <text:p>/g” {} \;</text:p>
          </table:table-cell>
          <table:table-cell table:formula="of:=CONCATENATE([.A88];[.B88];[.C88];[.D88];[.E88])" office:value-type="string" office:string-value="find /home/peter/Thesis/FNQfiles/Text/Formatted -type f -exec sed -i “s/\tM\. Gilles Carrez/88/g” {} \;">
            <text:p>find /home/peter/Thesis/FNQfiles/Text/Formatted -type f -exec sed -i “s/\tM\. Gilles Carrez/8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illes Cocquempot</text:p>
          </table:table-cell>
          <table:table-cell office:value-type="string">
            <text:p>/</text:p>
          </table:table-cell>
          <table:table-cell office:value-type="float" office:value="89">
            <text:p>89</text:p>
          </table:table-cell>
          <table:table-cell office:value-type="string">
            <text:p>/g” {} \;</text:p>
          </table:table-cell>
          <table:table-cell table:formula="of:=CONCATENATE([.A89];[.B89];[.C89];[.D89];[.E89])" office:value-type="string" office:string-value="find /home/peter/Thesis/FNQfiles/Text/Formatted -type f -exec sed -i “s/\tM\. Gilles Cocquempot/89/g” {} \;">
            <text:p>find /home/peter/Thesis/FNQfiles/Text/Formatted -type f -exec sed -i “s/\tM\. Gilles Cocquempot/8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uénhaël Huet</text:p>
          </table:table-cell>
          <table:table-cell office:value-type="string">
            <text:p>/</text:p>
          </table:table-cell>
          <table:table-cell office:value-type="float" office:value="90">
            <text:p>90</text:p>
          </table:table-cell>
          <table:table-cell office:value-type="string">
            <text:p>/g” {} \;</text:p>
          </table:table-cell>
          <table:table-cell table:formula="of:=CONCATENATE([.A90];[.B90];[.C90];[.D90];[.E90])" office:value-type="string" office:string-value="find /home/peter/Thesis/FNQfiles/Text/Formatted -type f -exec sed -i “s/\tM\. Guénhaël Huet/90/g” {} \;">
            <text:p>find /home/peter/Thesis/FNQfiles/Text/Formatted -type f -exec sed -i “s/\tM\. Guénhaël Huet/9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uillaume Garot</text:p>
          </table:table-cell>
          <table:table-cell office:value-type="string">
            <text:p>/</text:p>
          </table:table-cell>
          <table:table-cell office:value-type="float" office:value="91">
            <text:p>91</text:p>
          </table:table-cell>
          <table:table-cell office:value-type="string">
            <text:p>/g” {} \;</text:p>
          </table:table-cell>
          <table:table-cell table:formula="of:=CONCATENATE([.A91];[.B91];[.C91];[.D91];[.E91])" office:value-type="string" office:string-value="find /home/peter/Thesis/FNQfiles/Text/Formatted -type f -exec sed -i “s/\tM\. Guillaume Garot/91/g” {} \;">
            <text:p>find /home/peter/Thesis/FNQfiles/Text/Formatted -type f -exec sed -i “s/\tM\. Guillaume Garot/9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uy Delcourt</text:p>
          </table:table-cell>
          <table:table-cell office:value-type="string">
            <text:p>/</text:p>
          </table:table-cell>
          <table:table-cell office:value-type="float" office:value="92">
            <text:p>92</text:p>
          </table:table-cell>
          <table:table-cell office:value-type="string">
            <text:p>/g” {} \;</text:p>
          </table:table-cell>
          <table:table-cell table:formula="of:=CONCATENATE([.A92];[.B92];[.C92];[.D92];[.E92])" office:value-type="string" office:string-value="find /home/peter/Thesis/FNQfiles/Text/Formatted -type f -exec sed -i “s/\tM\. Guy Delcourt/92/g” {} \;">
            <text:p>find /home/peter/Thesis/FNQfiles/Text/Formatted -type f -exec sed -i “s/\tM\. Guy Delcourt/9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uy Geoffroy</text:p>
          </table:table-cell>
          <table:table-cell office:value-type="string">
            <text:p>/</text:p>
          </table:table-cell>
          <table:table-cell office:value-type="float" office:value="93">
            <text:p>93</text:p>
          </table:table-cell>
          <table:table-cell office:value-type="string">
            <text:p>/g” {} \;</text:p>
          </table:table-cell>
          <table:table-cell table:formula="of:=CONCATENATE([.A93];[.B93];[.C93];[.D93];[.E93])" office:value-type="string" office:string-value="find /home/peter/Thesis/FNQfiles/Text/Formatted -type f -exec sed -i “s/\tM\. Guy Geoffroy/93/g” {} \;">
            <text:p>find /home/peter/Thesis/FNQfiles/Text/Formatted -type f -exec sed -i “s/\tM\. Guy Geoffroy/9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uy Lefrand</text:p>
          </table:table-cell>
          <table:table-cell office:value-type="string">
            <text:p>/</text:p>
          </table:table-cell>
          <table:table-cell office:value-type="float" office:value="94">
            <text:p>94</text:p>
          </table:table-cell>
          <table:table-cell office:value-type="string">
            <text:p>/g” {} \;</text:p>
          </table:table-cell>
          <table:table-cell table:formula="of:=CONCATENATE([.A94];[.B94];[.C94];[.D94];[.E94])" office:value-type="string" office:string-value="find /home/peter/Thesis/FNQfiles/Text/Formatted -type f -exec sed -i “s/\tM\. Guy Lefrand/94/g” {} \;">
            <text:p>find /home/peter/Thesis/FNQfiles/Text/Formatted -type f -exec sed -i “s/\tM\. Guy Lefrand/9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uy Lefrand</text:p>
          </table:table-cell>
          <table:table-cell office:value-type="string">
            <text:p>/</text:p>
          </table:table-cell>
          <table:table-cell office:value-type="float" office:value="95">
            <text:p>95</text:p>
          </table:table-cell>
          <table:table-cell office:value-type="string">
            <text:p>/g” {} \;</text:p>
          </table:table-cell>
          <table:table-cell table:formula="of:=CONCATENATE([.A95];[.B95];[.C95];[.D95];[.E95])" office:value-type="string" office:string-value="find /home/peter/Thesis/FNQfiles/Text/Formatted -type f -exec sed -i “s/\tM\. Guy Lefrand/95/g” {} \;">
            <text:p>find /home/peter/Thesis/FNQfiles/Text/Formatted -type f -exec sed -i “s/\tM\. Guy Lefrand/9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Guy Malherbe</text:p>
          </table:table-cell>
          <table:table-cell office:value-type="string">
            <text:p>/</text:p>
          </table:table-cell>
          <table:table-cell office:value-type="float" office:value="96">
            <text:p>96</text:p>
          </table:table-cell>
          <table:table-cell office:value-type="string">
            <text:p>/g” {} \;</text:p>
          </table:table-cell>
          <table:table-cell table:formula="of:=CONCATENATE([.A96];[.B96];[.C96];[.D96];[.E96])" office:value-type="string" office:string-value="find /home/peter/Thesis/FNQfiles/Text/Formatted -type f -exec sed -i “s/\tM\. Guy Malherbe/96/g” {} \;">
            <text:p>find /home/peter/Thesis/FNQfiles/Text/Formatted -type f -exec sed -i “s/\tM\. Guy Malherbe/9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Henri de Raincourt</text:p>
          </table:table-cell>
          <table:table-cell office:value-type="string">
            <text:p>/</text:p>
          </table:table-cell>
          <table:table-cell office:value-type="float" office:value="97">
            <text:p>97</text:p>
          </table:table-cell>
          <table:table-cell office:value-type="string">
            <text:p>/g” {} \;</text:p>
          </table:table-cell>
          <table:table-cell table:formula="of:=CONCATENATE([.A97];[.B97];[.C97];[.D97];[.E97])" office:value-type="string" office:string-value="find /home/peter/Thesis/FNQfiles/Text/Formatted -type f -exec sed -i “s/\tM\. Henri de Raincourt/97/g” {} \;">
            <text:p>find /home/peter/Thesis/FNQfiles/Text/Formatted -type f -exec sed -i “s/\tM\. Henri de Raincourt/9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Henri Jibrayel</text:p>
          </table:table-cell>
          <table:table-cell office:value-type="string">
            <text:p>/</text:p>
          </table:table-cell>
          <table:table-cell office:value-type="float" office:value="98">
            <text:p>98</text:p>
          </table:table-cell>
          <table:table-cell office:value-type="string">
            <text:p>/g” {} \;</text:p>
          </table:table-cell>
          <table:table-cell table:formula="of:=CONCATENATE([.A98];[.B98];[.C98];[.D98];[.E98])" office:value-type="string" office:string-value="find /home/peter/Thesis/FNQfiles/Text/Formatted -type f -exec sed -i “s/\tM\. Henri Jibrayel/98/g” {} \;">
            <text:p>find /home/peter/Thesis/FNQfiles/Text/Formatted -type f -exec sed -i “s/\tM\. Henri Jibrayel/9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Henri Nayrou</text:p>
          </table:table-cell>
          <table:table-cell office:value-type="string">
            <text:p>/</text:p>
          </table:table-cell>
          <table:table-cell office:value-type="float" office:value="99">
            <text:p>99</text:p>
          </table:table-cell>
          <table:table-cell office:value-type="string">
            <text:p>/g” {} \;</text:p>
          </table:table-cell>
          <table:table-cell table:formula="of:=CONCATENATE([.A99];[.B99];[.C99];[.D99];[.E99])" office:value-type="string" office:string-value="find /home/peter/Thesis/FNQfiles/Text/Formatted -type f -exec sed -i “s/\tM\. Henri Nayrou/99/g” {} \;">
            <text:p>find /home/peter/Thesis/FNQfiles/Text/Formatted -type f -exec sed -i “s/\tM\. Henri Nayrou/9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Hervé Gaymard</text:p>
          </table:table-cell>
          <table:table-cell office:value-type="string">
            <text:p>/</text:p>
          </table:table-cell>
          <table:table-cell office:value-type="float" office:value="100">
            <text:p>100</text:p>
          </table:table-cell>
          <table:table-cell office:value-type="string">
            <text:p>/g” {} \;</text:p>
          </table:table-cell>
          <table:table-cell table:formula="of:=CONCATENATE([.A100];[.B100];[.C100];[.D100];[.E100])" office:value-type="string" office:string-value="find /home/peter/Thesis/FNQfiles/Text/Formatted -type f -exec sed -i “s/\tM\. Hervé Gaymard/100/g” {} \;">
            <text:p>find /home/peter/Thesis/FNQfiles/Text/Formatted -type f -exec sed -i “s/\tM\. Hervé Gaymard/10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Hervé Mariton</text:p>
          </table:table-cell>
          <table:table-cell office:value-type="string">
            <text:p>/</text:p>
          </table:table-cell>
          <table:table-cell office:value-type="float" office:value="101">
            <text:p>101</text:p>
          </table:table-cell>
          <table:table-cell office:value-type="string">
            <text:p>/g” {} \;</text:p>
          </table:table-cell>
          <table:table-cell table:formula="of:=CONCATENATE([.A101];[.B101];[.C101];[.D101];[.E101])" office:value-type="string" office:string-value="find /home/peter/Thesis/FNQfiles/Text/Formatted -type f -exec sed -i “s/\tM\. Hervé Mariton/101/g” {} \;">
            <text:p>find /home/peter/Thesis/FNQfiles/Text/Formatted -type f -exec sed -i “s/\tM\. Hervé Mariton/10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acques Desallangre</text:p>
          </table:table-cell>
          <table:table-cell office:value-type="string">
            <text:p>/</text:p>
          </table:table-cell>
          <table:table-cell office:value-type="float" office:value="102">
            <text:p>102</text:p>
          </table:table-cell>
          <table:table-cell office:value-type="string">
            <text:p>/g” {} \;</text:p>
          </table:table-cell>
          <table:table-cell table:formula="of:=CONCATENATE([.A102];[.B102];[.C102];[.D102];[.E102])" office:value-type="string" office:string-value="find /home/peter/Thesis/FNQfiles/Text/Formatted -type f -exec sed -i “s/\tM\. Jacques Desallangre/102/g” {} \;">
            <text:p>find /home/peter/Thesis/FNQfiles/Text/Formatted -type f -exec sed -i “s/\tM\. Jacques Desallangre/10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acques Le Nay</text:p>
          </table:table-cell>
          <table:table-cell office:value-type="string">
            <text:p>/</text:p>
          </table:table-cell>
          <table:table-cell office:value-type="float" office:value="103">
            <text:p>103</text:p>
          </table:table-cell>
          <table:table-cell office:value-type="string">
            <text:p>/g” {} \;</text:p>
          </table:table-cell>
          <table:table-cell table:formula="of:=CONCATENATE([.A103];[.B103];[.C103];[.D103];[.E103])" office:value-type="string" office:string-value="find /home/peter/Thesis/FNQfiles/Text/Formatted -type f -exec sed -i “s/\tM\. Jacques Le Nay/103/g” {} \;">
            <text:p>find /home/peter/Thesis/FNQfiles/Text/Formatted -type f -exec sed -i “s/\tM\. Jacques Le Nay/10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acques Myard</text:p>
          </table:table-cell>
          <table:table-cell office:value-type="string">
            <text:p>/</text:p>
          </table:table-cell>
          <table:table-cell office:value-type="float" office:value="104">
            <text:p>104</text:p>
          </table:table-cell>
          <table:table-cell office:value-type="string">
            <text:p>/g” {} \;</text:p>
          </table:table-cell>
          <table:table-cell table:formula="of:=CONCATENATE([.A104];[.B104];[.C104];[.D104];[.E104])" office:value-type="string" office:string-value="find /home/peter/Thesis/FNQfiles/Text/Formatted -type f -exec sed -i “s/\tM\. Jacques Myard/104/g” {} \;">
            <text:p>find /home/peter/Thesis/FNQfiles/Text/Formatted -type f -exec sed -i “s/\tM\. Jacques Myard/10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acques Remiller</text:p>
          </table:table-cell>
          <table:table-cell office:value-type="string">
            <text:p>/</text:p>
          </table:table-cell>
          <table:table-cell office:value-type="float" office:value="105">
            <text:p>105</text:p>
          </table:table-cell>
          <table:table-cell office:value-type="string">
            <text:p>/g” {} \;</text:p>
          </table:table-cell>
          <table:table-cell table:formula="of:=CONCATENATE([.A105];[.B105];[.C105];[.D105];[.E105])" office:value-type="string" office:string-value="find /home/peter/Thesis/FNQfiles/Text/Formatted -type f -exec sed -i “s/\tM\. Jacques Remiller/105/g” {} \;">
            <text:p>find /home/peter/Thesis/FNQfiles/Text/Formatted -type f -exec sed -i “s/\tM\. Jacques Remiller/10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acques Valax</text:p>
          </table:table-cell>
          <table:table-cell office:value-type="string">
            <text:p>/</text:p>
          </table:table-cell>
          <table:table-cell office:value-type="float" office:value="106">
            <text:p>106</text:p>
          </table:table-cell>
          <table:table-cell office:value-type="string">
            <text:p>/g” {} \;</text:p>
          </table:table-cell>
          <table:table-cell table:formula="of:=CONCATENATE([.A106];[.B106];[.C106];[.D106];[.E106])" office:value-type="string" office:string-value="find /home/peter/Thesis/FNQfiles/Text/Formatted -type f -exec sed -i “s/\tM\. Jacques Valax/106/g” {} \;">
            <text:p>find /home/peter/Thesis/FNQfiles/Text/Formatted -type f -exec sed -i “s/\tM\. Jacques Valax/10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 Auclair</text:p>
          </table:table-cell>
          <table:table-cell office:value-type="string">
            <text:p>/</text:p>
          </table:table-cell>
          <table:table-cell office:value-type="float" office:value="107">
            <text:p>107</text:p>
          </table:table-cell>
          <table:table-cell office:value-type="string">
            <text:p>/g” {} \;</text:p>
          </table:table-cell>
          <table:table-cell table:formula="of:=CONCATENATE([.A107];[.B107];[.C107];[.D107];[.E107])" office:value-type="string" office:string-value="find /home/peter/Thesis/FNQfiles/Text/Formatted -type f -exec sed -i “s/\tM\. Jean Auclair/107/g” {} \;">
            <text:p>find /home/peter/Thesis/FNQfiles/Text/Formatted -type f -exec sed -i “s/\tM\. Jean Auclair/10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 Dionis du Séjour</text:p>
          </table:table-cell>
          <table:table-cell office:value-type="string">
            <text:p>/</text:p>
          </table:table-cell>
          <table:table-cell office:value-type="float" office:value="108">
            <text:p>108</text:p>
          </table:table-cell>
          <table:table-cell office:value-type="string">
            <text:p>/g” {} \;</text:p>
          </table:table-cell>
          <table:table-cell table:formula="of:=CONCATENATE([.A108];[.B108];[.C108];[.D108];[.E108])" office:value-type="string" office:string-value="find /home/peter/Thesis/FNQfiles/Text/Formatted -type f -exec sed -i “s/\tM\. Jean Dionis du Séjour/108/g” {} \;">
            <text:p>find /home/peter/Thesis/FNQfiles/Text/Formatted -type f -exec sed -i “s/\tM\. Jean Dionis du Séjour/10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 Gaubert</text:p>
          </table:table-cell>
          <table:table-cell office:value-type="string">
            <text:p>/</text:p>
          </table:table-cell>
          <table:table-cell office:value-type="float" office:value="109">
            <text:p>109</text:p>
          </table:table-cell>
          <table:table-cell office:value-type="string">
            <text:p>/g” {} \;</text:p>
          </table:table-cell>
          <table:table-cell table:formula="of:=CONCATENATE([.A109];[.B109];[.C109];[.D109];[.E109])" office:value-type="string" office:string-value="find /home/peter/Thesis/FNQfiles/Text/Formatted -type f -exec sed -i “s/\tM\. Jean Gaubert/109/g” {} \;">
            <text:p>find /home/peter/Thesis/FNQfiles/Text/Formatted -type f -exec sed -i “s/\tM\. Jean Gaubert/10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 Glavany</text:p>
          </table:table-cell>
          <table:table-cell office:value-type="string">
            <text:p>/</text:p>
          </table:table-cell>
          <table:table-cell office:value-type="float" office:value="110">
            <text:p>110</text:p>
          </table:table-cell>
          <table:table-cell office:value-type="string">
            <text:p>/g” {} \;</text:p>
          </table:table-cell>
          <table:table-cell table:formula="of:=CONCATENATE([.A110];[.B110];[.C110];[.D110];[.E110])" office:value-type="string" office:string-value="find /home/peter/Thesis/FNQfiles/Text/Formatted -type f -exec sed -i “s/\tM\. Jean Glavany/110/g” {} \;">
            <text:p>find /home/peter/Thesis/FNQfiles/Text/Formatted -type f -exec sed -i “s/\tM\. Jean Glavany/11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 Launay</text:p>
          </table:table-cell>
          <table:table-cell office:value-type="string">
            <text:p>/</text:p>
          </table:table-cell>
          <table:table-cell office:value-type="float" office:value="111">
            <text:p>111</text:p>
          </table:table-cell>
          <table:table-cell office:value-type="string">
            <text:p>/g” {} \;</text:p>
          </table:table-cell>
          <table:table-cell table:formula="of:=CONCATENATE([.A111];[.B111];[.C111];[.D111];[.E111])" office:value-type="string" office:string-value="find /home/peter/Thesis/FNQfiles/Text/Formatted -type f -exec sed -i “s/\tM\. Jean Launay/111/g” {} \;">
            <text:p>find /home/peter/Thesis/FNQfiles/Text/Formatted -type f -exec sed -i “s/\tM\. Jean Launay/11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 Leonetti</text:p>
          </table:table-cell>
          <table:table-cell office:value-type="string">
            <text:p>/</text:p>
          </table:table-cell>
          <table:table-cell office:value-type="float" office:value="112">
            <text:p>112</text:p>
          </table:table-cell>
          <table:table-cell office:value-type="string">
            <text:p>/g” {} \;</text:p>
          </table:table-cell>
          <table:table-cell table:formula="of:=CONCATENATE([.A112];[.B112];[.C112];[.D112];[.E112])" office:value-type="string" office:string-value="find /home/peter/Thesis/FNQfiles/Text/Formatted -type f -exec sed -i “s/\tM\. Jean Leonetti/112/g” {} \;">
            <text:p>find /home/peter/Thesis/FNQfiles/Text/Formatted -type f -exec sed -i “s/\tM\. Jean Leonetti/11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 Mallot</text:p>
          </table:table-cell>
          <table:table-cell office:value-type="string">
            <text:p>/</text:p>
          </table:table-cell>
          <table:table-cell office:value-type="float" office:value="113">
            <text:p>113</text:p>
          </table:table-cell>
          <table:table-cell office:value-type="string">
            <text:p>/g” {} \;</text:p>
          </table:table-cell>
          <table:table-cell table:formula="of:=CONCATENATE([.A113];[.B113];[.C113];[.D113];[.E113])" office:value-type="string" office:string-value="find /home/peter/Thesis/FNQfiles/Text/Formatted -type f -exec sed -i “s/\tM\. Jean Mallot/113/g” {} \;">
            <text:p>find /home/peter/Thesis/FNQfiles/Text/Formatted -type f -exec sed -i “s/\tM\. Jean Mallot/11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 Proriol</text:p>
          </table:table-cell>
          <table:table-cell office:value-type="string">
            <text:p>/</text:p>
          </table:table-cell>
          <table:table-cell office:value-type="float" office:value="114">
            <text:p>114</text:p>
          </table:table-cell>
          <table:table-cell office:value-type="string">
            <text:p>/g” {} \;</text:p>
          </table:table-cell>
          <table:table-cell table:formula="of:=CONCATENATE([.A114];[.B114];[.C114];[.D114];[.E114])" office:value-type="string" office:string-value="find /home/peter/Thesis/FNQfiles/Text/Formatted -type f -exec sed -i “s/\tM\. Jean Proriol/114/g” {} \;">
            <text:p>find /home/peter/Thesis/FNQfiles/Text/Formatted -type f -exec sed -i “s/\tM\. Jean Proriol/11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 Roatta</text:p>
          </table:table-cell>
          <table:table-cell office:value-type="string">
            <text:p>/</text:p>
          </table:table-cell>
          <table:table-cell office:value-type="float" office:value="115">
            <text:p>115</text:p>
          </table:table-cell>
          <table:table-cell office:value-type="string">
            <text:p>/g” {} \;</text:p>
          </table:table-cell>
          <table:table-cell table:formula="of:=CONCATENATE([.A115];[.B115];[.C115];[.D115];[.E115])" office:value-type="string" office:string-value="find /home/peter/Thesis/FNQfiles/Text/Formatted -type f -exec sed -i “s/\tM\. Jean Roatta/115/g” {} \;">
            <text:p>find /home/peter/Thesis/FNQfiles/Text/Formatted -type f -exec sed -i “s/\tM\. Jean Roatta/11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Charles Taugourdeau</text:p>
          </table:table-cell>
          <table:table-cell office:value-type="string">
            <text:p>/</text:p>
          </table:table-cell>
          <table:table-cell office:value-type="float" office:value="116">
            <text:p>116</text:p>
          </table:table-cell>
          <table:table-cell office:value-type="string">
            <text:p>/g” {} \;</text:p>
          </table:table-cell>
          <table:table-cell table:formula="of:=CONCATENATE([.A116];[.B116];[.C116];[.D116];[.E116])" office:value-type="string" office:string-value="find /home/peter/Thesis/FNQfiles/Text/Formatted -type f -exec sed -i “s/\tM\. Jean-Charles Taugourdeau/116/g” {} \;">
            <text:p>find /home/peter/Thesis/FNQfiles/Text/Formatted -type f -exec sed -i “s/\tM\. Jean-Charles Taugourdeau/11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Christophe Lagarde</text:p>
          </table:table-cell>
          <table:table-cell office:value-type="string">
            <text:p>/</text:p>
          </table:table-cell>
          <table:table-cell office:value-type="float" office:value="117">
            <text:p>117</text:p>
          </table:table-cell>
          <table:table-cell office:value-type="string">
            <text:p>/g” {} \;</text:p>
          </table:table-cell>
          <table:table-cell table:formula="of:=CONCATENATE([.A117];[.B117];[.C117];[.D117];[.E117])" office:value-type="string" office:string-value="find /home/peter/Thesis/FNQfiles/Text/Formatted -type f -exec sed -i “s/\tM\. Jean-Christophe Lagarde/117/g” {} \;">
            <text:p>find /home/peter/Thesis/FNQfiles/Text/Formatted -type f -exec sed -i “s/\tM\. Jean-Christophe Lagarde/11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Claude Flory</text:p>
          </table:table-cell>
          <table:table-cell office:value-type="string">
            <text:p>/</text:p>
          </table:table-cell>
          <table:table-cell office:value-type="float" office:value="118">
            <text:p>118</text:p>
          </table:table-cell>
          <table:table-cell office:value-type="string">
            <text:p>/g” {} \;</text:p>
          </table:table-cell>
          <table:table-cell table:formula="of:=CONCATENATE([.A118];[.B118];[.C118];[.D118];[.E118])" office:value-type="string" office:string-value="find /home/peter/Thesis/FNQfiles/Text/Formatted -type f -exec sed -i “s/\tM\. Jean-Claude Flory/118/g” {} \;">
            <text:p>find /home/peter/Thesis/FNQfiles/Text/Formatted -type f -exec sed -i “s/\tM\. Jean-Claude Flory/11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Claude Guibal</text:p>
          </table:table-cell>
          <table:table-cell office:value-type="string">
            <text:p>/</text:p>
          </table:table-cell>
          <table:table-cell office:value-type="float" office:value="119">
            <text:p>119</text:p>
          </table:table-cell>
          <table:table-cell office:value-type="string">
            <text:p>/g” {} \;</text:p>
          </table:table-cell>
          <table:table-cell table:formula="of:=CONCATENATE([.A119];[.B119];[.C119];[.D119];[.E119])" office:value-type="string" office:string-value="find /home/peter/Thesis/FNQfiles/Text/Formatted -type f -exec sed -i “s/\tM\. Jean-Claude Guibal/119/g” {} \;">
            <text:p>find /home/peter/Thesis/FNQfiles/Text/Formatted -type f -exec sed -i “s/\tM\. Jean-Claude Guibal/11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Claude Lenoir</text:p>
          </table:table-cell>
          <table:table-cell office:value-type="string">
            <text:p>/</text:p>
          </table:table-cell>
          <table:table-cell office:value-type="float" office:value="120">
            <text:p>120</text:p>
          </table:table-cell>
          <table:table-cell office:value-type="string">
            <text:p>/g” {} \;</text:p>
          </table:table-cell>
          <table:table-cell table:formula="of:=CONCATENATE([.A120];[.B120];[.C120];[.D120];[.E120])" office:value-type="string" office:string-value="find /home/peter/Thesis/FNQfiles/Text/Formatted -type f -exec sed -i “s/\tM\. Jean-Claude Lenoir/120/g” {} \;">
            <text:p>find /home/peter/Thesis/FNQfiles/Text/Formatted -type f -exec sed -i “s/\tM\. Jean-Claude Lenoir/12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Claude Sandrier</text:p>
          </table:table-cell>
          <table:table-cell office:value-type="string">
            <text:p>/</text:p>
          </table:table-cell>
          <table:table-cell office:value-type="float" office:value="121">
            <text:p>121</text:p>
          </table:table-cell>
          <table:table-cell office:value-type="string">
            <text:p>/g” {} \;</text:p>
          </table:table-cell>
          <table:table-cell table:formula="of:=CONCATENATE([.A121];[.B121];[.C121];[.D121];[.E121])" office:value-type="string" office:string-value="find /home/peter/Thesis/FNQfiles/Text/Formatted -type f -exec sed -i “s/\tM\. Jean-Claude Sandrier/121/g” {} \;">
            <text:p>find /home/peter/Thesis/FNQfiles/Text/Formatted -type f -exec sed -i “s/\tM\. Jean-Claude Sandrier/12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Claude Viollet</text:p>
          </table:table-cell>
          <table:table-cell office:value-type="string">
            <text:p>/</text:p>
          </table:table-cell>
          <table:table-cell office:value-type="float" office:value="122">
            <text:p>122</text:p>
          </table:table-cell>
          <table:table-cell office:value-type="string">
            <text:p>/g” {} \;</text:p>
          </table:table-cell>
          <table:table-cell table:formula="of:=CONCATENATE([.A122];[.B122];[.C122];[.D122];[.E122])" office:value-type="string" office:string-value="find /home/peter/Thesis/FNQfiles/Text/Formatted -type f -exec sed -i “s/\tM\. Jean-Claude Viollet/122/g” {} \;">
            <text:p>find /home/peter/Thesis/FNQfiles/Text/Formatted -type f -exec sed -i “s/\tM\. Jean-Claude Viollet/12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François Copé</text:p>
          </table:table-cell>
          <table:table-cell office:value-type="string">
            <text:p>/</text:p>
          </table:table-cell>
          <table:table-cell office:value-type="float" office:value="123">
            <text:p>123</text:p>
          </table:table-cell>
          <table:table-cell office:value-type="string">
            <text:p>/g” {} \;</text:p>
          </table:table-cell>
          <table:table-cell table:formula="of:=CONCATENATE([.A123];[.B123];[.C123];[.D123];[.E123])" office:value-type="string" office:string-value="find /home/peter/Thesis/FNQfiles/Text/Formatted -type f -exec sed -i “s/\tM\. Jean-François Copé/123/g” {} \;">
            <text:p>find /home/peter/Thesis/FNQfiles/Text/Formatted -type f -exec sed -i “s/\tM\. Jean-François Copé/12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François Lamour</text:p>
          </table:table-cell>
          <table:table-cell office:value-type="string">
            <text:p>/</text:p>
          </table:table-cell>
          <table:table-cell office:value-type="float" office:value="124">
            <text:p>124</text:p>
          </table:table-cell>
          <table:table-cell office:value-type="string">
            <text:p>/g” {} \;</text:p>
          </table:table-cell>
          <table:table-cell table:formula="of:=CONCATENATE([.A124];[.B124];[.C124];[.D124];[.E124])" office:value-type="string" office:string-value="find /home/peter/Thesis/FNQfiles/Text/Formatted -type f -exec sed -i “s/\tM\. Jean-François Lamour/124/g” {} \;">
            <text:p>find /home/peter/Thesis/FNQfiles/Text/Formatted -type f -exec sed -i “s/\tM\. Jean-François Lamour/12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Jack Queyranne</text:p>
          </table:table-cell>
          <table:table-cell office:value-type="string">
            <text:p>/</text:p>
          </table:table-cell>
          <table:table-cell office:value-type="float" office:value="125">
            <text:p>125</text:p>
          </table:table-cell>
          <table:table-cell office:value-type="string">
            <text:p>/g” {} \;</text:p>
          </table:table-cell>
          <table:table-cell table:formula="of:=CONCATENATE([.A125];[.B125];[.C125];[.D125];[.E125])" office:value-type="string" office:string-value="find /home/peter/Thesis/FNQfiles/Text/Formatted -type f -exec sed -i “s/\tM\. Jean-Jack Queyranne/125/g” {} \;">
            <text:p>find /home/peter/Thesis/FNQfiles/Text/Formatted -type f -exec sed -i “s/\tM\. Jean-Jack Queyranne/12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Jacques Candelier</text:p>
          </table:table-cell>
          <table:table-cell office:value-type="string">
            <text:p>/</text:p>
          </table:table-cell>
          <table:table-cell office:value-type="float" office:value="126">
            <text:p>126</text:p>
          </table:table-cell>
          <table:table-cell office:value-type="string">
            <text:p>/g” {} \;</text:p>
          </table:table-cell>
          <table:table-cell table:formula="of:=CONCATENATE([.A126];[.B126];[.C126];[.D126];[.E126])" office:value-type="string" office:string-value="find /home/peter/Thesis/FNQfiles/Text/Formatted -type f -exec sed -i “s/\tM\. Jean-Jacques Candelier/126/g” {} \;">
            <text:p>find /home/peter/Thesis/FNQfiles/Text/Formatted -type f -exec sed -i “s/\tM\. Jean-Jacques Candelier/12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Jacques Gaultier</text:p>
          </table:table-cell>
          <table:table-cell office:value-type="string">
            <text:p>/</text:p>
          </table:table-cell>
          <table:table-cell office:value-type="float" office:value="127">
            <text:p>127</text:p>
          </table:table-cell>
          <table:table-cell office:value-type="string">
            <text:p>/g” {} \;</text:p>
          </table:table-cell>
          <table:table-cell table:formula="of:=CONCATENATE([.A127];[.B127];[.C127];[.D127];[.E127])" office:value-type="string" office:string-value="find /home/peter/Thesis/FNQfiles/Text/Formatted -type f -exec sed -i “s/\tM\. Jean-Jacques Gaultier/127/g” {} \;">
            <text:p>find /home/peter/Thesis/FNQfiles/Text/Formatted -type f -exec sed -i “s/\tM\. Jean-Jacques Gaultier/12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Jacques Guillet</text:p>
          </table:table-cell>
          <table:table-cell office:value-type="string">
            <text:p>/</text:p>
          </table:table-cell>
          <table:table-cell office:value-type="float" office:value="128">
            <text:p>128</text:p>
          </table:table-cell>
          <table:table-cell office:value-type="string">
            <text:p>/g” {} \;</text:p>
          </table:table-cell>
          <table:table-cell table:formula="of:=CONCATENATE([.A128];[.B128];[.C128];[.D128];[.E128])" office:value-type="string" office:string-value="find /home/peter/Thesis/FNQfiles/Text/Formatted -type f -exec sed -i “s/\tM\. Jean-Jacques Guillet/128/g” {} \;">
            <text:p>find /home/peter/Thesis/FNQfiles/Text/Formatted -type f -exec sed -i “s/\tM\. Jean-Jacques Guillet/12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Jacques Urvoas</text:p>
          </table:table-cell>
          <table:table-cell office:value-type="string">
            <text:p>/</text:p>
          </table:table-cell>
          <table:table-cell office:value-type="float" office:value="129">
            <text:p>129</text:p>
          </table:table-cell>
          <table:table-cell office:value-type="string">
            <text:p>/g” {} \;</text:p>
          </table:table-cell>
          <table:table-cell table:formula="of:=CONCATENATE([.A129];[.B129];[.C129];[.D129];[.E129])" office:value-type="string" office:string-value="find /home/peter/Thesis/FNQfiles/Text/Formatted -type f -exec sed -i “s/\tM\. Jean-Jacques Urvoas/129/g” {} \;">
            <text:p>find /home/peter/Thesis/FNQfiles/Text/Formatted -type f -exec sed -i “s/\tM\. Jean-Jacques Urvoas/12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Louis Borloo</text:p>
          </table:table-cell>
          <table:table-cell office:value-type="string">
            <text:p>/</text:p>
          </table:table-cell>
          <table:table-cell office:value-type="float" office:value="130">
            <text:p>130</text:p>
          </table:table-cell>
          <table:table-cell office:value-type="string">
            <text:p>/g” {} \;</text:p>
          </table:table-cell>
          <table:table-cell table:formula="of:=CONCATENATE([.A130];[.B130];[.C130];[.D130];[.E130])" office:value-type="string" office:string-value="find /home/peter/Thesis/FNQfiles/Text/Formatted -type f -exec sed -i “s/\tM\. Jean-Louis Borloo/130/g” {} \;">
            <text:p>find /home/peter/Thesis/FNQfiles/Text/Formatted -type f -exec sed -i “s/\tM\. Jean-Louis Borloo/13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Louis Dumont</text:p>
          </table:table-cell>
          <table:table-cell office:value-type="string">
            <text:p>/</text:p>
          </table:table-cell>
          <table:table-cell office:value-type="float" office:value="131">
            <text:p>131</text:p>
          </table:table-cell>
          <table:table-cell office:value-type="string">
            <text:p>/g” {} \;</text:p>
          </table:table-cell>
          <table:table-cell table:formula="of:=CONCATENATE([.A131];[.B131];[.C131];[.D131];[.E131])" office:value-type="string" office:string-value="find /home/peter/Thesis/FNQfiles/Text/Formatted -type f -exec sed -i “s/\tM\. Jean-Louis Dumont/131/g” {} \;">
            <text:p>find /home/peter/Thesis/FNQfiles/Text/Formatted -type f -exec sed -i “s/\tM\. Jean-Louis Dumont/13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Louis Touraine</text:p>
          </table:table-cell>
          <table:table-cell office:value-type="string">
            <text:p>/</text:p>
          </table:table-cell>
          <table:table-cell office:value-type="float" office:value="132">
            <text:p>132</text:p>
          </table:table-cell>
          <table:table-cell office:value-type="string">
            <text:p>/g” {} \;</text:p>
          </table:table-cell>
          <table:table-cell table:formula="of:=CONCATENATE([.A132];[.B132];[.C132];[.D132];[.E132])" office:value-type="string" office:string-value="find /home/peter/Thesis/FNQfiles/Text/Formatted -type f -exec sed -i “s/\tM\. Jean-Louis Touraine/132/g” {} \;">
            <text:p>find /home/peter/Thesis/FNQfiles/Text/Formatted -type f -exec sed -i “s/\tM\. Jean-Louis Touraine/13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Luc Préel</text:p>
          </table:table-cell>
          <table:table-cell office:value-type="string">
            <text:p>/</text:p>
          </table:table-cell>
          <table:table-cell office:value-type="float" office:value="133">
            <text:p>133</text:p>
          </table:table-cell>
          <table:table-cell office:value-type="string">
            <text:p>/g” {} \;</text:p>
          </table:table-cell>
          <table:table-cell table:formula="of:=CONCATENATE([.A133];[.B133];[.C133];[.D133];[.E133])" office:value-type="string" office:string-value="find /home/peter/Thesis/FNQfiles/Text/Formatted -type f -exec sed -i “s/\tM\. Jean-Luc Préel/133/g” {} \;">
            <text:p>find /home/peter/Thesis/FNQfiles/Text/Formatted -type f -exec sed -i “s/\tM\. Jean-Luc Préel/13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Luc Warsmann</text:p>
          </table:table-cell>
          <table:table-cell office:value-type="string">
            <text:p>/</text:p>
          </table:table-cell>
          <table:table-cell office:value-type="float" office:value="134">
            <text:p>134</text:p>
          </table:table-cell>
          <table:table-cell office:value-type="string">
            <text:p>/g” {} \;</text:p>
          </table:table-cell>
          <table:table-cell table:formula="of:=CONCATENATE([.A134];[.B134];[.C134];[.D134];[.E134])" office:value-type="string" office:string-value="find /home/peter/Thesis/FNQfiles/Text/Formatted -type f -exec sed -i “s/\tM\. Jean-Luc Warsmann/134/g” {} \;">
            <text:p>find /home/peter/Thesis/FNQfiles/Text/Formatted -type f -exec sed -i “s/\tM\. Jean-Luc Warsmann/13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Marc Ayrault</text:p>
          </table:table-cell>
          <table:table-cell office:value-type="string">
            <text:p>/</text:p>
          </table:table-cell>
          <table:table-cell office:value-type="float" office:value="135">
            <text:p>135</text:p>
          </table:table-cell>
          <table:table-cell office:value-type="string">
            <text:p>/g” {} \;</text:p>
          </table:table-cell>
          <table:table-cell table:formula="of:=CONCATENATE([.A135];[.B135];[.C135];[.D135];[.E135])" office:value-type="string" office:string-value="find /home/peter/Thesis/FNQfiles/Text/Formatted -type f -exec sed -i “s/\tM\. Jean-Marc Ayrault/135/g” {} \;">
            <text:p>find /home/peter/Thesis/FNQfiles/Text/Formatted -type f -exec sed -i “s/\tM\. Jean-Marc Ayrault/13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Marc Nesme</text:p>
          </table:table-cell>
          <table:table-cell office:value-type="string">
            <text:p>/</text:p>
          </table:table-cell>
          <table:table-cell office:value-type="float" office:value="136">
            <text:p>136</text:p>
          </table:table-cell>
          <table:table-cell office:value-type="string">
            <text:p>/g” {} \;</text:p>
          </table:table-cell>
          <table:table-cell table:formula="of:=CONCATENATE([.A136];[.B136];[.C136];[.D136];[.E136])" office:value-type="string" office:string-value="find /home/peter/Thesis/FNQfiles/Text/Formatted -type f -exec sed -i “s/\tM\. Jean-Marc Nesme/136/g” {} \;">
            <text:p>find /home/peter/Thesis/FNQfiles/Text/Formatted -type f -exec sed -i “s/\tM\. Jean-Marc Nesme/13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Marie Le Guen</text:p>
          </table:table-cell>
          <table:table-cell office:value-type="string">
            <text:p>/</text:p>
          </table:table-cell>
          <table:table-cell office:value-type="float" office:value="137">
            <text:p>137</text:p>
          </table:table-cell>
          <table:table-cell office:value-type="string">
            <text:p>/g” {} \;</text:p>
          </table:table-cell>
          <table:table-cell table:formula="of:=CONCATENATE([.A137];[.B137];[.C137];[.D137];[.E137])" office:value-type="string" office:string-value="find /home/peter/Thesis/FNQfiles/Text/Formatted -type f -exec sed -i “s/\tM\. Jean-Marie Le Guen/137/g” {} \;">
            <text:p>find /home/peter/Thesis/FNQfiles/Text/Formatted -type f -exec sed -i “s/\tM\. Jean-Marie Le Guen/13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Marie Sermier</text:p>
          </table:table-cell>
          <table:table-cell office:value-type="string">
            <text:p>/</text:p>
          </table:table-cell>
          <table:table-cell office:value-type="float" office:value="138">
            <text:p>138</text:p>
          </table:table-cell>
          <table:table-cell office:value-type="string">
            <text:p>/g” {} \;</text:p>
          </table:table-cell>
          <table:table-cell table:formula="of:=CONCATENATE([.A138];[.B138];[.C138];[.D138];[.E138])" office:value-type="string" office:string-value="find /home/peter/Thesis/FNQfiles/Text/Formatted -type f -exec sed -i “s/\tM\. Jean-Marie Sermier/138/g” {} \;">
            <text:p>find /home/peter/Thesis/FNQfiles/Text/Formatted -type f -exec sed -i “s/\tM\. Jean-Marie Sermier/13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Michel Boucheron</text:p>
          </table:table-cell>
          <table:table-cell office:value-type="string">
            <text:p>/</text:p>
          </table:table-cell>
          <table:table-cell office:value-type="float" office:value="139">
            <text:p>139</text:p>
          </table:table-cell>
          <table:table-cell office:value-type="string">
            <text:p>/g” {} \;</text:p>
          </table:table-cell>
          <table:table-cell table:formula="of:=CONCATENATE([.A139];[.B139];[.C139];[.D139];[.E139])" office:value-type="string" office:string-value="find /home/peter/Thesis/FNQfiles/Text/Formatted -type f -exec sed -i “s/\tM\. Jean-Michel Boucheron/139/g” {} \;">
            <text:p>find /home/peter/Thesis/FNQfiles/Text/Formatted -type f -exec sed -i “s/\tM\. Jean-Michel Boucheron/13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Michel Clément</text:p>
          </table:table-cell>
          <table:table-cell office:value-type="string">
            <text:p>/</text:p>
          </table:table-cell>
          <table:table-cell office:value-type="float" office:value="140">
            <text:p>140</text:p>
          </table:table-cell>
          <table:table-cell office:value-type="string">
            <text:p>/g” {} \;</text:p>
          </table:table-cell>
          <table:table-cell table:formula="of:=CONCATENATE([.A140];[.B140];[.C140];[.D140];[.E140])" office:value-type="string" office:string-value="find /home/peter/Thesis/FNQfiles/Text/Formatted -type f -exec sed -i “s/\tM\. Jean-Michel Clément/140/g” {} \;">
            <text:p>find /home/peter/Thesis/FNQfiles/Text/Formatted -type f -exec sed -i “s/\tM\. Jean-Michel Clément/14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Michel Ferrand</text:p>
          </table:table-cell>
          <table:table-cell office:value-type="string">
            <text:p>/</text:p>
          </table:table-cell>
          <table:table-cell office:value-type="float" office:value="141">
            <text:p>141</text:p>
          </table:table-cell>
          <table:table-cell office:value-type="string">
            <text:p>/g” {} \;</text:p>
          </table:table-cell>
          <table:table-cell table:formula="of:=CONCATENATE([.A141];[.B141];[.C141];[.D141];[.E141])" office:value-type="string" office:string-value="find /home/peter/Thesis/FNQfiles/Text/Formatted -type f -exec sed -i “s/\tM\. Jean-Michel Ferrand/141/g” {} \;">
            <text:p>find /home/peter/Thesis/FNQfiles/Text/Formatted -type f -exec sed -i “s/\tM\. Jean-Michel Ferrand/14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Patrick Gille</text:p>
          </table:table-cell>
          <table:table-cell office:value-type="string">
            <text:p>/</text:p>
          </table:table-cell>
          <table:table-cell office:value-type="float" office:value="142">
            <text:p>142</text:p>
          </table:table-cell>
          <table:table-cell office:value-type="string">
            <text:p>/g” {} \;</text:p>
          </table:table-cell>
          <table:table-cell table:formula="of:=CONCATENATE([.A142];[.B142];[.C142];[.D142];[.E142])" office:value-type="string" office:string-value="find /home/peter/Thesis/FNQfiles/Text/Formatted -type f -exec sed -i “s/\tM\. Jean-Patrick Gille/142/g” {} \;">
            <text:p>find /home/peter/Thesis/FNQfiles/Text/Formatted -type f -exec sed -i “s/\tM\. Jean-Patrick Gille/14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Paul Bacquet</text:p>
          </table:table-cell>
          <table:table-cell office:value-type="string">
            <text:p>/</text:p>
          </table:table-cell>
          <table:table-cell office:value-type="float" office:value="143">
            <text:p>143</text:p>
          </table:table-cell>
          <table:table-cell office:value-type="string">
            <text:p>/g” {} \;</text:p>
          </table:table-cell>
          <table:table-cell table:formula="of:=CONCATENATE([.A143];[.B143];[.C143];[.D143];[.E143])" office:value-type="string" office:string-value="find /home/peter/Thesis/FNQfiles/Text/Formatted -type f -exec sed -i “s/\tM\. Jean-Paul Bacquet/143/g” {} \;">
            <text:p>find /home/peter/Thesis/FNQfiles/Text/Formatted -type f -exec sed -i “s/\tM\. Jean-Paul Bacquet/14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Paul Chanteguet</text:p>
          </table:table-cell>
          <table:table-cell office:value-type="string">
            <text:p>/</text:p>
          </table:table-cell>
          <table:table-cell office:value-type="float" office:value="144">
            <text:p>144</text:p>
          </table:table-cell>
          <table:table-cell office:value-type="string">
            <text:p>/g” {} \;</text:p>
          </table:table-cell>
          <table:table-cell table:formula="of:=CONCATENATE([.A144];[.B144];[.C144];[.D144];[.E144])" office:value-type="string" office:string-value="find /home/peter/Thesis/FNQfiles/Text/Formatted -type f -exec sed -i “s/\tM\. Jean-Paul Chanteguet/144/g” {} \;">
            <text:p>find /home/peter/Thesis/FNQfiles/Text/Formatted -type f -exec sed -i “s/\tM\. Jean-Paul Chanteguet/14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Philippe Maurer</text:p>
          </table:table-cell>
          <table:table-cell office:value-type="string">
            <text:p>/</text:p>
          </table:table-cell>
          <table:table-cell office:value-type="float" office:value="145">
            <text:p>145</text:p>
          </table:table-cell>
          <table:table-cell office:value-type="string">
            <text:p>/g” {} \;</text:p>
          </table:table-cell>
          <table:table-cell table:formula="of:=CONCATENATE([.A145];[.B145];[.C145];[.D145];[.E145])" office:value-type="string" office:string-value="find /home/peter/Thesis/FNQfiles/Text/Formatted -type f -exec sed -i “s/\tM\. Jean-Philippe Maurer/145/g” {} \;">
            <text:p>find /home/peter/Thesis/FNQfiles/Text/Formatted -type f -exec sed -i “s/\tM\. Jean-Philippe Maurer/14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Pierre Balligand</text:p>
          </table:table-cell>
          <table:table-cell office:value-type="string">
            <text:p>/</text:p>
          </table:table-cell>
          <table:table-cell office:value-type="float" office:value="146">
            <text:p>146</text:p>
          </table:table-cell>
          <table:table-cell office:value-type="string">
            <text:p>/g” {} \;</text:p>
          </table:table-cell>
          <table:table-cell table:formula="of:=CONCATENATE([.A146];[.B146];[.C146];[.D146];[.E146])" office:value-type="string" office:string-value="find /home/peter/Thesis/FNQfiles/Text/Formatted -type f -exec sed -i “s/\tM\. Jean-Pierre Balligand/146/g” {} \;">
            <text:p>find /home/peter/Thesis/FNQfiles/Text/Formatted -type f -exec sed -i “s/\tM\. Jean-Pierre Balligand/14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Pierre Brard</text:p>
          </table:table-cell>
          <table:table-cell office:value-type="string">
            <text:p>/</text:p>
          </table:table-cell>
          <table:table-cell office:value-type="float" office:value="147">
            <text:p>147</text:p>
          </table:table-cell>
          <table:table-cell office:value-type="string">
            <text:p>/g” {} \;</text:p>
          </table:table-cell>
          <table:table-cell table:formula="of:=CONCATENATE([.A147];[.B147];[.C147];[.D147];[.E147])" office:value-type="string" office:string-value="find /home/peter/Thesis/FNQfiles/Text/Formatted -type f -exec sed -i “s/\tM\. Jean-Pierre Brard/147/g” {} \;">
            <text:p>find /home/peter/Thesis/FNQfiles/Text/Formatted -type f -exec sed -i “s/\tM\. Jean-Pierre Brard/14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Pierre Decool</text:p>
          </table:table-cell>
          <table:table-cell office:value-type="string">
            <text:p>/</text:p>
          </table:table-cell>
          <table:table-cell office:value-type="float" office:value="148">
            <text:p>148</text:p>
          </table:table-cell>
          <table:table-cell office:value-type="string">
            <text:p>/g” {} \;</text:p>
          </table:table-cell>
          <table:table-cell table:formula="of:=CONCATENATE([.A148];[.B148];[.C148];[.D148];[.E148])" office:value-type="string" office:string-value="find /home/peter/Thesis/FNQfiles/Text/Formatted -type f -exec sed -i “s/\tM\. Jean-Pierre Decool/148/g” {} \;">
            <text:p>find /home/peter/Thesis/FNQfiles/Text/Formatted -type f -exec sed -i “s/\tM\. Jean-Pierre Decool/14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Pierre Door</text:p>
          </table:table-cell>
          <table:table-cell office:value-type="string">
            <text:p>/</text:p>
          </table:table-cell>
          <table:table-cell office:value-type="float" office:value="149">
            <text:p>149</text:p>
          </table:table-cell>
          <table:table-cell office:value-type="string">
            <text:p>/g” {} \;</text:p>
          </table:table-cell>
          <table:table-cell table:formula="of:=CONCATENATE([.A149];[.B149];[.C149];[.D149];[.E149])" office:value-type="string" office:string-value="find /home/peter/Thesis/FNQfiles/Text/Formatted -type f -exec sed -i “s/\tM\. Jean-Pierre Door/149/g” {} \;">
            <text:p>find /home/peter/Thesis/FNQfiles/Text/Formatted -type f -exec sed -i “s/\tM\. Jean-Pierre Door/14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Pierre Dufau</text:p>
          </table:table-cell>
          <table:table-cell office:value-type="string">
            <text:p>/</text:p>
          </table:table-cell>
          <table:table-cell office:value-type="float" office:value="150">
            <text:p>150</text:p>
          </table:table-cell>
          <table:table-cell office:value-type="string">
            <text:p>/g” {} \;</text:p>
          </table:table-cell>
          <table:table-cell table:formula="of:=CONCATENATE([.A150];[.B150];[.C150];[.D150];[.E150])" office:value-type="string" office:string-value="find /home/peter/Thesis/FNQfiles/Text/Formatted -type f -exec sed -i “s/\tM\. Jean-Pierre Dufau/150/g” {} \;">
            <text:p>find /home/peter/Thesis/FNQfiles/Text/Formatted -type f -exec sed -i “s/\tM\. Jean-Pierre Dufau/15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Pierre Dupont</text:p>
          </table:table-cell>
          <table:table-cell office:value-type="string">
            <text:p>/</text:p>
          </table:table-cell>
          <table:table-cell office:value-type="float" office:value="151">
            <text:p>151</text:p>
          </table:table-cell>
          <table:table-cell office:value-type="string">
            <text:p>/g” {} \;</text:p>
          </table:table-cell>
          <table:table-cell table:formula="of:=CONCATENATE([.A151];[.B151];[.C151];[.D151];[.E151])" office:value-type="string" office:string-value="find /home/peter/Thesis/FNQfiles/Text/Formatted -type f -exec sed -i “s/\tM\. Jean-Pierre Dupont/151/g” {} \;">
            <text:p>find /home/peter/Thesis/FNQfiles/Text/Formatted -type f -exec sed -i “s/\tM\. Jean-Pierre Dupont/15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Pierre Grand</text:p>
          </table:table-cell>
          <table:table-cell office:value-type="string">
            <text:p>/</text:p>
          </table:table-cell>
          <table:table-cell office:value-type="float" office:value="152">
            <text:p>152</text:p>
          </table:table-cell>
          <table:table-cell office:value-type="string">
            <text:p>/g” {} \;</text:p>
          </table:table-cell>
          <table:table-cell table:formula="of:=CONCATENATE([.A152];[.B152];[.C152];[.D152];[.E152])" office:value-type="string" office:string-value="find /home/peter/Thesis/FNQfiles/Text/Formatted -type f -exec sed -i “s/\tM\. Jean-Pierre Grand/152/g” {} \;">
            <text:p>find /home/peter/Thesis/FNQfiles/Text/Formatted -type f -exec sed -i “s/\tM\. Jean-Pierre Grand/15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Pierre Nicolas</text:p>
          </table:table-cell>
          <table:table-cell office:value-type="string">
            <text:p>/</text:p>
          </table:table-cell>
          <table:table-cell office:value-type="float" office:value="153">
            <text:p>153</text:p>
          </table:table-cell>
          <table:table-cell office:value-type="string">
            <text:p>/g” {} \;</text:p>
          </table:table-cell>
          <table:table-cell table:formula="of:=CONCATENATE([.A153];[.B153];[.C153];[.D153];[.E153])" office:value-type="string" office:string-value="find /home/peter/Thesis/FNQfiles/Text/Formatted -type f -exec sed -i “s/\tM\. Jean-Pierre Nicolas/153/g” {} \;">
            <text:p>find /home/peter/Thesis/FNQfiles/Text/Formatted -type f -exec sed -i “s/\tM\. Jean-Pierre Nicolas/15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Sébastien Vialatte</text:p>
          </table:table-cell>
          <table:table-cell office:value-type="string">
            <text:p>/</text:p>
          </table:table-cell>
          <table:table-cell office:value-type="float" office:value="154">
            <text:p>154</text:p>
          </table:table-cell>
          <table:table-cell office:value-type="string">
            <text:p>/g” {} \;</text:p>
          </table:table-cell>
          <table:table-cell table:formula="of:=CONCATENATE([.A154];[.B154];[.C154];[.D154];[.E154])" office:value-type="string" office:string-value="find /home/peter/Thesis/FNQfiles/Text/Formatted -type f -exec sed -i “s/\tM\. Jean-Sébastien Vialatte/154/g” {} \;">
            <text:p>find /home/peter/Thesis/FNQfiles/Text/Formatted -type f -exec sed -i “s/\tM\. Jean-Sébastien Vialatte/15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Yves Le Bouillonnec</text:p>
          </table:table-cell>
          <table:table-cell office:value-type="string">
            <text:p>/</text:p>
          </table:table-cell>
          <table:table-cell office:value-type="float" office:value="155">
            <text:p>155</text:p>
          </table:table-cell>
          <table:table-cell office:value-type="string">
            <text:p>/g” {} \;</text:p>
          </table:table-cell>
          <table:table-cell table:formula="of:=CONCATENATE([.A155];[.B155];[.C155];[.D155];[.E155])" office:value-type="string" office:string-value="find /home/peter/Thesis/FNQfiles/Text/Formatted -type f -exec sed -i “s/\tM\. Jean-Yves Le Bouillonnec/155/g” {} \;">
            <text:p>find /home/peter/Thesis/FNQfiles/Text/Formatted -type f -exec sed -i “s/\tM\. Jean-Yves Le Bouillonnec/15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ean-Yves Le Déaut</text:p>
          </table:table-cell>
          <table:table-cell office:value-type="string">
            <text:p>/</text:p>
          </table:table-cell>
          <table:table-cell office:value-type="float" office:value="156">
            <text:p>156</text:p>
          </table:table-cell>
          <table:table-cell office:value-type="string">
            <text:p>/g” {} \;</text:p>
          </table:table-cell>
          <table:table-cell table:formula="of:=CONCATENATE([.A156];[.B156];[.C156];[.D156];[.E156])" office:value-type="string" office:string-value="find /home/peter/Thesis/FNQfiles/Text/Formatted -type f -exec sed -i “s/\tM\. Jean-Yves Le Déaut/156/g” {} \;">
            <text:p>find /home/peter/Thesis/FNQfiles/Text/Formatted -type f -exec sed -i “s/\tM\. Jean-Yves Le Déaut/15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érôme Bignon</text:p>
          </table:table-cell>
          <table:table-cell office:value-type="string">
            <text:p>/</text:p>
          </table:table-cell>
          <table:table-cell office:value-type="float" office:value="157">
            <text:p>157</text:p>
          </table:table-cell>
          <table:table-cell office:value-type="string">
            <text:p>/g” {} \;</text:p>
          </table:table-cell>
          <table:table-cell table:formula="of:=CONCATENATE([.A157];[.B157];[.C157];[.D157];[.E157])" office:value-type="string" office:string-value="find /home/peter/Thesis/FNQfiles/Text/Formatted -type f -exec sed -i “s/\tM\. Jérôme Bignon/157/g” {} \;">
            <text:p>find /home/peter/Thesis/FNQfiles/Text/Formatted -type f -exec sed -i “s/\tM\. Jérôme Bignon/15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érôme Cahuzac</text:p>
          </table:table-cell>
          <table:table-cell office:value-type="string">
            <text:p>/</text:p>
          </table:table-cell>
          <table:table-cell office:value-type="float" office:value="158">
            <text:p>158</text:p>
          </table:table-cell>
          <table:table-cell office:value-type="string">
            <text:p>/g” {} \;</text:p>
          </table:table-cell>
          <table:table-cell table:formula="of:=CONCATENATE([.A158];[.B158];[.C158];[.D158];[.E158])" office:value-type="string" office:string-value="find /home/peter/Thesis/FNQfiles/Text/Formatted -type f -exec sed -i “s/\tM\. Jérôme Cahuzac/158/g” {} \;">
            <text:p>find /home/peter/Thesis/FNQfiles/Text/Formatted -type f -exec sed -i “s/\tM\. Jérôme Cahuzac/15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érôme Chartier</text:p>
          </table:table-cell>
          <table:table-cell office:value-type="string">
            <text:p>/</text:p>
          </table:table-cell>
          <table:table-cell office:value-type="float" office:value="159">
            <text:p>159</text:p>
          </table:table-cell>
          <table:table-cell office:value-type="string">
            <text:p>/g” {} \;</text:p>
          </table:table-cell>
          <table:table-cell table:formula="of:=CONCATENATE([.A159];[.B159];[.C159];[.D159];[.E159])" office:value-type="string" office:string-value="find /home/peter/Thesis/FNQfiles/Text/Formatted -type f -exec sed -i “s/\tM\. Jérôme Chartier/159/g” {} \;">
            <text:p>find /home/peter/Thesis/FNQfiles/Text/Formatted -type f -exec sed -i “s/\tM\. Jérôme Chartier/15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Julien Dray</text:p>
          </table:table-cell>
          <table:table-cell office:value-type="string">
            <text:p>/</text:p>
          </table:table-cell>
          <table:table-cell office:value-type="float" office:value="160">
            <text:p>160</text:p>
          </table:table-cell>
          <table:table-cell office:value-type="string">
            <text:p>/g” {} \;</text:p>
          </table:table-cell>
          <table:table-cell table:formula="of:=CONCATENATE([.A160];[.B160];[.C160];[.D160];[.E160])" office:value-type="string" office:string-value="find /home/peter/Thesis/FNQfiles/Text/Formatted -type f -exec sed -i “s/\tM\. Julien Dray/160/g” {} \;">
            <text:p>find /home/peter/Thesis/FNQfiles/Text/Formatted -type f -exec sed -i “s/\tM\. Julien Dray/16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Laurent Wauquiez</text:p>
          </table:table-cell>
          <table:table-cell office:value-type="string">
            <text:p>/</text:p>
          </table:table-cell>
          <table:table-cell office:value-type="float" office:value="161">
            <text:p>161</text:p>
          </table:table-cell>
          <table:table-cell office:value-type="string">
            <text:p>/g” {} \;</text:p>
          </table:table-cell>
          <table:table-cell table:formula="of:=CONCATENATE([.A161];[.B161];[.C161];[.D161];[.E161])" office:value-type="string" office:string-value="find /home/peter/Thesis/FNQfiles/Text/Formatted -type f -exec sed -i “s/\tM\. Laurent Wauquiez/161/g” {} \;">
            <text:p>find /home/peter/Thesis/FNQfiles/Text/Formatted -type f -exec sed -i “s/\tM\. Laurent Wauquiez/16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le président</text:p>
          </table:table-cell>
          <table:table-cell office:value-type="string">
            <text:p>/</text:p>
          </table:table-cell>
          <table:table-cell office:value-type="float" office:value="162">
            <text:p>162</text:p>
          </table:table-cell>
          <table:table-cell office:value-type="string">
            <text:p>/g” {} \;</text:p>
          </table:table-cell>
          <table:table-cell table:formula="of:=CONCATENATE([.A162];[.B162];[.C162];[.D162];[.E162])" office:value-type="string" office:string-value="find /home/peter/Thesis/FNQfiles/Text/Formatted -type f -exec sed -i “s/\tM\. le président/162/g” {} \;">
            <text:p>find /home/peter/Thesis/FNQfiles/Text/Formatted -type f -exec sed -i “s/\tM\. le président/16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Lionel Tardy</text:p>
          </table:table-cell>
          <table:table-cell office:value-type="string">
            <text:p>/</text:p>
          </table:table-cell>
          <table:table-cell office:value-type="float" office:value="163">
            <text:p>163</text:p>
          </table:table-cell>
          <table:table-cell office:value-type="string">
            <text:p>/g” {} \;</text:p>
          </table:table-cell>
          <table:table-cell table:formula="of:=CONCATENATE([.A163];[.B163];[.C163];[.D163];[.E163])" office:value-type="string" office:string-value="find /home/peter/Thesis/FNQfiles/Text/Formatted -type f -exec sed -i “s/\tM\. Lionel Tardy/163/g” {} \;">
            <text:p>find /home/peter/Thesis/FNQfiles/Text/Formatted -type f -exec sed -i “s/\tM\. Lionel Tardy/16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Lionnel Luca</text:p>
          </table:table-cell>
          <table:table-cell office:value-type="string">
            <text:p>/</text:p>
          </table:table-cell>
          <table:table-cell office:value-type="float" office:value="164">
            <text:p>164</text:p>
          </table:table-cell>
          <table:table-cell office:value-type="string">
            <text:p>/g” {} \;</text:p>
          </table:table-cell>
          <table:table-cell table:formula="of:=CONCATENATE([.A164];[.B164];[.C164];[.D164];[.E164])" office:value-type="string" office:string-value="find /home/peter/Thesis/FNQfiles/Text/Formatted -type f -exec sed -i “s/\tM\. Lionnel Luca/164/g” {} \;">
            <text:p>find /home/peter/Thesis/FNQfiles/Text/Formatted -type f -exec sed -i “s/\tM\. Lionnel Luca/16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Louis Cosyns</text:p>
          </table:table-cell>
          <table:table-cell office:value-type="string">
            <text:p>/</text:p>
          </table:table-cell>
          <table:table-cell office:value-type="float" office:value="165">
            <text:p>165</text:p>
          </table:table-cell>
          <table:table-cell office:value-type="string">
            <text:p>/g” {} \;</text:p>
          </table:table-cell>
          <table:table-cell table:formula="of:=CONCATENATE([.A165];[.B165];[.C165];[.D165];[.E165])" office:value-type="string" office:string-value="find /home/peter/Thesis/FNQfiles/Text/Formatted -type f -exec sed -i “s/\tM\. Louis Cosyns/165/g” {} \;">
            <text:p>find /home/peter/Thesis/FNQfiles/Text/Formatted -type f -exec sed -i “s/\tM\. Louis Cosyns/16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Louis-Joseph Manscour</text:p>
          </table:table-cell>
          <table:table-cell office:value-type="string">
            <text:p>/</text:p>
          </table:table-cell>
          <table:table-cell office:value-type="float" office:value="166">
            <text:p>166</text:p>
          </table:table-cell>
          <table:table-cell office:value-type="string">
            <text:p>/g” {} \;</text:p>
          </table:table-cell>
          <table:table-cell table:formula="of:=CONCATENATE([.A166];[.B166];[.C166];[.D166];[.E166])" office:value-type="string" office:string-value="find /home/peter/Thesis/FNQfiles/Text/Formatted -type f -exec sed -i “s/\tM\. Louis-Joseph Manscour/166/g” {} \;">
            <text:p>find /home/peter/Thesis/FNQfiles/Text/Formatted -type f -exec sed -i “s/\tM\. Louis-Joseph Manscour/16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Luc Chatel</text:p>
          </table:table-cell>
          <table:table-cell office:value-type="string">
            <text:p>/</text:p>
          </table:table-cell>
          <table:table-cell office:value-type="float" office:value="167">
            <text:p>167</text:p>
          </table:table-cell>
          <table:table-cell office:value-type="string">
            <text:p>/g” {} \;</text:p>
          </table:table-cell>
          <table:table-cell table:formula="of:=CONCATENATE([.A167];[.B167];[.C167];[.D167];[.E167])" office:value-type="string" office:string-value="find /home/peter/Thesis/FNQfiles/Text/Formatted -type f -exec sed -i “s/\tM\. Luc Chatel/167/g” {} \;">
            <text:p>find /home/peter/Thesis/FNQfiles/Text/Formatted -type f -exec sed -i “s/\tM\. Luc Chatel/16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arc Dolez</text:p>
          </table:table-cell>
          <table:table-cell office:value-type="string">
            <text:p>/</text:p>
          </table:table-cell>
          <table:table-cell office:value-type="float" office:value="168">
            <text:p>168</text:p>
          </table:table-cell>
          <table:table-cell office:value-type="string">
            <text:p>/g” {} \;</text:p>
          </table:table-cell>
          <table:table-cell table:formula="of:=CONCATENATE([.A168];[.B168];[.C168];[.D168];[.E168])" office:value-type="string" office:string-value="find /home/peter/Thesis/FNQfiles/Text/Formatted -type f -exec sed -i “s/\tM\. Marc Dolez/168/g” {} \;">
            <text:p>find /home/peter/Thesis/FNQfiles/Text/Formatted -type f -exec sed -i “s/\tM\. Marc Dolez/16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arc Goua</text:p>
          </table:table-cell>
          <table:table-cell office:value-type="string">
            <text:p>/</text:p>
          </table:table-cell>
          <table:table-cell office:value-type="float" office:value="169">
            <text:p>169</text:p>
          </table:table-cell>
          <table:table-cell office:value-type="string">
            <text:p>/g” {} \;</text:p>
          </table:table-cell>
          <table:table-cell table:formula="of:=CONCATENATE([.A169];[.B169];[.C169];[.D169];[.E169])" office:value-type="string" office:string-value="find /home/peter/Thesis/FNQfiles/Text/Formatted -type f -exec sed -i “s/\tM\. Marc Goua/169/g” {} \;">
            <text:p>find /home/peter/Thesis/FNQfiles/Text/Formatted -type f -exec sed -i “s/\tM\. Marc Goua/16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arc Joulaud</text:p>
          </table:table-cell>
          <table:table-cell office:value-type="string">
            <text:p>/</text:p>
          </table:table-cell>
          <table:table-cell office:value-type="float" office:value="170">
            <text:p>170</text:p>
          </table:table-cell>
          <table:table-cell office:value-type="string">
            <text:p>/g” {} \;</text:p>
          </table:table-cell>
          <table:table-cell table:formula="of:=CONCATENATE([.A170];[.B170];[.C170];[.D170];[.E170])" office:value-type="string" office:string-value="find /home/peter/Thesis/FNQfiles/Text/Formatted -type f -exec sed -i “s/\tM\. Marc Joulaud/170/g” {} \;">
            <text:p>find /home/peter/Thesis/FNQfiles/Text/Formatted -type f -exec sed -i “s/\tM\. Marc Joulaud/17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arc Laffineur</text:p>
          </table:table-cell>
          <table:table-cell office:value-type="string">
            <text:p>/</text:p>
          </table:table-cell>
          <table:table-cell office:value-type="float" office:value="171">
            <text:p>171</text:p>
          </table:table-cell>
          <table:table-cell office:value-type="string">
            <text:p>/g” {} \;</text:p>
          </table:table-cell>
          <table:table-cell table:formula="of:=CONCATENATE([.A171];[.B171];[.C171];[.D171];[.E171])" office:value-type="string" office:string-value="find /home/peter/Thesis/FNQfiles/Text/Formatted -type f -exec sed -i “s/\tM\. Marc Laffineur/171/g” {} \;">
            <text:p>find /home/peter/Thesis/FNQfiles/Text/Formatted -type f -exec sed -i “s/\tM\. Marc Laffineur/17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arc Le Fur</text:p>
          </table:table-cell>
          <table:table-cell office:value-type="string">
            <text:p>/</text:p>
          </table:table-cell>
          <table:table-cell office:value-type="float" office:value="172">
            <text:p>172</text:p>
          </table:table-cell>
          <table:table-cell office:value-type="string">
            <text:p>/g” {} \;</text:p>
          </table:table-cell>
          <table:table-cell table:formula="of:=CONCATENATE([.A172];[.B172];[.C172];[.D172];[.E172])" office:value-type="string" office:string-value="find /home/peter/Thesis/FNQfiles/Text/Formatted -type f -exec sed -i “s/\tM\. Marc Le Fur/172/g” {} \;">
            <text:p>find /home/peter/Thesis/FNQfiles/Text/Formatted -type f -exec sed -i “s/\tM\. Marc Le Fur/17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arcel Rogemont</text:p>
          </table:table-cell>
          <table:table-cell office:value-type="string">
            <text:p>/</text:p>
          </table:table-cell>
          <table:table-cell office:value-type="float" office:value="173">
            <text:p>173</text:p>
          </table:table-cell>
          <table:table-cell office:value-type="string">
            <text:p>/g” {} \;</text:p>
          </table:table-cell>
          <table:table-cell table:formula="of:=CONCATENATE([.A173];[.B173];[.C173];[.D173];[.E173])" office:value-type="string" office:string-value="find /home/peter/Thesis/FNQfiles/Text/Formatted -type f -exec sed -i “s/\tM\. Marcel Rogemont/173/g” {} \;">
            <text:p>find /home/peter/Thesis/FNQfiles/Text/Formatted -type f -exec sed -i “s/\tM\. Marcel Rogemont/17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aurice Leroy</text:p>
          </table:table-cell>
          <table:table-cell office:value-type="string">
            <text:p>/</text:p>
          </table:table-cell>
          <table:table-cell office:value-type="float" office:value="174">
            <text:p>174</text:p>
          </table:table-cell>
          <table:table-cell office:value-type="string">
            <text:p>/g” {} \;</text:p>
          </table:table-cell>
          <table:table-cell table:formula="of:=CONCATENATE([.A174];[.B174];[.C174];[.D174];[.E174])" office:value-type="string" office:string-value="find /home/peter/Thesis/FNQfiles/Text/Formatted -type f -exec sed -i “s/\tM\. Maurice Leroy/174/g” {} \;">
            <text:p>find /home/peter/Thesis/FNQfiles/Text/Formatted -type f -exec sed -i “s/\tM\. Maurice Leroy/17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Bouvard</text:p>
          </table:table-cell>
          <table:table-cell office:value-type="string">
            <text:p>/</text:p>
          </table:table-cell>
          <table:table-cell office:value-type="float" office:value="175">
            <text:p>175</text:p>
          </table:table-cell>
          <table:table-cell office:value-type="string">
            <text:p>/g” {} \;</text:p>
          </table:table-cell>
          <table:table-cell table:formula="of:=CONCATENATE([.A175];[.B175];[.C175];[.D175];[.E175])" office:value-type="string" office:string-value="find /home/peter/Thesis/FNQfiles/Text/Formatted -type f -exec sed -i “s/\tM\. Michel Bouvard/175/g” {} \;">
            <text:p>find /home/peter/Thesis/FNQfiles/Text/Formatted -type f -exec sed -i “s/\tM\. Michel Bouvard/17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Destot</text:p>
          </table:table-cell>
          <table:table-cell office:value-type="string">
            <text:p>/</text:p>
          </table:table-cell>
          <table:table-cell office:value-type="float" office:value="176">
            <text:p>176</text:p>
          </table:table-cell>
          <table:table-cell office:value-type="string">
            <text:p>/g” {} \;</text:p>
          </table:table-cell>
          <table:table-cell table:formula="of:=CONCATENATE([.A176];[.B176];[.C176];[.D176];[.E176])" office:value-type="string" office:string-value="find /home/peter/Thesis/FNQfiles/Text/Formatted -type f -exec sed -i “s/\tM\. Michel Destot/176/g” {} \;">
            <text:p>find /home/peter/Thesis/FNQfiles/Text/Formatted -type f -exec sed -i “s/\tM\. Michel Destot/17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Diefenbacher</text:p>
          </table:table-cell>
          <table:table-cell office:value-type="string">
            <text:p>/</text:p>
          </table:table-cell>
          <table:table-cell office:value-type="float" office:value="177">
            <text:p>177</text:p>
          </table:table-cell>
          <table:table-cell office:value-type="string">
            <text:p>/g” {} \;</text:p>
          </table:table-cell>
          <table:table-cell table:formula="of:=CONCATENATE([.A177];[.B177];[.C177];[.D177];[.E177])" office:value-type="string" office:string-value="find /home/peter/Thesis/FNQfiles/Text/Formatted -type f -exec sed -i “s/\tM\. Michel Diefenbacher/177/g” {} \;">
            <text:p>find /home/peter/Thesis/FNQfiles/Text/Formatted -type f -exec sed -i “s/\tM\. Michel Diefenbacher/17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Grall</text:p>
          </table:table-cell>
          <table:table-cell office:value-type="string">
            <text:p>/</text:p>
          </table:table-cell>
          <table:table-cell office:value-type="float" office:value="178">
            <text:p>178</text:p>
          </table:table-cell>
          <table:table-cell office:value-type="string">
            <text:p>/g” {} \;</text:p>
          </table:table-cell>
          <table:table-cell table:formula="of:=CONCATENATE([.A178];[.B178];[.C178];[.D178];[.E178])" office:value-type="string" office:string-value="find /home/peter/Thesis/FNQfiles/Text/Formatted -type f -exec sed -i “s/\tM\. Michel Grall/178/g” {} \;">
            <text:p>find /home/peter/Thesis/FNQfiles/Text/Formatted -type f -exec sed -i “s/\tM\. Michel Grall/17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Havard</text:p>
          </table:table-cell>
          <table:table-cell office:value-type="string">
            <text:p>/</text:p>
          </table:table-cell>
          <table:table-cell office:value-type="float" office:value="179">
            <text:p>179</text:p>
          </table:table-cell>
          <table:table-cell office:value-type="string">
            <text:p>/g” {} \;</text:p>
          </table:table-cell>
          <table:table-cell table:formula="of:=CONCATENATE([.A179];[.B179];[.C179];[.D179];[.E179])" office:value-type="string" office:string-value="find /home/peter/Thesis/FNQfiles/Text/Formatted -type f -exec sed -i “s/\tM\. Michel Havard/179/g” {} \;">
            <text:p>find /home/peter/Thesis/FNQfiles/Text/Formatted -type f -exec sed -i “s/\tM\. Michel Havard/17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Heinrich</text:p>
          </table:table-cell>
          <table:table-cell office:value-type="string">
            <text:p>/</text:p>
          </table:table-cell>
          <table:table-cell office:value-type="float" office:value="180">
            <text:p>180</text:p>
          </table:table-cell>
          <table:table-cell office:value-type="string">
            <text:p>/g” {} \;</text:p>
          </table:table-cell>
          <table:table-cell table:formula="of:=CONCATENATE([.A180];[.B180];[.C180];[.D180];[.E180])" office:value-type="string" office:string-value="find /home/peter/Thesis/FNQfiles/Text/Formatted -type f -exec sed -i “s/\tM\. Michel Heinrich/180/g” {} \;">
            <text:p>find /home/peter/Thesis/FNQfiles/Text/Formatted -type f -exec sed -i “s/\tM\. Michel Heinrich/18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Herbillon</text:p>
          </table:table-cell>
          <table:table-cell office:value-type="string">
            <text:p>/</text:p>
          </table:table-cell>
          <table:table-cell office:value-type="float" office:value="181">
            <text:p>181</text:p>
          </table:table-cell>
          <table:table-cell office:value-type="string">
            <text:p>/g” {} \;</text:p>
          </table:table-cell>
          <table:table-cell table:formula="of:=CONCATENATE([.A181];[.B181];[.C181];[.D181];[.E181])" office:value-type="string" office:string-value="find /home/peter/Thesis/FNQfiles/Text/Formatted -type f -exec sed -i “s/\tM\. Michel Herbillon/181/g” {} \;">
            <text:p>find /home/peter/Thesis/FNQfiles/Text/Formatted -type f -exec sed -i “s/\tM\. Michel Herbillon/18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Hunault</text:p>
          </table:table-cell>
          <table:table-cell office:value-type="string">
            <text:p>/</text:p>
          </table:table-cell>
          <table:table-cell office:value-type="float" office:value="182">
            <text:p>182</text:p>
          </table:table-cell>
          <table:table-cell office:value-type="string">
            <text:p>/g” {} \;</text:p>
          </table:table-cell>
          <table:table-cell table:formula="of:=CONCATENATE([.A182];[.B182];[.C182];[.D182];[.E182])" office:value-type="string" office:string-value="find /home/peter/Thesis/FNQfiles/Text/Formatted -type f -exec sed -i “s/\tM\. Michel Hunault/182/g” {} \;">
            <text:p>find /home/peter/Thesis/FNQfiles/Text/Formatted -type f -exec sed -i “s/\tM\. Michel Hunault/18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Issindou</text:p>
          </table:table-cell>
          <table:table-cell office:value-type="string">
            <text:p>/</text:p>
          </table:table-cell>
          <table:table-cell office:value-type="float" office:value="183">
            <text:p>183</text:p>
          </table:table-cell>
          <table:table-cell office:value-type="string">
            <text:p>/g” {} \;</text:p>
          </table:table-cell>
          <table:table-cell table:formula="of:=CONCATENATE([.A183];[.B183];[.C183];[.D183];[.E183])" office:value-type="string" office:string-value="find /home/peter/Thesis/FNQfiles/Text/Formatted -type f -exec sed -i “s/\tM\. Michel Issindou/183/g” {} \;">
            <text:p>find /home/peter/Thesis/FNQfiles/Text/Formatted -type f -exec sed -i “s/\tM\. Michel Issindou/18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Lefait</text:p>
          </table:table-cell>
          <table:table-cell office:value-type="string">
            <text:p>/</text:p>
          </table:table-cell>
          <table:table-cell office:value-type="float" office:value="184">
            <text:p>184</text:p>
          </table:table-cell>
          <table:table-cell office:value-type="string">
            <text:p>/g” {} \;</text:p>
          </table:table-cell>
          <table:table-cell table:formula="of:=CONCATENATE([.A184];[.B184];[.C184];[.D184];[.E184])" office:value-type="string" office:string-value="find /home/peter/Thesis/FNQfiles/Text/Formatted -type f -exec sed -i “s/\tM\. Michel Lefait/184/g” {} \;">
            <text:p>find /home/peter/Thesis/FNQfiles/Text/Formatted -type f -exec sed -i “s/\tM\. Michel Lefait/18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Liebgott</text:p>
          </table:table-cell>
          <table:table-cell office:value-type="string">
            <text:p>/</text:p>
          </table:table-cell>
          <table:table-cell office:value-type="float" office:value="185">
            <text:p>185</text:p>
          </table:table-cell>
          <table:table-cell office:value-type="string">
            <text:p>/g” {} \;</text:p>
          </table:table-cell>
          <table:table-cell table:formula="of:=CONCATENATE([.A185];[.B185];[.C185];[.D185];[.E185])" office:value-type="string" office:string-value="find /home/peter/Thesis/FNQfiles/Text/Formatted -type f -exec sed -i “s/\tM\. Michel Liebgott/185/g” {} \;">
            <text:p>find /home/peter/Thesis/FNQfiles/Text/Formatted -type f -exec sed -i “s/\tM\. Michel Liebgott/18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Ménard</text:p>
          </table:table-cell>
          <table:table-cell office:value-type="string">
            <text:p>/</text:p>
          </table:table-cell>
          <table:table-cell office:value-type="float" office:value="186">
            <text:p>186</text:p>
          </table:table-cell>
          <table:table-cell office:value-type="string">
            <text:p>/g” {} \;</text:p>
          </table:table-cell>
          <table:table-cell table:formula="of:=CONCATENATE([.A186];[.B186];[.C186];[.D186];[.E186])" office:value-type="string" office:string-value="find /home/peter/Thesis/FNQfiles/Text/Formatted -type f -exec sed -i “s/\tM\. Michel Ménard/186/g” {} \;">
            <text:p>find /home/peter/Thesis/FNQfiles/Text/Formatted -type f -exec sed -i “s/\tM\. Michel Ménard/18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Mercier</text:p>
          </table:table-cell>
          <table:table-cell office:value-type="string">
            <text:p>/</text:p>
          </table:table-cell>
          <table:table-cell office:value-type="float" office:value="187">
            <text:p>187</text:p>
          </table:table-cell>
          <table:table-cell office:value-type="string">
            <text:p>/g” {} \;</text:p>
          </table:table-cell>
          <table:table-cell table:formula="of:=CONCATENATE([.A187];[.B187];[.C187];[.D187];[.E187])" office:value-type="string" office:string-value="find /home/peter/Thesis/FNQfiles/Text/Formatted -type f -exec sed -i “s/\tM\. Michel Mercier/187/g” {} \;">
            <text:p>find /home/peter/Thesis/FNQfiles/Text/Formatted -type f -exec sed -i “s/\tM\. Michel Mercier/18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Piron</text:p>
          </table:table-cell>
          <table:table-cell office:value-type="string">
            <text:p>/</text:p>
          </table:table-cell>
          <table:table-cell office:value-type="float" office:value="188">
            <text:p>188</text:p>
          </table:table-cell>
          <table:table-cell office:value-type="string">
            <text:p>/g” {} \;</text:p>
          </table:table-cell>
          <table:table-cell table:formula="of:=CONCATENATE([.A188];[.B188];[.C188];[.D188];[.E188])" office:value-type="string" office:string-value="find /home/peter/Thesis/FNQfiles/Text/Formatted -type f -exec sed -i “s/\tM\. Michel Piron/188/g” {} \;">
            <text:p>find /home/peter/Thesis/FNQfiles/Text/Formatted -type f -exec sed -i “s/\tM\. Michel Piron/18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Raison</text:p>
          </table:table-cell>
          <table:table-cell office:value-type="string">
            <text:p>/</text:p>
          </table:table-cell>
          <table:table-cell office:value-type="float" office:value="189">
            <text:p>189</text:p>
          </table:table-cell>
          <table:table-cell office:value-type="string">
            <text:p>/g” {} \;</text:p>
          </table:table-cell>
          <table:table-cell table:formula="of:=CONCATENATE([.A189];[.B189];[.C189];[.D189];[.E189])" office:value-type="string" office:string-value="find /home/peter/Thesis/FNQfiles/Text/Formatted -type f -exec sed -i “s/\tM\. Michel Raison/189/g” {} \;">
            <text:p>find /home/peter/Thesis/FNQfiles/Text/Formatted -type f -exec sed -i “s/\tM\. Michel Raison/18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Vaxès</text:p>
          </table:table-cell>
          <table:table-cell office:value-type="string">
            <text:p>/</text:p>
          </table:table-cell>
          <table:table-cell office:value-type="float" office:value="190">
            <text:p>190</text:p>
          </table:table-cell>
          <table:table-cell office:value-type="string">
            <text:p>/g” {} \;</text:p>
          </table:table-cell>
          <table:table-cell table:formula="of:=CONCATENATE([.A190];[.B190];[.C190];[.D190];[.E190])" office:value-type="string" office:string-value="find /home/peter/Thesis/FNQfiles/Text/Formatted -type f -exec sed -i “s/\tM\. Michel Vaxès/190/g” {} \;">
            <text:p>find /home/peter/Thesis/FNQfiles/Text/Formatted -type f -exec sed -i “s/\tM\. Michel Vaxès/19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Michel Vergnier</text:p>
          </table:table-cell>
          <table:table-cell office:value-type="string">
            <text:p>/</text:p>
          </table:table-cell>
          <table:table-cell office:value-type="float" office:value="191">
            <text:p>191</text:p>
          </table:table-cell>
          <table:table-cell office:value-type="string">
            <text:p>/g” {} \;</text:p>
          </table:table-cell>
          <table:table-cell table:formula="of:=CONCATENATE([.A191];[.B191];[.C191];[.D191];[.E191])" office:value-type="string" office:string-value="find /home/peter/Thesis/FNQfiles/Text/Formatted -type f -exec sed -i “s/\tM\. Michel Vergnier/191/g” {} \;">
            <text:p>find /home/peter/Thesis/FNQfiles/Text/Formatted -type f -exec sed -i “s/\tM\. Michel Vergnier/19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Nicolas Dhuicq</text:p>
          </table:table-cell>
          <table:table-cell office:value-type="string">
            <text:p>/</text:p>
          </table:table-cell>
          <table:table-cell office:value-type="float" office:value="192">
            <text:p>192</text:p>
          </table:table-cell>
          <table:table-cell office:value-type="string">
            <text:p>/g” {} \;</text:p>
          </table:table-cell>
          <table:table-cell table:formula="of:=CONCATENATE([.A192];[.B192];[.C192];[.D192];[.E192])" office:value-type="string" office:string-value="find /home/peter/Thesis/FNQfiles/Text/Formatted -type f -exec sed -i “s/\tM\. Nicolas Dhuicq/192/g” {} \;">
            <text:p>find /home/peter/Thesis/FNQfiles/Text/Formatted -type f -exec sed -i “s/\tM\. Nicolas Dhuicq/19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Nicolas Perruchot</text:p>
          </table:table-cell>
          <table:table-cell office:value-type="string">
            <text:p>/</text:p>
          </table:table-cell>
          <table:table-cell office:value-type="float" office:value="193">
            <text:p>193</text:p>
          </table:table-cell>
          <table:table-cell office:value-type="string">
            <text:p>/g” {} \;</text:p>
          </table:table-cell>
          <table:table-cell table:formula="of:=CONCATENATE([.A193];[.B193];[.C193];[.D193];[.E193])" office:value-type="string" office:string-value="find /home/peter/Thesis/FNQfiles/Text/Formatted -type f -exec sed -i “s/\tM\. Nicolas Perruchot/193/g” {} \;">
            <text:p>find /home/peter/Thesis/FNQfiles/Text/Formatted -type f -exec sed -i “s/\tM\. Nicolas Perruchot/19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Noël Mamère</text:p>
          </table:table-cell>
          <table:table-cell office:value-type="string">
            <text:p>/</text:p>
          </table:table-cell>
          <table:table-cell office:value-type="float" office:value="194">
            <text:p>194</text:p>
          </table:table-cell>
          <table:table-cell office:value-type="string">
            <text:p>/g” {} \;</text:p>
          </table:table-cell>
          <table:table-cell table:formula="of:=CONCATENATE([.A194];[.B194];[.C194];[.D194];[.E194])" office:value-type="string" office:string-value="find /home/peter/Thesis/FNQfiles/Text/Formatted -type f -exec sed -i “s/\tM\. Noël Mamère/194/g” {} \;">
            <text:p>find /home/peter/Thesis/FNQfiles/Text/Formatted -type f -exec sed -i “s/\tM\. Noël Mamère/19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Olivier Dussopt</text:p>
          </table:table-cell>
          <table:table-cell office:value-type="string">
            <text:p>/</text:p>
          </table:table-cell>
          <table:table-cell office:value-type="float" office:value="195">
            <text:p>195</text:p>
          </table:table-cell>
          <table:table-cell office:value-type="string">
            <text:p>/g” {} \;</text:p>
          </table:table-cell>
          <table:table-cell table:formula="of:=CONCATENATE([.A195];[.B195];[.C195];[.D195];[.E195])" office:value-type="string" office:string-value="find /home/peter/Thesis/FNQfiles/Text/Formatted -type f -exec sed -i “s/\tM\. Olivier Dussopt/195/g” {} \;">
            <text:p>find /home/peter/Thesis/FNQfiles/Text/Formatted -type f -exec sed -i “s/\tM\. Olivier Dussopt/19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Olivier Jardé</text:p>
          </table:table-cell>
          <table:table-cell office:value-type="string">
            <text:p>/</text:p>
          </table:table-cell>
          <table:table-cell office:value-type="float" office:value="196">
            <text:p>196</text:p>
          </table:table-cell>
          <table:table-cell office:value-type="string">
            <text:p>/g” {} \;</text:p>
          </table:table-cell>
          <table:table-cell table:formula="of:=CONCATENATE([.A196];[.B196];[.C196];[.D196];[.E196])" office:value-type="string" office:string-value="find /home/peter/Thesis/FNQfiles/Text/Formatted -type f -exec sed -i “s/\tM\. Olivier Jardé/196/g” {} \;">
            <text:p>find /home/peter/Thesis/FNQfiles/Text/Formatted -type f -exec sed -i “s/\tM\. Olivier Jardé/19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ascal Brindeau</text:p>
          </table:table-cell>
          <table:table-cell office:value-type="string">
            <text:p>/</text:p>
          </table:table-cell>
          <table:table-cell office:value-type="float" office:value="197">
            <text:p>197</text:p>
          </table:table-cell>
          <table:table-cell office:value-type="string">
            <text:p>/g” {} \;</text:p>
          </table:table-cell>
          <table:table-cell table:formula="of:=CONCATENATE([.A197];[.B197];[.C197];[.D197];[.E197])" office:value-type="string" office:string-value="find /home/peter/Thesis/FNQfiles/Text/Formatted -type f -exec sed -i “s/\tM\. Pascal Brindeau/197/g” {} \;">
            <text:p>find /home/peter/Thesis/FNQfiles/Text/Formatted -type f -exec sed -i “s/\tM\. Pascal Brindeau/19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ascal Deguilhem</text:p>
          </table:table-cell>
          <table:table-cell office:value-type="string">
            <text:p>/</text:p>
          </table:table-cell>
          <table:table-cell office:value-type="float" office:value="198">
            <text:p>198</text:p>
          </table:table-cell>
          <table:table-cell office:value-type="string">
            <text:p>/g” {} \;</text:p>
          </table:table-cell>
          <table:table-cell table:formula="of:=CONCATENATE([.A198];[.B198];[.C198];[.D198];[.E198])" office:value-type="string" office:string-value="find /home/peter/Thesis/FNQfiles/Text/Formatted -type f -exec sed -i “s/\tM\. Pascal Deguilhem/198/g” {} \;">
            <text:p>find /home/peter/Thesis/FNQfiles/Text/Formatted -type f -exec sed -i “s/\tM\. Pascal Deguilhem/19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ascal Terrasse</text:p>
          </table:table-cell>
          <table:table-cell office:value-type="string">
            <text:p>/</text:p>
          </table:table-cell>
          <table:table-cell office:value-type="float" office:value="199">
            <text:p>199</text:p>
          </table:table-cell>
          <table:table-cell office:value-type="string">
            <text:p>/g” {} \;</text:p>
          </table:table-cell>
          <table:table-cell table:formula="of:=CONCATENATE([.A199];[.B199];[.C199];[.D199];[.E199])" office:value-type="string" office:string-value="find /home/peter/Thesis/FNQfiles/Text/Formatted -type f -exec sed -i “s/\tM\. Pascal Terrasse/199/g” {} \;">
            <text:p>find /home/peter/Thesis/FNQfiles/Text/Formatted -type f -exec sed -i “s/\tM\. Pascal Terrasse/19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atrice Martin-Lalande</text:p>
          </table:table-cell>
          <table:table-cell office:value-type="string">
            <text:p>/</text:p>
          </table:table-cell>
          <table:table-cell office:value-type="float" office:value="200">
            <text:p>200</text:p>
          </table:table-cell>
          <table:table-cell office:value-type="string">
            <text:p>/g” {} \;</text:p>
          </table:table-cell>
          <table:table-cell table:formula="of:=CONCATENATE([.A200];[.B200];[.C200];[.D200];[.E200])" office:value-type="string" office:string-value="find /home/peter/Thesis/FNQfiles/Text/Formatted -type f -exec sed -i “s/\tM\. Patrice Martin-Lalande/200/g” {} \;">
            <text:p>find /home/peter/Thesis/FNQfiles/Text/Formatted -type f -exec sed -i “s/\tM\. Patrice Martin-Lalande/20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atrice Verchère</text:p>
          </table:table-cell>
          <table:table-cell office:value-type="string">
            <text:p>/</text:p>
          </table:table-cell>
          <table:table-cell office:value-type="float" office:value="201">
            <text:p>201</text:p>
          </table:table-cell>
          <table:table-cell office:value-type="string">
            <text:p>/g” {} \;</text:p>
          </table:table-cell>
          <table:table-cell table:formula="of:=CONCATENATE([.A201];[.B201];[.C201];[.D201];[.E201])" office:value-type="string" office:string-value="find /home/peter/Thesis/FNQfiles/Text/Formatted -type f -exec sed -i “s/\tM\. Patrice Verchère/201/g” {} \;">
            <text:p>find /home/peter/Thesis/FNQfiles/Text/Formatted -type f -exec sed -i “s/\tM\. Patrice Verchère/20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atrick Bloche</text:p>
          </table:table-cell>
          <table:table-cell office:value-type="string">
            <text:p>/</text:p>
          </table:table-cell>
          <table:table-cell office:value-type="float" office:value="202">
            <text:p>202</text:p>
          </table:table-cell>
          <table:table-cell office:value-type="string">
            <text:p>/g” {} \;</text:p>
          </table:table-cell>
          <table:table-cell table:formula="of:=CONCATENATE([.A202];[.B202];[.C202];[.D202];[.E202])" office:value-type="string" office:string-value="find /home/peter/Thesis/FNQfiles/Text/Formatted -type f -exec sed -i “s/\tM\. Patrick Bloche/202/g” {} \;">
            <text:p>find /home/peter/Thesis/FNQfiles/Text/Formatted -type f -exec sed -i “s/\tM\. Patrick Bloche/20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atrick Braouezec</text:p>
          </table:table-cell>
          <table:table-cell office:value-type="string">
            <text:p>/</text:p>
          </table:table-cell>
          <table:table-cell office:value-type="float" office:value="203">
            <text:p>203</text:p>
          </table:table-cell>
          <table:table-cell office:value-type="string">
            <text:p>/g” {} \;</text:p>
          </table:table-cell>
          <table:table-cell table:formula="of:=CONCATENATE([.A203];[.B203];[.C203];[.D203];[.E203])" office:value-type="string" office:string-value="find /home/peter/Thesis/FNQfiles/Text/Formatted -type f -exec sed -i “s/\tM\. Patrick Braouezec/203/g” {} \;">
            <text:p>find /home/peter/Thesis/FNQfiles/Text/Formatted -type f -exec sed -i “s/\tM\. Patrick Braouezec/20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atrick Lebreton</text:p>
          </table:table-cell>
          <table:table-cell office:value-type="string">
            <text:p>/</text:p>
          </table:table-cell>
          <table:table-cell office:value-type="float" office:value="204">
            <text:p>204</text:p>
          </table:table-cell>
          <table:table-cell office:value-type="string">
            <text:p>/g” {} \;</text:p>
          </table:table-cell>
          <table:table-cell table:formula="of:=CONCATENATE([.A204];[.B204];[.C204];[.D204];[.E204])" office:value-type="string" office:string-value="find /home/peter/Thesis/FNQfiles/Text/Formatted -type f -exec sed -i “s/\tM\. Patrick Lebreton/204/g” {} \;">
            <text:p>find /home/peter/Thesis/FNQfiles/Text/Formatted -type f -exec sed -i “s/\tM\. Patrick Lebreton/20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atrick Ollier</text:p>
          </table:table-cell>
          <table:table-cell office:value-type="string">
            <text:p>/</text:p>
          </table:table-cell>
          <table:table-cell office:value-type="float" office:value="205">
            <text:p>205</text:p>
          </table:table-cell>
          <table:table-cell office:value-type="string">
            <text:p>/g” {} \;</text:p>
          </table:table-cell>
          <table:table-cell table:formula="of:=CONCATENATE([.A205];[.B205];[.C205];[.D205];[.E205])" office:value-type="string" office:string-value="find /home/peter/Thesis/FNQfiles/Text/Formatted -type f -exec sed -i “s/\tM\. Patrick Ollier/205/g” {} \;">
            <text:p>find /home/peter/Thesis/FNQfiles/Text/Formatted -type f -exec sed -i “s/\tM\. Patrick Ollier/20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aul Jeanneteau</text:p>
          </table:table-cell>
          <table:table-cell office:value-type="string">
            <text:p>/</text:p>
          </table:table-cell>
          <table:table-cell office:value-type="float" office:value="206">
            <text:p>206</text:p>
          </table:table-cell>
          <table:table-cell office:value-type="string">
            <text:p>/g” {} \;</text:p>
          </table:table-cell>
          <table:table-cell table:formula="of:=CONCATENATE([.A206];[.B206];[.C206];[.D206];[.E206])" office:value-type="string" office:string-value="find /home/peter/Thesis/FNQfiles/Text/Formatted -type f -exec sed -i “s/\tM\. Paul Jeanneteau/206/g” {} \;">
            <text:p>find /home/peter/Thesis/FNQfiles/Text/Formatted -type f -exec sed -i “s/\tM\. Paul Jeanneteau/20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aul Salen</text:p>
          </table:table-cell>
          <table:table-cell office:value-type="string">
            <text:p>/</text:p>
          </table:table-cell>
          <table:table-cell office:value-type="float" office:value="207">
            <text:p>207</text:p>
          </table:table-cell>
          <table:table-cell office:value-type="string">
            <text:p>/g” {} \;</text:p>
          </table:table-cell>
          <table:table-cell table:formula="of:=CONCATENATE([.A207];[.B207];[.C207];[.D207];[.E207])" office:value-type="string" office:string-value="find /home/peter/Thesis/FNQfiles/Text/Formatted -type f -exec sed -i “s/\tM\. Paul Salen/207/g” {} \;">
            <text:p>find /home/peter/Thesis/FNQfiles/Text/Formatted -type f -exec sed -i “s/\tM\. Paul Salen/20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hilippe Duron</text:p>
          </table:table-cell>
          <table:table-cell office:value-type="string">
            <text:p>/</text:p>
          </table:table-cell>
          <table:table-cell office:value-type="float" office:value="208">
            <text:p>208</text:p>
          </table:table-cell>
          <table:table-cell office:value-type="string">
            <text:p>/g” {} \;</text:p>
          </table:table-cell>
          <table:table-cell table:formula="of:=CONCATENATE([.A208];[.B208];[.C208];[.D208];[.E208])" office:value-type="string" office:string-value="find /home/peter/Thesis/FNQfiles/Text/Formatted -type f -exec sed -i “s/\tM\. Philippe Duron/208/g” {} \;">
            <text:p>find /home/peter/Thesis/FNQfiles/Text/Formatted -type f -exec sed -i “s/\tM\. Philippe Duron/20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hilippe Folliot</text:p>
          </table:table-cell>
          <table:table-cell office:value-type="string">
            <text:p>/</text:p>
          </table:table-cell>
          <table:table-cell office:value-type="float" office:value="209">
            <text:p>209</text:p>
          </table:table-cell>
          <table:table-cell office:value-type="string">
            <text:p>/g” {} \;</text:p>
          </table:table-cell>
          <table:table-cell table:formula="of:=CONCATENATE([.A209];[.B209];[.C209];[.D209];[.E209])" office:value-type="string" office:string-value="find /home/peter/Thesis/FNQfiles/Text/Formatted -type f -exec sed -i “s/\tM\. Philippe Folliot/209/g” {} \;">
            <text:p>find /home/peter/Thesis/FNQfiles/Text/Formatted -type f -exec sed -i “s/\tM\. Philippe Folliot/20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hilippe Gosselin</text:p>
          </table:table-cell>
          <table:table-cell office:value-type="string">
            <text:p>/</text:p>
          </table:table-cell>
          <table:table-cell office:value-type="float" office:value="210">
            <text:p>210</text:p>
          </table:table-cell>
          <table:table-cell office:value-type="string">
            <text:p>/g” {} \;</text:p>
          </table:table-cell>
          <table:table-cell table:formula="of:=CONCATENATE([.A210];[.B210];[.C210];[.D210];[.E210])" office:value-type="string" office:string-value="find /home/peter/Thesis/FNQfiles/Text/Formatted -type f -exec sed -i “s/\tM\. Philippe Gosselin/210/g” {} \;">
            <text:p>find /home/peter/Thesis/FNQfiles/Text/Formatted -type f -exec sed -i “s/\tM\. Philippe Gosselin/21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hilippe Goujon</text:p>
          </table:table-cell>
          <table:table-cell office:value-type="string">
            <text:p>/</text:p>
          </table:table-cell>
          <table:table-cell office:value-type="float" office:value="211">
            <text:p>211</text:p>
          </table:table-cell>
          <table:table-cell office:value-type="string">
            <text:p>/g” {} \;</text:p>
          </table:table-cell>
          <table:table-cell table:formula="of:=CONCATENATE([.A211];[.B211];[.C211];[.D211];[.E211])" office:value-type="string" office:string-value="find /home/peter/Thesis/FNQfiles/Text/Formatted -type f -exec sed -i “s/\tM\. Philippe Goujon/211/g” {} \;">
            <text:p>find /home/peter/Thesis/FNQfiles/Text/Formatted -type f -exec sed -i “s/\tM\. Philippe Goujon/21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hilippe Houillon</text:p>
          </table:table-cell>
          <table:table-cell office:value-type="string">
            <text:p>/</text:p>
          </table:table-cell>
          <table:table-cell office:value-type="float" office:value="212">
            <text:p>212</text:p>
          </table:table-cell>
          <table:table-cell office:value-type="string">
            <text:p>/g” {} \;</text:p>
          </table:table-cell>
          <table:table-cell table:formula="of:=CONCATENATE([.A212];[.B212];[.C212];[.D212];[.E212])" office:value-type="string" office:string-value="find /home/peter/Thesis/FNQfiles/Text/Formatted -type f -exec sed -i “s/\tM\. Philippe Houillon/212/g” {} \;">
            <text:p>find /home/peter/Thesis/FNQfiles/Text/Formatted -type f -exec sed -i “s/\tM\. Philippe Houillon/21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hilippe Nauche</text:p>
          </table:table-cell>
          <table:table-cell office:value-type="string">
            <text:p>/</text:p>
          </table:table-cell>
          <table:table-cell office:value-type="float" office:value="213">
            <text:p>213</text:p>
          </table:table-cell>
          <table:table-cell office:value-type="string">
            <text:p>/g” {} \;</text:p>
          </table:table-cell>
          <table:table-cell table:formula="of:=CONCATENATE([.A213];[.B213];[.C213];[.D213];[.E213])" office:value-type="string" office:string-value="find /home/peter/Thesis/FNQfiles/Text/Formatted -type f -exec sed -i “s/\tM\. Philippe Nauche/213/g” {} \;">
            <text:p>find /home/peter/Thesis/FNQfiles/Text/Formatted -type f -exec sed -i “s/\tM\. Philippe Nauche/21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hilippe Plisson</text:p>
          </table:table-cell>
          <table:table-cell office:value-type="string">
            <text:p>/</text:p>
          </table:table-cell>
          <table:table-cell office:value-type="float" office:value="214">
            <text:p>214</text:p>
          </table:table-cell>
          <table:table-cell office:value-type="string">
            <text:p>/g” {} \;</text:p>
          </table:table-cell>
          <table:table-cell table:formula="of:=CONCATENATE([.A214];[.B214];[.C214];[.D214];[.E214])" office:value-type="string" office:string-value="find /home/peter/Thesis/FNQfiles/Text/Formatted -type f -exec sed -i “s/\tM\. Philippe Plisson/214/g” {} \;">
            <text:p>find /home/peter/Thesis/FNQfiles/Text/Formatted -type f -exec sed -i “s/\tM\. Philippe Plisson/21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hilippe Richert</text:p>
          </table:table-cell>
          <table:table-cell office:value-type="string">
            <text:p>/</text:p>
          </table:table-cell>
          <table:table-cell office:value-type="float" office:value="215">
            <text:p>215</text:p>
          </table:table-cell>
          <table:table-cell office:value-type="string">
            <text:p>/g” {} \;</text:p>
          </table:table-cell>
          <table:table-cell table:formula="of:=CONCATENATE([.A215];[.B215];[.C215];[.D215];[.E215])" office:value-type="string" office:string-value="find /home/peter/Thesis/FNQfiles/Text/Formatted -type f -exec sed -i “s/\tM\. Philippe Richert/215/g” {} \;">
            <text:p>find /home/peter/Thesis/FNQfiles/Text/Formatted -type f -exec sed -i “s/\tM\. Philippe Richert/21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hilippe Vigier</text:p>
          </table:table-cell>
          <table:table-cell office:value-type="string">
            <text:p>/</text:p>
          </table:table-cell>
          <table:table-cell office:value-type="float" office:value="216">
            <text:p>216</text:p>
          </table:table-cell>
          <table:table-cell office:value-type="string">
            <text:p>/g” {} \;</text:p>
          </table:table-cell>
          <table:table-cell table:formula="of:=CONCATENATE([.A216];[.B216];[.C216];[.D216];[.E216])" office:value-type="string" office:string-value="find /home/peter/Thesis/FNQfiles/Text/Formatted -type f -exec sed -i “s/\tM\. Philippe Vigier/216/g” {} \;">
            <text:p>find /home/peter/Thesis/FNQfiles/Text/Formatted -type f -exec sed -i “s/\tM\. Philippe Vigier/21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hilippe Vitel</text:p>
          </table:table-cell>
          <table:table-cell office:value-type="string">
            <text:p>/</text:p>
          </table:table-cell>
          <table:table-cell office:value-type="float" office:value="217">
            <text:p>217</text:p>
          </table:table-cell>
          <table:table-cell office:value-type="string">
            <text:p>/g” {} \;</text:p>
          </table:table-cell>
          <table:table-cell table:formula="of:=CONCATENATE([.A217];[.B217];[.C217];[.D217];[.E217])" office:value-type="string" office:string-value="find /home/peter/Thesis/FNQfiles/Text/Formatted -type f -exec sed -i “s/\tM\. Philippe Vitel/217/g” {} \;">
            <text:p>find /home/peter/Thesis/FNQfiles/Text/Formatted -type f -exec sed -i “s/\tM\. Philippe Vitel/21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hilippe Vuilque</text:p>
          </table:table-cell>
          <table:table-cell office:value-type="string">
            <text:p>/</text:p>
          </table:table-cell>
          <table:table-cell office:value-type="float" office:value="218">
            <text:p>218</text:p>
          </table:table-cell>
          <table:table-cell office:value-type="string">
            <text:p>/g” {} \;</text:p>
          </table:table-cell>
          <table:table-cell table:formula="of:=CONCATENATE([.A218];[.B218];[.C218];[.D218];[.E218])" office:value-type="string" office:string-value="find /home/peter/Thesis/FNQfiles/Text/Formatted -type f -exec sed -i “s/\tM\. Philippe Vuilque/218/g” {} \;">
            <text:p>find /home/peter/Thesis/FNQfiles/Text/Formatted -type f -exec sed -i “s/\tM\. Philippe Vuilque/21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ierre Gosnat</text:p>
          </table:table-cell>
          <table:table-cell office:value-type="string">
            <text:p>/</text:p>
          </table:table-cell>
          <table:table-cell office:value-type="float" office:value="219">
            <text:p>219</text:p>
          </table:table-cell>
          <table:table-cell office:value-type="string">
            <text:p>/g” {} \;</text:p>
          </table:table-cell>
          <table:table-cell table:formula="of:=CONCATENATE([.A219];[.B219];[.C219];[.D219];[.E219])" office:value-type="string" office:string-value="find /home/peter/Thesis/FNQfiles/Text/Formatted -type f -exec sed -i “s/\tM\. Pierre Gosnat/219/g” {} \;">
            <text:p>find /home/peter/Thesis/FNQfiles/Text/Formatted -type f -exec sed -i “s/\tM\. Pierre Gosnat/21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ierre Lang</text:p>
          </table:table-cell>
          <table:table-cell office:value-type="string">
            <text:p>/</text:p>
          </table:table-cell>
          <table:table-cell office:value-type="float" office:value="220">
            <text:p>220</text:p>
          </table:table-cell>
          <table:table-cell office:value-type="string">
            <text:p>/g” {} \;</text:p>
          </table:table-cell>
          <table:table-cell table:formula="of:=CONCATENATE([.A220];[.B220];[.C220];[.D220];[.E220])" office:value-type="string" office:string-value="find /home/peter/Thesis/FNQfiles/Text/Formatted -type f -exec sed -i “s/\tM\. Pierre Lang/220/g” {} \;">
            <text:p>find /home/peter/Thesis/FNQfiles/Text/Formatted -type f -exec sed -i “s/\tM\. Pierre Lang/22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ierre Lasbordes</text:p>
          </table:table-cell>
          <table:table-cell office:value-type="string">
            <text:p>/</text:p>
          </table:table-cell>
          <table:table-cell office:value-type="float" office:value="221">
            <text:p>221</text:p>
          </table:table-cell>
          <table:table-cell office:value-type="string">
            <text:p>/g” {} \;</text:p>
          </table:table-cell>
          <table:table-cell table:formula="of:=CONCATENATE([.A221];[.B221];[.C221];[.D221];[.E221])" office:value-type="string" office:string-value="find /home/peter/Thesis/FNQfiles/Text/Formatted -type f -exec sed -i “s/\tM\. Pierre Lasbordes/221/g” {} \;">
            <text:p>find /home/peter/Thesis/FNQfiles/Text/Formatted -type f -exec sed -i “s/\tM\. Pierre Lasbordes/22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ierre Lellouche</text:p>
          </table:table-cell>
          <table:table-cell office:value-type="string">
            <text:p>/</text:p>
          </table:table-cell>
          <table:table-cell office:value-type="float" office:value="222">
            <text:p>222</text:p>
          </table:table-cell>
          <table:table-cell office:value-type="string">
            <text:p>/g” {} \;</text:p>
          </table:table-cell>
          <table:table-cell table:formula="of:=CONCATENATE([.A222];[.B222];[.C222];[.D222];[.E222])" office:value-type="string" office:string-value="find /home/peter/Thesis/FNQfiles/Text/Formatted -type f -exec sed -i “s/\tM\. Pierre Lellouche/222/g” {} \;">
            <text:p>find /home/peter/Thesis/FNQfiles/Text/Formatted -type f -exec sed -i “s/\tM\. Pierre Lellouche/22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ierre Lequiller</text:p>
          </table:table-cell>
          <table:table-cell office:value-type="string">
            <text:p>/</text:p>
          </table:table-cell>
          <table:table-cell office:value-type="float" office:value="223">
            <text:p>223</text:p>
          </table:table-cell>
          <table:table-cell office:value-type="string">
            <text:p>/g” {} \;</text:p>
          </table:table-cell>
          <table:table-cell table:formula="of:=CONCATENATE([.A223];[.B223];[.C223];[.D223];[.E223])" office:value-type="string" office:string-value="find /home/peter/Thesis/FNQfiles/Text/Formatted -type f -exec sed -i “s/\tM\. Pierre Lequiller/223/g” {} \;">
            <text:p>find /home/peter/Thesis/FNQfiles/Text/Formatted -type f -exec sed -i “s/\tM\. Pierre Lequiller/22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ierre Méhaignerie</text:p>
          </table:table-cell>
          <table:table-cell office:value-type="string">
            <text:p>/</text:p>
          </table:table-cell>
          <table:table-cell office:value-type="float" office:value="224">
            <text:p>224</text:p>
          </table:table-cell>
          <table:table-cell office:value-type="string">
            <text:p>/g” {} \;</text:p>
          </table:table-cell>
          <table:table-cell table:formula="of:=CONCATENATE([.A224];[.B224];[.C224];[.D224];[.E224])" office:value-type="string" office:string-value="find /home/peter/Thesis/FNQfiles/Text/Formatted -type f -exec sed -i “s/\tM\. Pierre Méhaignerie/224/g” {} \;">
            <text:p>find /home/peter/Thesis/FNQfiles/Text/Formatted -type f -exec sed -i “s/\tM\. Pierre Méhaignerie/22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ierre Morange</text:p>
          </table:table-cell>
          <table:table-cell office:value-type="string">
            <text:p>/</text:p>
          </table:table-cell>
          <table:table-cell office:value-type="float" office:value="225">
            <text:p>225</text:p>
          </table:table-cell>
          <table:table-cell office:value-type="string">
            <text:p>/g” {} \;</text:p>
          </table:table-cell>
          <table:table-cell table:formula="of:=CONCATENATE([.A225];[.B225];[.C225];[.D225];[.E225])" office:value-type="string" office:string-value="find /home/peter/Thesis/FNQfiles/Text/Formatted -type f -exec sed -i “s/\tM\. Pierre Morange/225/g” {} \;">
            <text:p>find /home/peter/Thesis/FNQfiles/Text/Formatted -type f -exec sed -i “s/\tM\. Pierre Morange/22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ierre Morel-A-L'Huissier</text:p>
          </table:table-cell>
          <table:table-cell office:value-type="string">
            <text:p>/</text:p>
          </table:table-cell>
          <table:table-cell office:value-type="float" office:value="226">
            <text:p>226</text:p>
          </table:table-cell>
          <table:table-cell office:value-type="string">
            <text:p>/g” {} \;</text:p>
          </table:table-cell>
          <table:table-cell table:formula="of:=CONCATENATE([.A226];[.B226];[.C226];[.D226];[.E226])" office:value-type="string" office:string-value="find /home/peter/Thesis/FNQfiles/Text/Formatted -type f -exec sed -i “s/\tM\. Pierre Morel-A-L'Huissier/226/g” {} \;">
            <text:p>find /home/peter/Thesis/FNQfiles/Text/Formatted -type f -exec sed -i “s/\tM\. Pierre Morel-A-L'Huissier/22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ierre Morel-A-L’Huissier</text:p>
          </table:table-cell>
          <table:table-cell office:value-type="string">
            <text:p>/</text:p>
          </table:table-cell>
          <table:table-cell office:value-type="float" office:value="227">
            <text:p>227</text:p>
          </table:table-cell>
          <table:table-cell office:value-type="string">
            <text:p>/g” {} \;</text:p>
          </table:table-cell>
          <table:table-cell table:formula="of:=CONCATENATE([.A227];[.B227];[.C227];[.D227];[.E227])" office:value-type="string" office:string-value="find /home/peter/Thesis/FNQfiles/Text/Formatted -type f -exec sed -i “s/\tM\. Pierre Morel-A-L’Huissier/227/g” {} \;">
            <text:p>find /home/peter/Thesis/FNQfiles/Text/Formatted -type f -exec sed -i “s/\tM\. Pierre Morel-A-L’Huissier/22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ierre Moscovici</text:p>
          </table:table-cell>
          <table:table-cell office:value-type="string">
            <text:p>/</text:p>
          </table:table-cell>
          <table:table-cell office:value-type="float" office:value="228">
            <text:p>228</text:p>
          </table:table-cell>
          <table:table-cell office:value-type="string">
            <text:p>/g” {} \;</text:p>
          </table:table-cell>
          <table:table-cell table:formula="of:=CONCATENATE([.A228];[.B228];[.C228];[.D228];[.E228])" office:value-type="string" office:string-value="find /home/peter/Thesis/FNQfiles/Text/Formatted -type f -exec sed -i “s/\tM\. Pierre Moscovici/228/g” {} \;">
            <text:p>find /home/peter/Thesis/FNQfiles/Text/Formatted -type f -exec sed -i “s/\tM\. Pierre Moscovici/22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Pierre-Alain Muet</text:p>
          </table:table-cell>
          <table:table-cell office:value-type="string">
            <text:p>/</text:p>
          </table:table-cell>
          <table:table-cell office:value-type="float" office:value="229">
            <text:p>229</text:p>
          </table:table-cell>
          <table:table-cell office:value-type="string">
            <text:p>/g” {} \;</text:p>
          </table:table-cell>
          <table:table-cell table:formula="of:=CONCATENATE([.A229];[.B229];[.C229];[.D229];[.E229])" office:value-type="string" office:string-value="find /home/peter/Thesis/FNQfiles/Text/Formatted -type f -exec sed -i “s/\tM\. Pierre-Alain Muet/229/g” {} \;">
            <text:p>find /home/peter/Thesis/FNQfiles/Text/Formatted -type f -exec sed -i “s/\tM\. Pierre-Alain Muet/22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Raymond Durand</text:p>
          </table:table-cell>
          <table:table-cell office:value-type="string">
            <text:p>/</text:p>
          </table:table-cell>
          <table:table-cell office:value-type="float" office:value="230">
            <text:p>230</text:p>
          </table:table-cell>
          <table:table-cell office:value-type="string">
            <text:p>/g” {} \;</text:p>
          </table:table-cell>
          <table:table-cell table:formula="of:=CONCATENATE([.A230];[.B230];[.C230];[.D230];[.E230])" office:value-type="string" office:string-value="find /home/peter/Thesis/FNQfiles/Text/Formatted -type f -exec sed -i “s/\tM\. Raymond Durand/230/g” {} \;">
            <text:p>find /home/peter/Thesis/FNQfiles/Text/Formatted -type f -exec sed -i “s/\tM\. Raymond Durand/23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Régis Juanico</text:p>
          </table:table-cell>
          <table:table-cell office:value-type="string">
            <text:p>/</text:p>
          </table:table-cell>
          <table:table-cell office:value-type="float" office:value="231">
            <text:p>231</text:p>
          </table:table-cell>
          <table:table-cell office:value-type="string">
            <text:p>/g” {} \;</text:p>
          </table:table-cell>
          <table:table-cell table:formula="of:=CONCATENATE([.A231];[.B231];[.C231];[.D231];[.E231])" office:value-type="string" office:string-value="find /home/peter/Thesis/FNQfiles/Text/Formatted -type f -exec sed -i “s/\tM\. Régis Juanico/231/g” {} \;">
            <text:p>find /home/peter/Thesis/FNQfiles/Text/Formatted -type f -exec sed -i “s/\tM\. Régis Juanico/23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Rémi Delatte</text:p>
          </table:table-cell>
          <table:table-cell office:value-type="string">
            <text:p>/</text:p>
          </table:table-cell>
          <table:table-cell office:value-type="float" office:value="232">
            <text:p>232</text:p>
          </table:table-cell>
          <table:table-cell office:value-type="string">
            <text:p>/g” {} \;</text:p>
          </table:table-cell>
          <table:table-cell table:formula="of:=CONCATENATE([.A232];[.B232];[.C232];[.D232];[.E232])" office:value-type="string" office:string-value="find /home/peter/Thesis/FNQfiles/Text/Formatted -type f -exec sed -i “s/\tM\. Rémi Delatte/232/g” {} \;">
            <text:p>find /home/peter/Thesis/FNQfiles/Text/Formatted -type f -exec sed -i “s/\tM\. Rémi Delatte/23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René Dosière</text:p>
          </table:table-cell>
          <table:table-cell office:value-type="string">
            <text:p>/</text:p>
          </table:table-cell>
          <table:table-cell office:value-type="float" office:value="233">
            <text:p>233</text:p>
          </table:table-cell>
          <table:table-cell office:value-type="string">
            <text:p>/g” {} \;</text:p>
          </table:table-cell>
          <table:table-cell table:formula="of:=CONCATENATE([.A233];[.B233];[.C233];[.D233];[.E233])" office:value-type="string" office:string-value="find /home/peter/Thesis/FNQfiles/Text/Formatted -type f -exec sed -i “s/\tM\. René Dosière/233/g” {} \;">
            <text:p>find /home/peter/Thesis/FNQfiles/Text/Formatted -type f -exec sed -i “s/\tM\. René Dosière/23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René-Paul Victoria</text:p>
          </table:table-cell>
          <table:table-cell office:value-type="string">
            <text:p>/</text:p>
          </table:table-cell>
          <table:table-cell office:value-type="float" office:value="234">
            <text:p>234</text:p>
          </table:table-cell>
          <table:table-cell office:value-type="string">
            <text:p>/g” {} \;</text:p>
          </table:table-cell>
          <table:table-cell table:formula="of:=CONCATENATE([.A234];[.B234];[.C234];[.D234];[.E234])" office:value-type="string" office:string-value="find /home/peter/Thesis/FNQfiles/Text/Formatted -type f -exec sed -i “s/\tM\. René-Paul Victoria/234/g” {} \;">
            <text:p>find /home/peter/Thesis/FNQfiles/Text/Formatted -type f -exec sed -i “s/\tM\. René-Paul Victoria/23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Richard Dell'Agnola</text:p>
          </table:table-cell>
          <table:table-cell office:value-type="string">
            <text:p>/</text:p>
          </table:table-cell>
          <table:table-cell office:value-type="float" office:value="235">
            <text:p>235</text:p>
          </table:table-cell>
          <table:table-cell office:value-type="string">
            <text:p>/g” {} \;</text:p>
          </table:table-cell>
          <table:table-cell table:formula="of:=CONCATENATE([.A235];[.B235];[.C235];[.D235];[.E235])" office:value-type="string" office:string-value="find /home/peter/Thesis/FNQfiles/Text/Formatted -type f -exec sed -i “s/\tM\. Richard Dell'Agnola/235/g” {} \;">
            <text:p>find /home/peter/Thesis/FNQfiles/Text/Formatted -type f -exec sed -i “s/\tM\. Richard Dell'Agnola/23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Richard Mallié</text:p>
          </table:table-cell>
          <table:table-cell office:value-type="string">
            <text:p>/</text:p>
          </table:table-cell>
          <table:table-cell office:value-type="float" office:value="236">
            <text:p>236</text:p>
          </table:table-cell>
          <table:table-cell office:value-type="string">
            <text:p>/g” {} \;</text:p>
          </table:table-cell>
          <table:table-cell table:formula="of:=CONCATENATE([.A236];[.B236];[.C236];[.D236];[.E236])" office:value-type="string" office:string-value="find /home/peter/Thesis/FNQfiles/Text/Formatted -type f -exec sed -i “s/\tM\. Richard Mallié/236/g” {} \;">
            <text:p>find /home/peter/Thesis/FNQfiles/Text/Formatted -type f -exec sed -i “s/\tM\. Richard Mallié/23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Robert Lecou</text:p>
          </table:table-cell>
          <table:table-cell office:value-type="string">
            <text:p>/</text:p>
          </table:table-cell>
          <table:table-cell office:value-type="float" office:value="237">
            <text:p>237</text:p>
          </table:table-cell>
          <table:table-cell office:value-type="string">
            <text:p>/g” {} \;</text:p>
          </table:table-cell>
          <table:table-cell table:formula="of:=CONCATENATE([.A237];[.B237];[.C237];[.D237];[.E237])" office:value-type="string" office:string-value="find /home/peter/Thesis/FNQfiles/Text/Formatted -type f -exec sed -i “s/\tM\. Robert Lecou/237/g” {} \;">
            <text:p>find /home/peter/Thesis/FNQfiles/Text/Formatted -type f -exec sed -i “s/\tM\. Robert Lecou/23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Roland Muzeau</text:p>
          </table:table-cell>
          <table:table-cell office:value-type="string">
            <text:p>/</text:p>
          </table:table-cell>
          <table:table-cell office:value-type="float" office:value="238">
            <text:p>238</text:p>
          </table:table-cell>
          <table:table-cell office:value-type="string">
            <text:p>/g” {} \;</text:p>
          </table:table-cell>
          <table:table-cell table:formula="of:=CONCATENATE([.A238];[.B238];[.C238];[.D238];[.E238])" office:value-type="string" office:string-value="find /home/peter/Thesis/FNQfiles/Text/Formatted -type f -exec sed -i “s/\tM\. Roland Muzeau/238/g” {} \;">
            <text:p>find /home/peter/Thesis/FNQfiles/Text/Formatted -type f -exec sed -i “s/\tM\. Roland Muzeau/23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Rudy Salles</text:p>
          </table:table-cell>
          <table:table-cell office:value-type="string">
            <text:p>/</text:p>
          </table:table-cell>
          <table:table-cell office:value-type="float" office:value="239">
            <text:p>239</text:p>
          </table:table-cell>
          <table:table-cell office:value-type="string">
            <text:p>/g” {} \;</text:p>
          </table:table-cell>
          <table:table-cell table:formula="of:=CONCATENATE([.A239];[.B239];[.C239];[.D239];[.E239])" office:value-type="string" office:string-value="find /home/peter/Thesis/FNQfiles/Text/Formatted -type f -exec sed -i “s/\tM\. Rudy Salles/239/g” {} \;">
            <text:p>find /home/peter/Thesis/FNQfiles/Text/Formatted -type f -exec sed -i “s/\tM\. Rudy Salles/23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Sauveur Gandolfi-Scheit</text:p>
          </table:table-cell>
          <table:table-cell office:value-type="string">
            <text:p>/</text:p>
          </table:table-cell>
          <table:table-cell office:value-type="float" office:value="240">
            <text:p>240</text:p>
          </table:table-cell>
          <table:table-cell office:value-type="string">
            <text:p>/g” {} \;</text:p>
          </table:table-cell>
          <table:table-cell table:formula="of:=CONCATENATE([.A240];[.B240];[.C240];[.D240];[.E240])" office:value-type="string" office:string-value="find /home/peter/Thesis/FNQfiles/Text/Formatted -type f -exec sed -i “s/\tM\. Sauveur Gandolfi-Scheit/240/g” {} \;">
            <text:p>find /home/peter/Thesis/FNQfiles/Text/Formatted -type f -exec sed -i “s/\tM\. Sauveur Gandolfi-Scheit/24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Serge Blisko</text:p>
          </table:table-cell>
          <table:table-cell office:value-type="string">
            <text:p>/</text:p>
          </table:table-cell>
          <table:table-cell office:value-type="float" office:value="241">
            <text:p>241</text:p>
          </table:table-cell>
          <table:table-cell office:value-type="string">
            <text:p>/g” {} \;</text:p>
          </table:table-cell>
          <table:table-cell table:formula="of:=CONCATENATE([.A241];[.B241];[.C241];[.D241];[.E241])" office:value-type="string" office:string-value="find /home/peter/Thesis/FNQfiles/Text/Formatted -type f -exec sed -i “s/\tM\. Serge Blisko/241/g” {} \;">
            <text:p>find /home/peter/Thesis/FNQfiles/Text/Formatted -type f -exec sed -i “s/\tM\. Serge Blisko/24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Serge Grouard</text:p>
          </table:table-cell>
          <table:table-cell office:value-type="string">
            <text:p>/</text:p>
          </table:table-cell>
          <table:table-cell office:value-type="float" office:value="242">
            <text:p>242</text:p>
          </table:table-cell>
          <table:table-cell office:value-type="string">
            <text:p>/g” {} \;</text:p>
          </table:table-cell>
          <table:table-cell table:formula="of:=CONCATENATE([.A242];[.B242];[.C242];[.D242];[.E242])" office:value-type="string" office:string-value="find /home/peter/Thesis/FNQfiles/Text/Formatted -type f -exec sed -i “s/\tM\. Serge Grouard/242/g” {} \;">
            <text:p>find /home/peter/Thesis/FNQfiles/Text/Formatted -type f -exec sed -i “s/\tM\. Serge Grouard/24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Serge Janquin</text:p>
          </table:table-cell>
          <table:table-cell office:value-type="string">
            <text:p>/</text:p>
          </table:table-cell>
          <table:table-cell office:value-type="float" office:value="243">
            <text:p>243</text:p>
          </table:table-cell>
          <table:table-cell office:value-type="string">
            <text:p>/g” {} \;</text:p>
          </table:table-cell>
          <table:table-cell table:formula="of:=CONCATENATE([.A243];[.B243];[.C243];[.D243];[.E243])" office:value-type="string" office:string-value="find /home/peter/Thesis/FNQfiles/Text/Formatted -type f -exec sed -i “s/\tM\. Serge Janquin/243/g” {} \;">
            <text:p>find /home/peter/Thesis/FNQfiles/Text/Formatted -type f -exec sed -i “s/\tM\. Serge Janquin/24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Serge Letchimy</text:p>
          </table:table-cell>
          <table:table-cell office:value-type="string">
            <text:p>/</text:p>
          </table:table-cell>
          <table:table-cell office:value-type="float" office:value="244">
            <text:p>244</text:p>
          </table:table-cell>
          <table:table-cell office:value-type="string">
            <text:p>/g” {} \;</text:p>
          </table:table-cell>
          <table:table-cell table:formula="of:=CONCATENATE([.A244];[.B244];[.C244];[.D244];[.E244])" office:value-type="string" office:string-value="find /home/peter/Thesis/FNQfiles/Text/Formatted -type f -exec sed -i “s/\tM\. Serge Letchimy/244/g” {} \;">
            <text:p>find /home/peter/Thesis/FNQfiles/Text/Formatted -type f -exec sed -i “s/\tM\. Serge Letchimy/24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Serge Poignant</text:p>
          </table:table-cell>
          <table:table-cell office:value-type="string">
            <text:p>/</text:p>
          </table:table-cell>
          <table:table-cell office:value-type="float" office:value="245">
            <text:p>245</text:p>
          </table:table-cell>
          <table:table-cell office:value-type="string">
            <text:p>/g” {} \;</text:p>
          </table:table-cell>
          <table:table-cell table:formula="of:=CONCATENATE([.A245];[.B245];[.C245];[.D245];[.E245])" office:value-type="string" office:string-value="find /home/peter/Thesis/FNQfiles/Text/Formatted -type f -exec sed -i “s/\tM\. Serge Poignant/245/g” {} \;">
            <text:p>find /home/peter/Thesis/FNQfiles/Text/Formatted -type f -exec sed -i “s/\tM\. Serge Poignant/24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Stéphane Demilly</text:p>
          </table:table-cell>
          <table:table-cell office:value-type="string">
            <text:p>/</text:p>
          </table:table-cell>
          <table:table-cell office:value-type="float" office:value="246">
            <text:p>246</text:p>
          </table:table-cell>
          <table:table-cell office:value-type="string">
            <text:p>/g” {} \;</text:p>
          </table:table-cell>
          <table:table-cell table:formula="of:=CONCATENATE([.A246];[.B246];[.C246];[.D246];[.E246])" office:value-type="string" office:string-value="find /home/peter/Thesis/FNQfiles/Text/Formatted -type f -exec sed -i “s/\tM\. Stéphane Demilly/246/g” {} \;">
            <text:p>find /home/peter/Thesis/FNQfiles/Text/Formatted -type f -exec sed -i “s/\tM\. Stéphane Demilly/24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Thierry Mariani</text:p>
          </table:table-cell>
          <table:table-cell office:value-type="string">
            <text:p>/</text:p>
          </table:table-cell>
          <table:table-cell office:value-type="float" office:value="247">
            <text:p>247</text:p>
          </table:table-cell>
          <table:table-cell office:value-type="string">
            <text:p>/g” {} \;</text:p>
          </table:table-cell>
          <table:table-cell table:formula="of:=CONCATENATE([.A247];[.B247];[.C247];[.D247];[.E247])" office:value-type="string" office:string-value="find /home/peter/Thesis/FNQfiles/Text/Formatted -type f -exec sed -i “s/\tM\. Thierry Mariani/247/g” {} \;">
            <text:p>find /home/peter/Thesis/FNQfiles/Text/Formatted -type f -exec sed -i “s/\tM\. Thierry Mariani/24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Victorin Lurel</text:p>
          </table:table-cell>
          <table:table-cell office:value-type="string">
            <text:p>/</text:p>
          </table:table-cell>
          <table:table-cell office:value-type="float" office:value="248">
            <text:p>248</text:p>
          </table:table-cell>
          <table:table-cell office:value-type="string">
            <text:p>/g” {} \;</text:p>
          </table:table-cell>
          <table:table-cell table:formula="of:=CONCATENATE([.A248];[.B248];[.C248];[.D248];[.E248])" office:value-type="string" office:string-value="find /home/peter/Thesis/FNQfiles/Text/Formatted -type f -exec sed -i “s/\tM\. Victorin Lurel/248/g” {} \;">
            <text:p>find /home/peter/Thesis/FNQfiles/Text/Formatted -type f -exec sed -i “s/\tM\. Victorin Lurel/24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Vincent Descoeur</text:p>
          </table:table-cell>
          <table:table-cell office:value-type="string">
            <text:p>/</text:p>
          </table:table-cell>
          <table:table-cell office:value-type="float" office:value="249">
            <text:p>249</text:p>
          </table:table-cell>
          <table:table-cell office:value-type="string">
            <text:p>/g” {} \;</text:p>
          </table:table-cell>
          <table:table-cell table:formula="of:=CONCATENATE([.A249];[.B249];[.C249];[.D249];[.E249])" office:value-type="string" office:string-value="find /home/peter/Thesis/FNQfiles/Text/Formatted -type f -exec sed -i “s/\tM\. Vincent Descoeur/249/g” {} \;">
            <text:p>find /home/peter/Thesis/FNQfiles/Text/Formatted -type f -exec sed -i “s/\tM\. Vincent Descoeur/24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William Dumas</text:p>
          </table:table-cell>
          <table:table-cell office:value-type="string">
            <text:p>/</text:p>
          </table:table-cell>
          <table:table-cell office:value-type="float" office:value="250">
            <text:p>250</text:p>
          </table:table-cell>
          <table:table-cell office:value-type="string">
            <text:p>/g” {} \;</text:p>
          </table:table-cell>
          <table:table-cell table:formula="of:=CONCATENATE([.A250];[.B250];[.C250];[.D250];[.E250])" office:value-type="string" office:string-value="find /home/peter/Thesis/FNQfiles/Text/Formatted -type f -exec sed -i “s/\tM\. William Dumas/250/g” {} \;">
            <text:p>find /home/peter/Thesis/FNQfiles/Text/Formatted -type f -exec sed -i “s/\tM\. William Dumas/25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Xavier Bertrand</text:p>
          </table:table-cell>
          <table:table-cell office:value-type="string">
            <text:p>/</text:p>
          </table:table-cell>
          <table:table-cell office:value-type="float" office:value="251">
            <text:p>251</text:p>
          </table:table-cell>
          <table:table-cell office:value-type="string">
            <text:p>/g” {} \;</text:p>
          </table:table-cell>
          <table:table-cell table:formula="of:=CONCATENATE([.A251];[.B251];[.C251];[.D251];[.E251])" office:value-type="string" office:string-value="find /home/peter/Thesis/FNQfiles/Text/Formatted -type f -exec sed -i “s/\tM\. Xavier Bertrand/251/g” {} \;">
            <text:p>find /home/peter/Thesis/FNQfiles/Text/Formatted -type f -exec sed -i “s/\tM\. Xavier Bertrand/25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Xavier Breton</text:p>
          </table:table-cell>
          <table:table-cell office:value-type="string">
            <text:p>/</text:p>
          </table:table-cell>
          <table:table-cell office:value-type="float" office:value="252">
            <text:p>252</text:p>
          </table:table-cell>
          <table:table-cell office:value-type="string">
            <text:p>/g” {} \;</text:p>
          </table:table-cell>
          <table:table-cell table:formula="of:=CONCATENATE([.A252];[.B252];[.C252];[.D252];[.E252])" office:value-type="string" office:string-value="find /home/peter/Thesis/FNQfiles/Text/Formatted -type f -exec sed -i “s/\tM\. Xavier Breton/252/g” {} \;">
            <text:p>find /home/peter/Thesis/FNQfiles/Text/Formatted -type f -exec sed -i “s/\tM\. Xavier Breton/25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Yanick Paternotte</text:p>
          </table:table-cell>
          <table:table-cell office:value-type="string">
            <text:p>/</text:p>
          </table:table-cell>
          <table:table-cell office:value-type="float" office:value="253">
            <text:p>253</text:p>
          </table:table-cell>
          <table:table-cell office:value-type="string">
            <text:p>/g” {} \;</text:p>
          </table:table-cell>
          <table:table-cell table:formula="of:=CONCATENATE([.A253];[.B253];[.C253];[.D253];[.E253])" office:value-type="string" office:string-value="find /home/peter/Thesis/FNQfiles/Text/Formatted -type f -exec sed -i “s/\tM\. Yanick Paternotte/253/g” {} \;">
            <text:p>find /home/peter/Thesis/FNQfiles/Text/Formatted -type f -exec sed -i “s/\tM\. Yanick Paternotte/25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Yannick Favennec</text:p>
          </table:table-cell>
          <table:table-cell office:value-type="string">
            <text:p>/</text:p>
          </table:table-cell>
          <table:table-cell office:value-type="float" office:value="254">
            <text:p>254</text:p>
          </table:table-cell>
          <table:table-cell office:value-type="string">
            <text:p>/g” {} \;</text:p>
          </table:table-cell>
          <table:table-cell table:formula="of:=CONCATENATE([.A254];[.B254];[.C254];[.D254];[.E254])" office:value-type="string" office:string-value="find /home/peter/Thesis/FNQfiles/Text/Formatted -type f -exec sed -i “s/\tM\. Yannick Favennec/254/g” {} \;">
            <text:p>find /home/peter/Thesis/FNQfiles/Text/Formatted -type f -exec sed -i “s/\tM\. Yannick Favennec/25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Yvan Lachaud</text:p>
          </table:table-cell>
          <table:table-cell office:value-type="string">
            <text:p>/</text:p>
          </table:table-cell>
          <table:table-cell office:value-type="float" office:value="255">
            <text:p>255</text:p>
          </table:table-cell>
          <table:table-cell office:value-type="string">
            <text:p>/g” {} \;</text:p>
          </table:table-cell>
          <table:table-cell table:formula="of:=CONCATENATE([.A255];[.B255];[.C255];[.D255];[.E255])" office:value-type="string" office:string-value="find /home/peter/Thesis/FNQfiles/Text/Formatted -type f -exec sed -i “s/\tM\. Yvan Lachaud/255/g” {} \;">
            <text:p>find /home/peter/Thesis/FNQfiles/Text/Formatted -type f -exec sed -i “s/\tM\. Yvan Lachaud/25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Yves Albarello</text:p>
          </table:table-cell>
          <table:table-cell office:value-type="string">
            <text:p>/</text:p>
          </table:table-cell>
          <table:table-cell office:value-type="float" office:value="256">
            <text:p>256</text:p>
          </table:table-cell>
          <table:table-cell office:value-type="string">
            <text:p>/g” {} \;</text:p>
          </table:table-cell>
          <table:table-cell table:formula="of:=CONCATENATE([.A256];[.B256];[.C256];[.D256];[.E256])" office:value-type="string" office:string-value="find /home/peter/Thesis/FNQfiles/Text/Formatted -type f -exec sed -i “s/\tM\. Yves Albarello/256/g” {} \;">
            <text:p>find /home/peter/Thesis/FNQfiles/Text/Formatted -type f -exec sed -i “s/\tM\. Yves Albarello/25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Yves Bur</text:p>
          </table:table-cell>
          <table:table-cell office:value-type="string">
            <text:p>/</text:p>
          </table:table-cell>
          <table:table-cell office:value-type="float" office:value="257">
            <text:p>257</text:p>
          </table:table-cell>
          <table:table-cell office:value-type="string">
            <text:p>/g” {} \;</text:p>
          </table:table-cell>
          <table:table-cell table:formula="of:=CONCATENATE([.A257];[.B257];[.C257];[.D257];[.E257])" office:value-type="string" office:string-value="find /home/peter/Thesis/FNQfiles/Text/Formatted -type f -exec sed -i “s/\tM\. Yves Bur/257/g” {} \;">
            <text:p>find /home/peter/Thesis/FNQfiles/Text/Formatted -type f -exec sed -i “s/\tM\. Yves Bur/25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Yves Censi</text:p>
          </table:table-cell>
          <table:table-cell office:value-type="string">
            <text:p>/</text:p>
          </table:table-cell>
          <table:table-cell office:value-type="float" office:value="258">
            <text:p>258</text:p>
          </table:table-cell>
          <table:table-cell office:value-type="string">
            <text:p>/g” {} \;</text:p>
          </table:table-cell>
          <table:table-cell table:formula="of:=CONCATENATE([.A258];[.B258];[.C258];[.D258];[.E258])" office:value-type="string" office:string-value="find /home/peter/Thesis/FNQfiles/Text/Formatted -type f -exec sed -i “s/\tM\. Yves Censi/258/g” {} \;">
            <text:p>find /home/peter/Thesis/FNQfiles/Text/Formatted -type f -exec sed -i “s/\tM\. Yves Censi/25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Yves Cochet</text:p>
          </table:table-cell>
          <table:table-cell office:value-type="string">
            <text:p>/</text:p>
          </table:table-cell>
          <table:table-cell office:value-type="float" office:value="259">
            <text:p>259</text:p>
          </table:table-cell>
          <table:table-cell office:value-type="string">
            <text:p>/g” {} \;</text:p>
          </table:table-cell>
          <table:table-cell table:formula="of:=CONCATENATE([.A259];[.B259];[.C259];[.D259];[.E259])" office:value-type="string" office:string-value="find /home/peter/Thesis/FNQfiles/Text/Formatted -type f -exec sed -i “s/\tM\. Yves Cochet/259/g” {} \;">
            <text:p>find /home/peter/Thesis/FNQfiles/Text/Formatted -type f -exec sed -i “s/\tM\. Yves Cochet/25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Yves Durand</text:p>
          </table:table-cell>
          <table:table-cell office:value-type="string">
            <text:p>/</text:p>
          </table:table-cell>
          <table:table-cell office:value-type="float" office:value="260">
            <text:p>260</text:p>
          </table:table-cell>
          <table:table-cell office:value-type="string">
            <text:p>/g” {} \;</text:p>
          </table:table-cell>
          <table:table-cell table:formula="of:=CONCATENATE([.A260];[.B260];[.C260];[.D260];[.E260])" office:value-type="string" office:string-value="find /home/peter/Thesis/FNQfiles/Text/Formatted -type f -exec sed -i “s/\tM\. Yves Durand/260/g” {} \;">
            <text:p>find /home/peter/Thesis/FNQfiles/Text/Formatted -type f -exec sed -i “s/\tM\. Yves Durand/26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\. Yves Vandewalle</text:p>
          </table:table-cell>
          <table:table-cell office:value-type="string">
            <text:p>/</text:p>
          </table:table-cell>
          <table:table-cell office:value-type="float" office:value="261">
            <text:p>261</text:p>
          </table:table-cell>
          <table:table-cell office:value-type="string">
            <text:p>/g” {} \;</text:p>
          </table:table-cell>
          <table:table-cell table:formula="of:=CONCATENATE([.A261];[.B261];[.C261];[.D261];[.E261])" office:value-type="string" office:string-value="find /home/peter/Thesis/FNQfiles/Text/Formatted -type f -exec sed -i “s/\tM\. Yves Vandewalle/261/g” {} \;">
            <text:p>find /home/peter/Thesis/FNQfiles/Text/Formatted -type f -exec sed -i “s/\tM\. Yves Vandewalle/26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Annick Girardin</text:p>
          </table:table-cell>
          <table:table-cell office:value-type="string">
            <text:p>/</text:p>
          </table:table-cell>
          <table:table-cell office:value-type="float" office:value="262">
            <text:p>262</text:p>
          </table:table-cell>
          <table:table-cell office:value-type="string">
            <text:p>/g” {} \;</text:p>
          </table:table-cell>
          <table:table-cell table:formula="of:=CONCATENATE([.A262];[.B262];[.C262];[.D262];[.E262])" office:value-type="string" office:string-value="find /home/peter/Thesis/FNQfiles/Text/Formatted -type f -exec sed -i “s/\tMme Annick Girardin/262/g” {} \;">
            <text:p>find /home/peter/Thesis/FNQfiles/Text/Formatted -type f -exec sed -i “s/\tMme Annick Girardin/26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Annick Lepetit</text:p>
          </table:table-cell>
          <table:table-cell office:value-type="string">
            <text:p>/</text:p>
          </table:table-cell>
          <table:table-cell office:value-type="float" office:value="263">
            <text:p>263</text:p>
          </table:table-cell>
          <table:table-cell office:value-type="string">
            <text:p>/g” {} \;</text:p>
          </table:table-cell>
          <table:table-cell table:formula="of:=CONCATENATE([.A263];[.B263];[.C263];[.D263];[.E263])" office:value-type="string" office:string-value="find /home/peter/Thesis/FNQfiles/Text/Formatted -type f -exec sed -i “s/\tMme Annick Lepetit/263/g” {} \;">
            <text:p>find /home/peter/Thesis/FNQfiles/Text/Formatted -type f -exec sed -i “s/\tMme Annick Lepetit/26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Anny Poursinoff</text:p>
          </table:table-cell>
          <table:table-cell office:value-type="string">
            <text:p>/</text:p>
          </table:table-cell>
          <table:table-cell office:value-type="float" office:value="264">
            <text:p>264</text:p>
          </table:table-cell>
          <table:table-cell office:value-type="string">
            <text:p>/g” {} \;</text:p>
          </table:table-cell>
          <table:table-cell table:formula="of:=CONCATENATE([.A264];[.B264];[.C264];[.D264];[.E264])" office:value-type="string" office:string-value="find /home/peter/Thesis/FNQfiles/Text/Formatted -type f -exec sed -i “s/\tMme Anny Poursinoff/264/g” {} \;">
            <text:p>find /home/peter/Thesis/FNQfiles/Text/Formatted -type f -exec sed -i “s/\tMme Anny Poursinoff/26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Arlette Grosskost</text:p>
          </table:table-cell>
          <table:table-cell office:value-type="string">
            <text:p>/</text:p>
          </table:table-cell>
          <table:table-cell office:value-type="float" office:value="265">
            <text:p>265</text:p>
          </table:table-cell>
          <table:table-cell office:value-type="string">
            <text:p>/g” {} \;</text:p>
          </table:table-cell>
          <table:table-cell table:formula="of:=CONCATENATE([.A265];[.B265];[.C265];[.D265];[.E265])" office:value-type="string" office:string-value="find /home/peter/Thesis/FNQfiles/Text/Formatted -type f -exec sed -i “s/\tMme Arlette Grosskost/265/g” {} \;">
            <text:p>find /home/peter/Thesis/FNQfiles/Text/Formatted -type f -exec sed -i “s/\tMme Arlette Grosskost/26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Aurélie Filippetti</text:p>
          </table:table-cell>
          <table:table-cell office:value-type="string">
            <text:p>/</text:p>
          </table:table-cell>
          <table:table-cell office:value-type="float" office:value="266">
            <text:p>266</text:p>
          </table:table-cell>
          <table:table-cell office:value-type="string">
            <text:p>/g” {} \;</text:p>
          </table:table-cell>
          <table:table-cell table:formula="of:=CONCATENATE([.A266];[.B266];[.C266];[.D266];[.E266])" office:value-type="string" office:string-value="find /home/peter/Thesis/FNQfiles/Text/Formatted -type f -exec sed -i “s/\tMme Aurélie Filippetti/266/g” {} \;">
            <text:p>find /home/peter/Thesis/FNQfiles/Text/Formatted -type f -exec sed -i “s/\tMme Aurélie Filippetti/26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Catherine Génisson</text:p>
          </table:table-cell>
          <table:table-cell office:value-type="string">
            <text:p>/</text:p>
          </table:table-cell>
          <table:table-cell office:value-type="float" office:value="267">
            <text:p>267</text:p>
          </table:table-cell>
          <table:table-cell office:value-type="string">
            <text:p>/g” {} \;</text:p>
          </table:table-cell>
          <table:table-cell table:formula="of:=CONCATENATE([.A267];[.B267];[.C267];[.D267];[.E267])" office:value-type="string" office:string-value="find /home/peter/Thesis/FNQfiles/Text/Formatted -type f -exec sed -i “s/\tMme Catherine Génisson/267/g” {} \;">
            <text:p>find /home/peter/Thesis/FNQfiles/Text/Formatted -type f -exec sed -i “s/\tMme Catherine Génisson/26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Catherine Lemorton</text:p>
          </table:table-cell>
          <table:table-cell office:value-type="string">
            <text:p>/</text:p>
          </table:table-cell>
          <table:table-cell office:value-type="float" office:value="268">
            <text:p>268</text:p>
          </table:table-cell>
          <table:table-cell office:value-type="string">
            <text:p>/g” {} \;</text:p>
          </table:table-cell>
          <table:table-cell table:formula="of:=CONCATENATE([.A268];[.B268];[.C268];[.D268];[.E268])" office:value-type="string" office:string-value="find /home/peter/Thesis/FNQfiles/Text/Formatted -type f -exec sed -i “s/\tMme Catherine Lemorton/268/g” {} \;">
            <text:p>find /home/peter/Thesis/FNQfiles/Text/Formatted -type f -exec sed -i “s/\tMme Catherine Lemorton/26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Catherine Quéré</text:p>
          </table:table-cell>
          <table:table-cell office:value-type="string">
            <text:p>/</text:p>
          </table:table-cell>
          <table:table-cell office:value-type="float" office:value="269">
            <text:p>269</text:p>
          </table:table-cell>
          <table:table-cell office:value-type="string">
            <text:p>/g” {} \;</text:p>
          </table:table-cell>
          <table:table-cell table:formula="of:=CONCATENATE([.A269];[.B269];[.C269];[.D269];[.E269])" office:value-type="string" office:string-value="find /home/peter/Thesis/FNQfiles/Text/Formatted -type f -exec sed -i “s/\tMme Catherine Quéré/269/g” {} \;">
            <text:p>find /home/peter/Thesis/FNQfiles/Text/Formatted -type f -exec sed -i “s/\tMme Catherine Quéré/26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Catherine Vautrin</text:p>
          </table:table-cell>
          <table:table-cell office:value-type="string">
            <text:p>/</text:p>
          </table:table-cell>
          <table:table-cell office:value-type="float" office:value="270">
            <text:p>270</text:p>
          </table:table-cell>
          <table:table-cell office:value-type="string">
            <text:p>/g” {} \;</text:p>
          </table:table-cell>
          <table:table-cell table:formula="of:=CONCATENATE([.A270];[.B270];[.C270];[.D270];[.E270])" office:value-type="string" office:string-value="find /home/peter/Thesis/FNQfiles/Text/Formatted -type f -exec sed -i “s/\tMme Catherine Vautrin/270/g” {} \;">
            <text:p>find /home/peter/Thesis/FNQfiles/Text/Formatted -type f -exec sed -i “s/\tMme Catherine Vautrin/27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Cécile Dumoulin</text:p>
          </table:table-cell>
          <table:table-cell office:value-type="string">
            <text:p>/</text:p>
          </table:table-cell>
          <table:table-cell office:value-type="float" office:value="271">
            <text:p>271</text:p>
          </table:table-cell>
          <table:table-cell office:value-type="string">
            <text:p>/g” {} \;</text:p>
          </table:table-cell>
          <table:table-cell table:formula="of:=CONCATENATE([.A271];[.B271];[.C271];[.D271];[.E271])" office:value-type="string" office:string-value="find /home/peter/Thesis/FNQfiles/Text/Formatted -type f -exec sed -i “s/\tMme Cécile Dumoulin/271/g” {} \;">
            <text:p>find /home/peter/Thesis/FNQfiles/Text/Formatted -type f -exec sed -i “s/\tMme Cécile Dumoulin/27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Chantal Berthelot</text:p>
          </table:table-cell>
          <table:table-cell office:value-type="string">
            <text:p>/</text:p>
          </table:table-cell>
          <table:table-cell office:value-type="float" office:value="272">
            <text:p>272</text:p>
          </table:table-cell>
          <table:table-cell office:value-type="string">
            <text:p>/g” {} \;</text:p>
          </table:table-cell>
          <table:table-cell table:formula="of:=CONCATENATE([.A272];[.B272];[.C272];[.D272];[.E272])" office:value-type="string" office:string-value="find /home/peter/Thesis/FNQfiles/Text/Formatted -type f -exec sed -i “s/\tMme Chantal Berthelot/272/g” {} \;">
            <text:p>find /home/peter/Thesis/FNQfiles/Text/Formatted -type f -exec sed -i “s/\tMme Chantal Berthelot/27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Chantal Jouanno</text:p>
          </table:table-cell>
          <table:table-cell office:value-type="string">
            <text:p>/</text:p>
          </table:table-cell>
          <table:table-cell office:value-type="float" office:value="273">
            <text:p>273</text:p>
          </table:table-cell>
          <table:table-cell office:value-type="string">
            <text:p>/g” {} \;</text:p>
          </table:table-cell>
          <table:table-cell table:formula="of:=CONCATENATE([.A273];[.B273];[.C273];[.D273];[.E273])" office:value-type="string" office:string-value="find /home/peter/Thesis/FNQfiles/Text/Formatted -type f -exec sed -i “s/\tMme Chantal Jouanno/273/g” {} \;">
            <text:p>find /home/peter/Thesis/FNQfiles/Text/Formatted -type f -exec sed -i “s/\tMme Chantal Jouanno/27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Christiane Taubira</text:p>
          </table:table-cell>
          <table:table-cell office:value-type="string">
            <text:p>/</text:p>
          </table:table-cell>
          <table:table-cell office:value-type="float" office:value="274">
            <text:p>274</text:p>
          </table:table-cell>
          <table:table-cell office:value-type="string">
            <text:p>/g” {} \;</text:p>
          </table:table-cell>
          <table:table-cell table:formula="of:=CONCATENATE([.A274];[.B274];[.C274];[.D274];[.E274])" office:value-type="string" office:string-value="find /home/peter/Thesis/FNQfiles/Text/Formatted -type f -exec sed -i “s/\tMme Christiane Taubira/274/g” {} \;">
            <text:p>find /home/peter/Thesis/FNQfiles/Text/Formatted -type f -exec sed -i “s/\tMme Christiane Taubira/27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Christine Lagarde</text:p>
          </table:table-cell>
          <table:table-cell office:value-type="string">
            <text:p>/</text:p>
          </table:table-cell>
          <table:table-cell office:value-type="float" office:value="275">
            <text:p>275</text:p>
          </table:table-cell>
          <table:table-cell office:value-type="string">
            <text:p>/g” {} \;</text:p>
          </table:table-cell>
          <table:table-cell table:formula="of:=CONCATENATE([.A275];[.B275];[.C275];[.D275];[.E275])" office:value-type="string" office:string-value="find /home/peter/Thesis/FNQfiles/Text/Formatted -type f -exec sed -i “s/\tMme Christine Lagarde/275/g” {} \;">
            <text:p>find /home/peter/Thesis/FNQfiles/Text/Formatted -type f -exec sed -i “s/\tMme Christine Lagarde/27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Christine Marin</text:p>
          </table:table-cell>
          <table:table-cell office:value-type="string">
            <text:p>/</text:p>
          </table:table-cell>
          <table:table-cell office:value-type="float" office:value="276">
            <text:p>276</text:p>
          </table:table-cell>
          <table:table-cell office:value-type="string">
            <text:p>/g” {} \;</text:p>
          </table:table-cell>
          <table:table-cell table:formula="of:=CONCATENATE([.A276];[.B276];[.C276];[.D276];[.E276])" office:value-type="string" office:string-value="find /home/peter/Thesis/FNQfiles/Text/Formatted -type f -exec sed -i “s/\tMme Christine Marin/276/g” {} \;">
            <text:p>find /home/peter/Thesis/FNQfiles/Text/Formatted -type f -exec sed -i “s/\tMme Christine Marin/27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Claude Darciaux</text:p>
          </table:table-cell>
          <table:table-cell office:value-type="string">
            <text:p>/</text:p>
          </table:table-cell>
          <table:table-cell office:value-type="float" office:value="277">
            <text:p>277</text:p>
          </table:table-cell>
          <table:table-cell office:value-type="string">
            <text:p>/g” {} \;</text:p>
          </table:table-cell>
          <table:table-cell table:formula="of:=CONCATENATE([.A277];[.B277];[.C277];[.D277];[.E277])" office:value-type="string" office:string-value="find /home/peter/Thesis/FNQfiles/Text/Formatted -type f -exec sed -i “s/\tMme Claude Darciaux/277/g” {} \;">
            <text:p>find /home/peter/Thesis/FNQfiles/Text/Formatted -type f -exec sed -i “s/\tMme Claude Darciaux/27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Colette Langlade</text:p>
          </table:table-cell>
          <table:table-cell office:value-type="string">
            <text:p>/</text:p>
          </table:table-cell>
          <table:table-cell office:value-type="float" office:value="278">
            <text:p>278</text:p>
          </table:table-cell>
          <table:table-cell office:value-type="string">
            <text:p>/g” {} \;</text:p>
          </table:table-cell>
          <table:table-cell table:formula="of:=CONCATENATE([.A278];[.B278];[.C278];[.D278];[.E278])" office:value-type="string" office:string-value="find /home/peter/Thesis/FNQfiles/Text/Formatted -type f -exec sed -i “s/\tMme Colette Langlade/278/g” {} \;">
            <text:p>find /home/peter/Thesis/FNQfiles/Text/Formatted -type f -exec sed -i “s/\tMme Colette Langlade/27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Danièle Hoffman-Rispal</text:p>
          </table:table-cell>
          <table:table-cell office:value-type="string">
            <text:p>/</text:p>
          </table:table-cell>
          <table:table-cell office:value-type="float" office:value="279">
            <text:p>279</text:p>
          </table:table-cell>
          <table:table-cell office:value-type="string">
            <text:p>/g” {} \;</text:p>
          </table:table-cell>
          <table:table-cell table:formula="of:=CONCATENATE([.A279];[.B279];[.C279];[.D279];[.E279])" office:value-type="string" office:string-value="find /home/peter/Thesis/FNQfiles/Text/Formatted -type f -exec sed -i “s/\tMme Danièle Hoffman-Rispal/279/g” {} \;">
            <text:p>find /home/peter/Thesis/FNQfiles/Text/Formatted -type f -exec sed -i “s/\tMme Danièle Hoffman-Rispal/27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Delphine Batho</text:p>
          </table:table-cell>
          <table:table-cell office:value-type="string">
            <text:p>/</text:p>
          </table:table-cell>
          <table:table-cell office:value-type="float" office:value="280">
            <text:p>280</text:p>
          </table:table-cell>
          <table:table-cell office:value-type="string">
            <text:p>/g” {} \;</text:p>
          </table:table-cell>
          <table:table-cell table:formula="of:=CONCATENATE([.A280];[.B280];[.C280];[.D280];[.E280])" office:value-type="string" office:string-value="find /home/peter/Thesis/FNQfiles/Text/Formatted -type f -exec sed -i “s/\tMme Delphine Batho/280/g” {} \;">
            <text:p>find /home/peter/Thesis/FNQfiles/Text/Formatted -type f -exec sed -i “s/\tMme Delphine Batho/28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Dominique Orliac</text:p>
          </table:table-cell>
          <table:table-cell office:value-type="string">
            <text:p>/</text:p>
          </table:table-cell>
          <table:table-cell office:value-type="float" office:value="281">
            <text:p>281</text:p>
          </table:table-cell>
          <table:table-cell office:value-type="string">
            <text:p>/g” {} \;</text:p>
          </table:table-cell>
          <table:table-cell table:formula="of:=CONCATENATE([.A281];[.B281];[.C281];[.D281];[.E281])" office:value-type="string" office:string-value="find /home/peter/Thesis/FNQfiles/Text/Formatted -type f -exec sed -i “s/\tMme Dominique Orliac/281/g” {} \;">
            <text:p>find /home/peter/Thesis/FNQfiles/Text/Formatted -type f -exec sed -i “s/\tMme Dominique Orliac/28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Edwige Antier</text:p>
          </table:table-cell>
          <table:table-cell office:value-type="string">
            <text:p>/</text:p>
          </table:table-cell>
          <table:table-cell office:value-type="float" office:value="282">
            <text:p>282</text:p>
          </table:table-cell>
          <table:table-cell office:value-type="string">
            <text:p>/g” {} \;</text:p>
          </table:table-cell>
          <table:table-cell table:formula="of:=CONCATENATE([.A282];[.B282];[.C282];[.D282];[.E282])" office:value-type="string" office:string-value="find /home/peter/Thesis/FNQfiles/Text/Formatted -type f -exec sed -i “s/\tMme Edwige Antier/282/g” {} \;">
            <text:p>find /home/peter/Thesis/FNQfiles/Text/Formatted -type f -exec sed -i “s/\tMme Edwige Antier/28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Élisabeth Guigou</text:p>
          </table:table-cell>
          <table:table-cell office:value-type="string">
            <text:p>/</text:p>
          </table:table-cell>
          <table:table-cell office:value-type="float" office:value="283">
            <text:p>283</text:p>
          </table:table-cell>
          <table:table-cell office:value-type="string">
            <text:p>/g” {} \;</text:p>
          </table:table-cell>
          <table:table-cell table:formula="of:=CONCATENATE([.A283];[.B283];[.C283];[.D283];[.E283])" office:value-type="string" office:string-value="find /home/peter/Thesis/FNQfiles/Text/Formatted -type f -exec sed -i “s/\tMme Élisabeth Guigou/283/g” {} \;">
            <text:p>find /home/peter/Thesis/FNQfiles/Text/Formatted -type f -exec sed -i “s/\tMme Élisabeth Guigou/28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Françoise Briand</text:p>
          </table:table-cell>
          <table:table-cell office:value-type="string">
            <text:p>/</text:p>
          </table:table-cell>
          <table:table-cell office:value-type="float" office:value="284">
            <text:p>284</text:p>
          </table:table-cell>
          <table:table-cell office:value-type="string">
            <text:p>/g” {} \;</text:p>
          </table:table-cell>
          <table:table-cell table:formula="of:=CONCATENATE([.A284];[.B284];[.C284];[.D284];[.E284])" office:value-type="string" office:string-value="find /home/peter/Thesis/FNQfiles/Text/Formatted -type f -exec sed -i “s/\tMme Françoise Briand/284/g” {} \;">
            <text:p>find /home/peter/Thesis/FNQfiles/Text/Formatted -type f -exec sed -i “s/\tMme Françoise Briand/28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Françoise Hostalier</text:p>
          </table:table-cell>
          <table:table-cell office:value-type="string">
            <text:p>/</text:p>
          </table:table-cell>
          <table:table-cell office:value-type="float" office:value="285">
            <text:p>285</text:p>
          </table:table-cell>
          <table:table-cell office:value-type="string">
            <text:p>/g” {} \;</text:p>
          </table:table-cell>
          <table:table-cell table:formula="of:=CONCATENATE([.A285];[.B285];[.C285];[.D285];[.E285])" office:value-type="string" office:string-value="find /home/peter/Thesis/FNQfiles/Text/Formatted -type f -exec sed -i “s/\tMme Françoise Hostalier/285/g” {} \;">
            <text:p>find /home/peter/Thesis/FNQfiles/Text/Formatted -type f -exec sed -i “s/\tMme Françoise Hostalier/28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Françoise Imbert</text:p>
          </table:table-cell>
          <table:table-cell office:value-type="string">
            <text:p>/</text:p>
          </table:table-cell>
          <table:table-cell office:value-type="float" office:value="286">
            <text:p>286</text:p>
          </table:table-cell>
          <table:table-cell office:value-type="string">
            <text:p>/g” {} \;</text:p>
          </table:table-cell>
          <table:table-cell table:formula="of:=CONCATENATE([.A286];[.B286];[.C286];[.D286];[.E286])" office:value-type="string" office:string-value="find /home/peter/Thesis/FNQfiles/Text/Formatted -type f -exec sed -i “s/\tMme Françoise Imbert/286/g” {} \;">
            <text:p>find /home/peter/Thesis/FNQfiles/Text/Formatted -type f -exec sed -i “s/\tMme Françoise Imbert/28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Frédérique Massat</text:p>
          </table:table-cell>
          <table:table-cell office:value-type="string">
            <text:p>/</text:p>
          </table:table-cell>
          <table:table-cell office:value-type="float" office:value="287">
            <text:p>287</text:p>
          </table:table-cell>
          <table:table-cell office:value-type="string">
            <text:p>/g” {} \;</text:p>
          </table:table-cell>
          <table:table-cell table:formula="of:=CONCATENATE([.A287];[.B287];[.C287];[.D287];[.E287])" office:value-type="string" office:string-value="find /home/peter/Thesis/FNQfiles/Text/Formatted -type f -exec sed -i “s/\tMme Frédérique Massat/287/g” {} \;">
            <text:p>find /home/peter/Thesis/FNQfiles/Text/Formatted -type f -exec sed -i “s/\tMme Frédérique Massat/28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Gabrielle Louis-Carabin</text:p>
          </table:table-cell>
          <table:table-cell office:value-type="string">
            <text:p>/</text:p>
          </table:table-cell>
          <table:table-cell office:value-type="float" office:value="288">
            <text:p>288</text:p>
          </table:table-cell>
          <table:table-cell office:value-type="string">
            <text:p>/g” {} \;</text:p>
          </table:table-cell>
          <table:table-cell table:formula="of:=CONCATENATE([.A288];[.B288];[.C288];[.D288];[.E288])" office:value-type="string" office:string-value="find /home/peter/Thesis/FNQfiles/Text/Formatted -type f -exec sed -i “s/\tMme Gabrielle Louis-Carabin/288/g” {} \;">
            <text:p>find /home/peter/Thesis/FNQfiles/Text/Formatted -type f -exec sed -i “s/\tMme Gabrielle Louis-Carabin/28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Geneviève Colot</text:p>
          </table:table-cell>
          <table:table-cell office:value-type="string">
            <text:p>/</text:p>
          </table:table-cell>
          <table:table-cell office:value-type="float" office:value="289">
            <text:p>289</text:p>
          </table:table-cell>
          <table:table-cell office:value-type="string">
            <text:p>/g” {} \;</text:p>
          </table:table-cell>
          <table:table-cell table:formula="of:=CONCATENATE([.A289];[.B289];[.C289];[.D289];[.E289])" office:value-type="string" office:string-value="find /home/peter/Thesis/FNQfiles/Text/Formatted -type f -exec sed -i “s/\tMme Geneviève Colot/289/g” {} \;">
            <text:p>find /home/peter/Thesis/FNQfiles/Text/Formatted -type f -exec sed -i “s/\tMme Geneviève Colot/28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Geneviève Fioraso</text:p>
          </table:table-cell>
          <table:table-cell office:value-type="string">
            <text:p>/</text:p>
          </table:table-cell>
          <table:table-cell office:value-type="float" office:value="290">
            <text:p>290</text:p>
          </table:table-cell>
          <table:table-cell office:value-type="string">
            <text:p>/g” {} \;</text:p>
          </table:table-cell>
          <table:table-cell table:formula="of:=CONCATENATE([.A290];[.B290];[.C290];[.D290];[.E290])" office:value-type="string" office:string-value="find /home/peter/Thesis/FNQfiles/Text/Formatted -type f -exec sed -i “s/\tMme Geneviève Fioraso/290/g” {} \;">
            <text:p>find /home/peter/Thesis/FNQfiles/Text/Formatted -type f -exec sed -i “s/\tMme Geneviève Fioraso/29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Gisèle Biémouret</text:p>
          </table:table-cell>
          <table:table-cell office:value-type="string">
            <text:p>/</text:p>
          </table:table-cell>
          <table:table-cell office:value-type="float" office:value="291">
            <text:p>291</text:p>
          </table:table-cell>
          <table:table-cell office:value-type="string">
            <text:p>/g” {} \;</text:p>
          </table:table-cell>
          <table:table-cell table:formula="of:=CONCATENATE([.A291];[.B291];[.C291];[.D291];[.E291])" office:value-type="string" office:string-value="find /home/peter/Thesis/FNQfiles/Text/Formatted -type f -exec sed -i “s/\tMme Gisèle Biémouret/291/g” {} \;">
            <text:p>find /home/peter/Thesis/FNQfiles/Text/Formatted -type f -exec sed -i “s/\tMme Gisèle Biémouret/29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Huguette Bello</text:p>
          </table:table-cell>
          <table:table-cell office:value-type="string">
            <text:p>/</text:p>
          </table:table-cell>
          <table:table-cell office:value-type="float" office:value="292">
            <text:p>292</text:p>
          </table:table-cell>
          <table:table-cell office:value-type="string">
            <text:p>/g” {} \;</text:p>
          </table:table-cell>
          <table:table-cell table:formula="of:=CONCATENATE([.A292];[.B292];[.C292];[.D292];[.E292])" office:value-type="string" office:string-value="find /home/peter/Thesis/FNQfiles/Text/Formatted -type f -exec sed -i “s/\tMme Huguette Bello/292/g” {} \;">
            <text:p>find /home/peter/Thesis/FNQfiles/Text/Formatted -type f -exec sed -i “s/\tMme Huguette Bello/29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Isabelle Vasseur</text:p>
          </table:table-cell>
          <table:table-cell office:value-type="string">
            <text:p>/</text:p>
          </table:table-cell>
          <table:table-cell office:value-type="float" office:value="293">
            <text:p>293</text:p>
          </table:table-cell>
          <table:table-cell office:value-type="string">
            <text:p>/g” {} \;</text:p>
          </table:table-cell>
          <table:table-cell table:formula="of:=CONCATENATE([.A293];[.B293];[.C293];[.D293];[.E293])" office:value-type="string" office:string-value="find /home/peter/Thesis/FNQfiles/Text/Formatted -type f -exec sed -i “s/\tMme Isabelle Vasseur/293/g” {} \;">
            <text:p>find /home/peter/Thesis/FNQfiles/Text/Formatted -type f -exec sed -i “s/\tMme Isabelle Vasseur/29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Jacqueline Fraysse</text:p>
          </table:table-cell>
          <table:table-cell office:value-type="string">
            <text:p>/</text:p>
          </table:table-cell>
          <table:table-cell office:value-type="float" office:value="294">
            <text:p>294</text:p>
          </table:table-cell>
          <table:table-cell office:value-type="string">
            <text:p>/g” {} \;</text:p>
          </table:table-cell>
          <table:table-cell table:formula="of:=CONCATENATE([.A294];[.B294];[.C294];[.D294];[.E294])" office:value-type="string" office:string-value="find /home/peter/Thesis/FNQfiles/Text/Formatted -type f -exec sed -i “s/\tMme Jacqueline Fraysse/294/g” {} \;">
            <text:p>find /home/peter/Thesis/FNQfiles/Text/Formatted -type f -exec sed -i “s/\tMme Jacqueline Fraysse/29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Jacqueline Maquet</text:p>
          </table:table-cell>
          <table:table-cell office:value-type="string">
            <text:p>/</text:p>
          </table:table-cell>
          <table:table-cell office:value-type="float" office:value="295">
            <text:p>295</text:p>
          </table:table-cell>
          <table:table-cell office:value-type="string">
            <text:p>/g” {} \;</text:p>
          </table:table-cell>
          <table:table-cell table:formula="of:=CONCATENATE([.A295];[.B295];[.C295];[.D295];[.E295])" office:value-type="string" office:string-value="find /home/peter/Thesis/FNQfiles/Text/Formatted -type f -exec sed -i “s/\tMme Jacqueline Maquet/295/g” {} \;">
            <text:p>find /home/peter/Thesis/FNQfiles/Text/Formatted -type f -exec sed -i “s/\tMme Jacqueline Maquet/29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Jeannette Bougrab</text:p>
          </table:table-cell>
          <table:table-cell office:value-type="string">
            <text:p>/</text:p>
          </table:table-cell>
          <table:table-cell office:value-type="float" office:value="296">
            <text:p>296</text:p>
          </table:table-cell>
          <table:table-cell office:value-type="string">
            <text:p>/g” {} \;</text:p>
          </table:table-cell>
          <table:table-cell table:formula="of:=CONCATENATE([.A296];[.B296];[.C296];[.D296];[.E296])" office:value-type="string" office:string-value="find /home/peter/Thesis/FNQfiles/Text/Formatted -type f -exec sed -i “s/\tMme Jeannette Bougrab/296/g” {} \;">
            <text:p>find /home/peter/Thesis/FNQfiles/Text/Formatted -type f -exec sed -i “s/\tMme Jeannette Bougrab/29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Jeanny Marc</text:p>
          </table:table-cell>
          <table:table-cell office:value-type="string">
            <text:p>/</text:p>
          </table:table-cell>
          <table:table-cell office:value-type="float" office:value="297">
            <text:p>297</text:p>
          </table:table-cell>
          <table:table-cell office:value-type="string">
            <text:p>/g” {} \;</text:p>
          </table:table-cell>
          <table:table-cell table:formula="of:=CONCATENATE([.A297];[.B297];[.C297];[.D297];[.E297])" office:value-type="string" office:string-value="find /home/peter/Thesis/FNQfiles/Text/Formatted -type f -exec sed -i “s/\tMme Jeanny Marc/297/g” {} \;">
            <text:p>find /home/peter/Thesis/FNQfiles/Text/Formatted -type f -exec sed -i “s/\tMme Jeanny Marc/29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Josette Pons</text:p>
          </table:table-cell>
          <table:table-cell office:value-type="string">
            <text:p>/</text:p>
          </table:table-cell>
          <table:table-cell office:value-type="float" office:value="298">
            <text:p>298</text:p>
          </table:table-cell>
          <table:table-cell office:value-type="string">
            <text:p>/g” {} \;</text:p>
          </table:table-cell>
          <table:table-cell table:formula="of:=CONCATENATE([.A298];[.B298];[.C298];[.D298];[.E298])" office:value-type="string" office:string-value="find /home/peter/Thesis/FNQfiles/Text/Formatted -type f -exec sed -i “s/\tMme Josette Pons/298/g” {} \;">
            <text:p>find /home/peter/Thesis/FNQfiles/Text/Formatted -type f -exec sed -i “s/\tMme Josette Pons/29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Laure de La Raudière</text:p>
          </table:table-cell>
          <table:table-cell office:value-type="string">
            <text:p>/</text:p>
          </table:table-cell>
          <table:table-cell office:value-type="float" office:value="299">
            <text:p>299</text:p>
          </table:table-cell>
          <table:table-cell office:value-type="string">
            <text:p>/g” {} \;</text:p>
          </table:table-cell>
          <table:table-cell table:formula="of:=CONCATENATE([.A299];[.B299];[.C299];[.D299];[.E299])" office:value-type="string" office:string-value="find /home/peter/Thesis/FNQfiles/Text/Formatted -type f -exec sed -i “s/\tMme Laure de La Raudière/299/g” {} \;">
            <text:p>find /home/peter/Thesis/FNQfiles/Text/Formatted -type f -exec sed -i “s/\tMme Laure de La Raudière/29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Laurence Dumont</text:p>
          </table:table-cell>
          <table:table-cell office:value-type="string">
            <text:p>/</text:p>
          </table:table-cell>
          <table:table-cell office:value-type="float" office:value="300">
            <text:p>300</text:p>
          </table:table-cell>
          <table:table-cell office:value-type="string">
            <text:p>/g” {} \;</text:p>
          </table:table-cell>
          <table:table-cell table:formula="of:=CONCATENATE([.A300];[.B300];[.C300];[.D300];[.E300])" office:value-type="string" office:string-value="find /home/peter/Thesis/FNQfiles/Text/Formatted -type f -exec sed -i “s/\tMme Laurence Dumont/300/g” {} \;">
            <text:p>find /home/peter/Thesis/FNQfiles/Text/Formatted -type f -exec sed -i “s/\tMme Laurence Dumont/30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ie-Anne Montchamp</text:p>
          </table:table-cell>
          <table:table-cell office:value-type="string">
            <text:p>/</text:p>
          </table:table-cell>
          <table:table-cell office:value-type="float" office:value="301">
            <text:p>301</text:p>
          </table:table-cell>
          <table:table-cell office:value-type="string">
            <text:p>/g” {} \;</text:p>
          </table:table-cell>
          <table:table-cell table:formula="of:=CONCATENATE([.A301];[.B301];[.C301];[.D301];[.E301])" office:value-type="string" office:string-value="find /home/peter/Thesis/FNQfiles/Text/Formatted -type f -exec sed -i “s/\tMme Marie-Anne Montchamp/301/g” {} \;">
            <text:p>find /home/peter/Thesis/FNQfiles/Text/Formatted -type f -exec sed -i “s/\tMme Marie-Anne Montchamp/30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ie-George Buffet</text:p>
          </table:table-cell>
          <table:table-cell office:value-type="string">
            <text:p>/</text:p>
          </table:table-cell>
          <table:table-cell office:value-type="float" office:value="302">
            <text:p>302</text:p>
          </table:table-cell>
          <table:table-cell office:value-type="string">
            <text:p>/g” {} \;</text:p>
          </table:table-cell>
          <table:table-cell table:formula="of:=CONCATENATE([.A302];[.B302];[.C302];[.D302];[.E302])" office:value-type="string" office:string-value="find /home/peter/Thesis/FNQfiles/Text/Formatted -type f -exec sed -i “s/\tMme Marie-George Buffet/302/g” {} \;">
            <text:p>find /home/peter/Thesis/FNQfiles/Text/Formatted -type f -exec sed -i “s/\tMme Marie-George Buffet/30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ie-Hélène Amiable</text:p>
          </table:table-cell>
          <table:table-cell office:value-type="string">
            <text:p>/</text:p>
          </table:table-cell>
          <table:table-cell office:value-type="float" office:value="303">
            <text:p>303</text:p>
          </table:table-cell>
          <table:table-cell office:value-type="string">
            <text:p>/g” {} \;</text:p>
          </table:table-cell>
          <table:table-cell table:formula="of:=CONCATENATE([.A303];[.B303];[.C303];[.D303];[.E303])" office:value-type="string" office:string-value="find /home/peter/Thesis/FNQfiles/Text/Formatted -type f -exec sed -i “s/\tMme Marie-Hélène Amiable/303/g” {} \;">
            <text:p>find /home/peter/Thesis/FNQfiles/Text/Formatted -type f -exec sed -i “s/\tMme Marie-Hélène Amiable/30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ie-Hélène Thoraval</text:p>
          </table:table-cell>
          <table:table-cell office:value-type="string">
            <text:p>/</text:p>
          </table:table-cell>
          <table:table-cell office:value-type="float" office:value="304">
            <text:p>304</text:p>
          </table:table-cell>
          <table:table-cell office:value-type="string">
            <text:p>/g” {} \;</text:p>
          </table:table-cell>
          <table:table-cell table:formula="of:=CONCATENATE([.A304];[.B304];[.C304];[.D304];[.E304])" office:value-type="string" office:string-value="find /home/peter/Thesis/FNQfiles/Text/Formatted -type f -exec sed -i “s/\tMme Marie-Hélène Thoraval/304/g” {} \;">
            <text:p>find /home/peter/Thesis/FNQfiles/Text/Formatted -type f -exec sed -i “s/\tMme Marie-Hélène Thoraval/30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ie-Jo Zimmermann</text:p>
          </table:table-cell>
          <table:table-cell office:value-type="string">
            <text:p>/</text:p>
          </table:table-cell>
          <table:table-cell office:value-type="float" office:value="305">
            <text:p>305</text:p>
          </table:table-cell>
          <table:table-cell office:value-type="string">
            <text:p>/g” {} \;</text:p>
          </table:table-cell>
          <table:table-cell table:formula="of:=CONCATENATE([.A305];[.B305];[.C305];[.D305];[.E305])" office:value-type="string" office:string-value="find /home/peter/Thesis/FNQfiles/Text/Formatted -type f -exec sed -i “s/\tMme Marie-Jo Zimmermann/305/g” {} \;">
            <text:p>find /home/peter/Thesis/FNQfiles/Text/Formatted -type f -exec sed -i “s/\tMme Marie-Jo Zimmermann/30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ie-Line Reynaud</text:p>
          </table:table-cell>
          <table:table-cell office:value-type="string">
            <text:p>/</text:p>
          </table:table-cell>
          <table:table-cell office:value-type="float" office:value="306">
            <text:p>306</text:p>
          </table:table-cell>
          <table:table-cell office:value-type="string">
            <text:p>/g” {} \;</text:p>
          </table:table-cell>
          <table:table-cell table:formula="of:=CONCATENATE([.A306];[.B306];[.C306];[.D306];[.E306])" office:value-type="string" office:string-value="find /home/peter/Thesis/FNQfiles/Text/Formatted -type f -exec sed -i “s/\tMme Marie-Line Reynaud/306/g” {} \;">
            <text:p>find /home/peter/Thesis/FNQfiles/Text/Formatted -type f -exec sed -i “s/\tMme Marie-Line Reynaud/30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ie-Lou Marcel</text:p>
          </table:table-cell>
          <table:table-cell office:value-type="string">
            <text:p>/</text:p>
          </table:table-cell>
          <table:table-cell office:value-type="float" office:value="307">
            <text:p>307</text:p>
          </table:table-cell>
          <table:table-cell office:value-type="string">
            <text:p>/g” {} \;</text:p>
          </table:table-cell>
          <table:table-cell table:formula="of:=CONCATENATE([.A307];[.B307];[.C307];[.D307];[.E307])" office:value-type="string" office:string-value="find /home/peter/Thesis/FNQfiles/Text/Formatted -type f -exec sed -i “s/\tMme Marie-Lou Marcel/307/g” {} \;">
            <text:p>find /home/peter/Thesis/FNQfiles/Text/Formatted -type f -exec sed -i “s/\tMme Marie-Lou Marcel/30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ie-Luce Penchard</text:p>
          </table:table-cell>
          <table:table-cell office:value-type="string">
            <text:p>/</text:p>
          </table:table-cell>
          <table:table-cell office:value-type="float" office:value="308">
            <text:p>308</text:p>
          </table:table-cell>
          <table:table-cell office:value-type="string">
            <text:p>/g” {} \;</text:p>
          </table:table-cell>
          <table:table-cell table:formula="of:=CONCATENATE([.A308];[.B308];[.C308];[.D308];[.E308])" office:value-type="string" office:string-value="find /home/peter/Thesis/FNQfiles/Text/Formatted -type f -exec sed -i “s/\tMme Marie-Luce Penchard/308/g” {} \;">
            <text:p>find /home/peter/Thesis/FNQfiles/Text/Formatted -type f -exec sed -i “s/\tMme Marie-Luce Penchard/30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ie-Odile Bouillé</text:p>
          </table:table-cell>
          <table:table-cell office:value-type="string">
            <text:p>/</text:p>
          </table:table-cell>
          <table:table-cell office:value-type="float" office:value="309">
            <text:p>309</text:p>
          </table:table-cell>
          <table:table-cell office:value-type="string">
            <text:p>/g” {} \;</text:p>
          </table:table-cell>
          <table:table-cell table:formula="of:=CONCATENATE([.A309];[.B309];[.C309];[.D309];[.E309])" office:value-type="string" office:string-value="find /home/peter/Thesis/FNQfiles/Text/Formatted -type f -exec sed -i “s/\tMme Marie-Odile Bouillé/309/g” {} \;">
            <text:p>find /home/peter/Thesis/FNQfiles/Text/Formatted -type f -exec sed -i “s/\tMme Marie-Odile Bouillé/30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ie-Renée Oget</text:p>
          </table:table-cell>
          <table:table-cell office:value-type="string">
            <text:p>/</text:p>
          </table:table-cell>
          <table:table-cell office:value-type="float" office:value="310">
            <text:p>310</text:p>
          </table:table-cell>
          <table:table-cell office:value-type="string">
            <text:p>/g” {} \;</text:p>
          </table:table-cell>
          <table:table-cell table:formula="of:=CONCATENATE([.A310];[.B310];[.C310];[.D310];[.E310])" office:value-type="string" office:string-value="find /home/peter/Thesis/FNQfiles/Text/Formatted -type f -exec sed -i “s/\tMme Marie-Renée Oget/310/g” {} \;">
            <text:p>find /home/peter/Thesis/FNQfiles/Text/Formatted -type f -exec sed -i “s/\tMme Marie-Renée Oget/31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ietta Karamanli</text:p>
          </table:table-cell>
          <table:table-cell office:value-type="string">
            <text:p>/</text:p>
          </table:table-cell>
          <table:table-cell office:value-type="float" office:value="311">
            <text:p>311</text:p>
          </table:table-cell>
          <table:table-cell office:value-type="string">
            <text:p>/g” {} \;</text:p>
          </table:table-cell>
          <table:table-cell table:formula="of:=CONCATENATE([.A311];[.B311];[.C311];[.D311];[.E311])" office:value-type="string" office:string-value="find /home/peter/Thesis/FNQfiles/Text/Formatted -type f -exec sed -i “s/\tMme Marietta Karamanli/311/g” {} \;">
            <text:p>find /home/peter/Thesis/FNQfiles/Text/Formatted -type f -exec sed -i “s/\tMme Marietta Karamanli/31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isol Touraine</text:p>
          </table:table-cell>
          <table:table-cell office:value-type="string">
            <text:p>/</text:p>
          </table:table-cell>
          <table:table-cell office:value-type="float" office:value="312">
            <text:p>312</text:p>
          </table:table-cell>
          <table:table-cell office:value-type="string">
            <text:p>/g” {} \;</text:p>
          </table:table-cell>
          <table:table-cell table:formula="of:=CONCATENATE([.A312];[.B312];[.C312];[.D312];[.E312])" office:value-type="string" office:string-value="find /home/peter/Thesis/FNQfiles/Text/Formatted -type f -exec sed -i “s/\tMme Marisol Touraine/312/g” {} \;">
            <text:p>find /home/peter/Thesis/FNQfiles/Text/Formatted -type f -exec sed -i “s/\tMme Marisol Touraine/31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tine Aurillac</text:p>
          </table:table-cell>
          <table:table-cell office:value-type="string">
            <text:p>/</text:p>
          </table:table-cell>
          <table:table-cell office:value-type="float" office:value="313">
            <text:p>313</text:p>
          </table:table-cell>
          <table:table-cell office:value-type="string">
            <text:p>/g” {} \;</text:p>
          </table:table-cell>
          <table:table-cell table:formula="of:=CONCATENATE([.A313];[.B313];[.C313];[.D313];[.E313])" office:value-type="string" office:string-value="find /home/peter/Thesis/FNQfiles/Text/Formatted -type f -exec sed -i “s/\tMme Martine Aurillac/313/g” {} \;">
            <text:p>find /home/peter/Thesis/FNQfiles/Text/Formatted -type f -exec sed -i “s/\tMme Martine Aurillac/31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tine Billard</text:p>
          </table:table-cell>
          <table:table-cell office:value-type="string">
            <text:p>/</text:p>
          </table:table-cell>
          <table:table-cell office:value-type="float" office:value="314">
            <text:p>314</text:p>
          </table:table-cell>
          <table:table-cell office:value-type="string">
            <text:p>/g” {} \;</text:p>
          </table:table-cell>
          <table:table-cell table:formula="of:=CONCATENATE([.A314];[.B314];[.C314];[.D314];[.E314])" office:value-type="string" office:string-value="find /home/peter/Thesis/FNQfiles/Text/Formatted -type f -exec sed -i “s/\tMme Martine Billard/314/g” {} \;">
            <text:p>find /home/peter/Thesis/FNQfiles/Text/Formatted -type f -exec sed -i “s/\tMme Martine Billard/31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tine Pinville</text:p>
          </table:table-cell>
          <table:table-cell office:value-type="string">
            <text:p>/</text:p>
          </table:table-cell>
          <table:table-cell office:value-type="float" office:value="315">
            <text:p>315</text:p>
          </table:table-cell>
          <table:table-cell office:value-type="string">
            <text:p>/g” {} \;</text:p>
          </table:table-cell>
          <table:table-cell table:formula="of:=CONCATENATE([.A315];[.B315];[.C315];[.D315];[.E315])" office:value-type="string" office:string-value="find /home/peter/Thesis/FNQfiles/Text/Formatted -type f -exec sed -i “s/\tMme Martine Pinville/315/g” {} \;">
            <text:p>find /home/peter/Thesis/FNQfiles/Text/Formatted -type f -exec sed -i “s/\tMme Martine Pinville/31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arylise Lebranchu</text:p>
          </table:table-cell>
          <table:table-cell office:value-type="string">
            <text:p>/</text:p>
          </table:table-cell>
          <table:table-cell office:value-type="float" office:value="316">
            <text:p>316</text:p>
          </table:table-cell>
          <table:table-cell office:value-type="string">
            <text:p>/g” {} \;</text:p>
          </table:table-cell>
          <table:table-cell table:formula="of:=CONCATENATE([.A316];[.B316];[.C316];[.D316];[.E316])" office:value-type="string" office:string-value="find /home/peter/Thesis/FNQfiles/Text/Formatted -type f -exec sed -i “s/\tMme Marylise Lebranchu/316/g” {} \;">
            <text:p>find /home/peter/Thesis/FNQfiles/Text/Formatted -type f -exec sed -i “s/\tMme Marylise Lebranchu/31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onique Boulestin</text:p>
          </table:table-cell>
          <table:table-cell office:value-type="string">
            <text:p>/</text:p>
          </table:table-cell>
          <table:table-cell office:value-type="float" office:value="317">
            <text:p>317</text:p>
          </table:table-cell>
          <table:table-cell office:value-type="string">
            <text:p>/g” {} \;</text:p>
          </table:table-cell>
          <table:table-cell table:formula="of:=CONCATENATE([.A317];[.B317];[.C317];[.D317];[.E317])" office:value-type="string" office:string-value="find /home/peter/Thesis/FNQfiles/Text/Formatted -type f -exec sed -i “s/\tMme Monique Boulestin/317/g” {} \;">
            <text:p>find /home/peter/Thesis/FNQfiles/Text/Formatted -type f -exec sed -i “s/\tMme Monique Boulestin/31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Monique Iborra</text:p>
          </table:table-cell>
          <table:table-cell office:value-type="string">
            <text:p>/</text:p>
          </table:table-cell>
          <table:table-cell office:value-type="float" office:value="318">
            <text:p>318</text:p>
          </table:table-cell>
          <table:table-cell office:value-type="string">
            <text:p>/g” {} \;</text:p>
          </table:table-cell>
          <table:table-cell table:formula="of:=CONCATENATE([.A318];[.B318];[.C318];[.D318];[.E318])" office:value-type="string" office:string-value="find /home/peter/Thesis/FNQfiles/Text/Formatted -type f -exec sed -i “s/\tMme Monique Iborra/318/g” {} \;">
            <text:p>find /home/peter/Thesis/FNQfiles/Text/Formatted -type f -exec sed -i “s/\tMme Monique Iborra/31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Nadine Morano</text:p>
          </table:table-cell>
          <table:table-cell office:value-type="string">
            <text:p>/</text:p>
          </table:table-cell>
          <table:table-cell office:value-type="float" office:value="319">
            <text:p>319</text:p>
          </table:table-cell>
          <table:table-cell office:value-type="string">
            <text:p>/g” {} \;</text:p>
          </table:table-cell>
          <table:table-cell table:formula="of:=CONCATENATE([.A319];[.B319];[.C319];[.D319];[.E319])" office:value-type="string" office:string-value="find /home/peter/Thesis/FNQfiles/Text/Formatted -type f -exec sed -i “s/\tMme Nadine Morano/319/g” {} \;">
            <text:p>find /home/peter/Thesis/FNQfiles/Text/Formatted -type f -exec sed -i “s/\tMme Nadine Morano/31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Nathalie Kosciusko-Morizet</text:p>
          </table:table-cell>
          <table:table-cell office:value-type="string">
            <text:p>/</text:p>
          </table:table-cell>
          <table:table-cell office:value-type="float" office:value="320">
            <text:p>320</text:p>
          </table:table-cell>
          <table:table-cell office:value-type="string">
            <text:p>/g” {} \;</text:p>
          </table:table-cell>
          <table:table-cell table:formula="of:=CONCATENATE([.A320];[.B320];[.C320];[.D320];[.E320])" office:value-type="string" office:string-value="find /home/peter/Thesis/FNQfiles/Text/Formatted -type f -exec sed -i “s/\tMme Nathalie Kosciusko-Morizet/320/g” {} \;">
            <text:p>find /home/peter/Thesis/FNQfiles/Text/Formatted -type f -exec sed -i “s/\tMme Nathalie Kosciusko-Morizet/32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Nicole Ameline</text:p>
          </table:table-cell>
          <table:table-cell office:value-type="string">
            <text:p>/</text:p>
          </table:table-cell>
          <table:table-cell office:value-type="float" office:value="321">
            <text:p>321</text:p>
          </table:table-cell>
          <table:table-cell office:value-type="string">
            <text:p>/g” {} \;</text:p>
          </table:table-cell>
          <table:table-cell table:formula="of:=CONCATENATE([.A321];[.B321];[.C321];[.D321];[.E321])" office:value-type="string" office:string-value="find /home/peter/Thesis/FNQfiles/Text/Formatted -type f -exec sed -i “s/\tMme Nicole Ameline/321/g” {} \;">
            <text:p>find /home/peter/Thesis/FNQfiles/Text/Formatted -type f -exec sed -i “s/\tMme Nicole Ameline/32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Nora Berra</text:p>
          </table:table-cell>
          <table:table-cell office:value-type="string">
            <text:p>/</text:p>
          </table:table-cell>
          <table:table-cell office:value-type="float" office:value="322">
            <text:p>322</text:p>
          </table:table-cell>
          <table:table-cell office:value-type="string">
            <text:p>/g” {} \;</text:p>
          </table:table-cell>
          <table:table-cell table:formula="of:=CONCATENATE([.A322];[.B322];[.C322];[.D322];[.E322])" office:value-type="string" office:string-value="find /home/peter/Thesis/FNQfiles/Text/Formatted -type f -exec sed -i “s/\tMme Nora Berra/322/g” {} \;">
            <text:p>find /home/peter/Thesis/FNQfiles/Text/Formatted -type f -exec sed -i “s/\tMme Nora Berra/32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Pascale Crozon</text:p>
          </table:table-cell>
          <table:table-cell office:value-type="string">
            <text:p>/</text:p>
          </table:table-cell>
          <table:table-cell office:value-type="float" office:value="323">
            <text:p>323</text:p>
          </table:table-cell>
          <table:table-cell office:value-type="string">
            <text:p>/g” {} \;</text:p>
          </table:table-cell>
          <table:table-cell table:formula="of:=CONCATENATE([.A323];[.B323];[.C323];[.D323];[.E323])" office:value-type="string" office:string-value="find /home/peter/Thesis/FNQfiles/Text/Formatted -type f -exec sed -i “s/\tMme Pascale Crozon/323/g” {} \;">
            <text:p>find /home/peter/Thesis/FNQfiles/Text/Formatted -type f -exec sed -i “s/\tMme Pascale Crozon/32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Pascale Got</text:p>
          </table:table-cell>
          <table:table-cell office:value-type="string">
            <text:p>/</text:p>
          </table:table-cell>
          <table:table-cell office:value-type="float" office:value="324">
            <text:p>324</text:p>
          </table:table-cell>
          <table:table-cell office:value-type="string">
            <text:p>/g” {} \;</text:p>
          </table:table-cell>
          <table:table-cell table:formula="of:=CONCATENATE([.A324];[.B324];[.C324];[.D324];[.E324])" office:value-type="string" office:string-value="find /home/peter/Thesis/FNQfiles/Text/Formatted -type f -exec sed -i “s/\tMme Pascale Got/324/g” {} \;">
            <text:p>find /home/peter/Thesis/FNQfiles/Text/Formatted -type f -exec sed -i “s/\tMme Pascale Got/324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Pascale Gruny</text:p>
          </table:table-cell>
          <table:table-cell office:value-type="string">
            <text:p>/</text:p>
          </table:table-cell>
          <table:table-cell office:value-type="float" office:value="325">
            <text:p>325</text:p>
          </table:table-cell>
          <table:table-cell office:value-type="string">
            <text:p>/g” {} \;</text:p>
          </table:table-cell>
          <table:table-cell table:formula="of:=CONCATENATE([.A325];[.B325];[.C325];[.D325];[.E325])" office:value-type="string" office:string-value="find /home/peter/Thesis/FNQfiles/Text/Formatted -type f -exec sed -i “s/\tMme Pascale Gruny/325/g” {} \;">
            <text:p>find /home/peter/Thesis/FNQfiles/Text/Formatted -type f -exec sed -i “s/\tMme Pascale Gruny/325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Patricia Adam</text:p>
          </table:table-cell>
          <table:table-cell office:value-type="string">
            <text:p>/</text:p>
          </table:table-cell>
          <table:table-cell office:value-type="float" office:value="326">
            <text:p>326</text:p>
          </table:table-cell>
          <table:table-cell office:value-type="string">
            <text:p>/g” {} \;</text:p>
          </table:table-cell>
          <table:table-cell table:formula="of:=CONCATENATE([.A326];[.B326];[.C326];[.D326];[.E326])" office:value-type="string" office:string-value="find /home/peter/Thesis/FNQfiles/Text/Formatted -type f -exec sed -i “s/\tMme Patricia Adam/326/g” {} \;">
            <text:p>find /home/peter/Thesis/FNQfiles/Text/Formatted -type f -exec sed -i “s/\tMme Patricia Adam/326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Roselyne Bachelot-Narquin</text:p>
          </table:table-cell>
          <table:table-cell office:value-type="string">
            <text:p>/</text:p>
          </table:table-cell>
          <table:table-cell office:value-type="float" office:value="327">
            <text:p>327</text:p>
          </table:table-cell>
          <table:table-cell office:value-type="string">
            <text:p>/g” {} \;</text:p>
          </table:table-cell>
          <table:table-cell table:formula="of:=CONCATENATE([.A327];[.B327];[.C327];[.D327];[.E327])" office:value-type="string" office:string-value="find /home/peter/Thesis/FNQfiles/Text/Formatted -type f -exec sed -i “s/\tMme Roselyne Bachelot-Narquin/327/g” {} \;">
            <text:p>find /home/peter/Thesis/FNQfiles/Text/Formatted -type f -exec sed -i “s/\tMme Roselyne Bachelot-Narquin/327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Sandrine Mazetier</text:p>
          </table:table-cell>
          <table:table-cell office:value-type="string">
            <text:p>/</text:p>
          </table:table-cell>
          <table:table-cell office:value-type="float" office:value="328">
            <text:p>328</text:p>
          </table:table-cell>
          <table:table-cell office:value-type="string">
            <text:p>/g” {} \;</text:p>
          </table:table-cell>
          <table:table-cell table:formula="of:=CONCATENATE([.A328];[.B328];[.C328];[.D328];[.E328])" office:value-type="string" office:string-value="find /home/peter/Thesis/FNQfiles/Text/Formatted -type f -exec sed -i “s/\tMme Sandrine Mazetier/328/g” {} \;">
            <text:p>find /home/peter/Thesis/FNQfiles/Text/Formatted -type f -exec sed -i “s/\tMme Sandrine Mazetier/328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Sylvia Pinel</text:p>
          </table:table-cell>
          <table:table-cell office:value-type="string">
            <text:p>/</text:p>
          </table:table-cell>
          <table:table-cell office:value-type="float" office:value="329">
            <text:p>329</text:p>
          </table:table-cell>
          <table:table-cell office:value-type="string">
            <text:p>/g” {} \;</text:p>
          </table:table-cell>
          <table:table-cell table:formula="of:=CONCATENATE([.A329];[.B329];[.C329];[.D329];[.E329])" office:value-type="string" office:string-value="find /home/peter/Thesis/FNQfiles/Text/Formatted -type f -exec sed -i “s/\tMme Sylvia Pinel/329/g” {} \;">
            <text:p>find /home/peter/Thesis/FNQfiles/Text/Formatted -type f -exec sed -i “s/\tMme Sylvia Pinel/329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Valérie Boyer</text:p>
          </table:table-cell>
          <table:table-cell office:value-type="string">
            <text:p>/</text:p>
          </table:table-cell>
          <table:table-cell office:value-type="float" office:value="330">
            <text:p>330</text:p>
          </table:table-cell>
          <table:table-cell office:value-type="string">
            <text:p>/g” {} \;</text:p>
          </table:table-cell>
          <table:table-cell table:formula="of:=CONCATENATE([.A330];[.B330];[.C330];[.D330];[.E330])" office:value-type="string" office:string-value="find /home/peter/Thesis/FNQfiles/Text/Formatted -type f -exec sed -i “s/\tMme Valérie Boyer/330/g” {} \;">
            <text:p>find /home/peter/Thesis/FNQfiles/Text/Formatted -type f -exec sed -i “s/\tMme Valérie Boyer/330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Valérie Fourneyron</text:p>
          </table:table-cell>
          <table:table-cell office:value-type="string">
            <text:p>/</text:p>
          </table:table-cell>
          <table:table-cell office:value-type="float" office:value="331">
            <text:p>331</text:p>
          </table:table-cell>
          <table:table-cell office:value-type="string">
            <text:p>/g” {} \;</text:p>
          </table:table-cell>
          <table:table-cell table:formula="of:=CONCATENATE([.A331];[.B331];[.C331];[.D331];[.E331])" office:value-type="string" office:string-value="find /home/peter/Thesis/FNQfiles/Text/Formatted -type f -exec sed -i “s/\tMme Valérie Fourneyron/331/g” {} \;">
            <text:p>find /home/peter/Thesis/FNQfiles/Text/Formatted -type f -exec sed -i “s/\tMme Valérie Fourneyron/331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Valérie Pécresse</text:p>
          </table:table-cell>
          <table:table-cell office:value-type="string">
            <text:p>/</text:p>
          </table:table-cell>
          <table:table-cell office:value-type="float" office:value="332">
            <text:p>332</text:p>
          </table:table-cell>
          <table:table-cell office:value-type="string">
            <text:p>/g” {} \;</text:p>
          </table:table-cell>
          <table:table-cell table:formula="of:=CONCATENATE([.A332];[.B332];[.C332];[.D332];[.E332])" office:value-type="string" office:string-value="find /home/peter/Thesis/FNQfiles/Text/Formatted -type f -exec sed -i “s/\tMme Valérie Pécresse/332/g” {} \;">
            <text:p>find /home/peter/Thesis/FNQfiles/Text/Formatted -type f -exec sed -i “s/\tMme Valérie Pécresse/332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Valérie Rosso-Debord</text:p>
          </table:table-cell>
          <table:table-cell office:value-type="string">
            <text:p>/</text:p>
          </table:table-cell>
          <table:table-cell office:value-type="float" office:value="333">
            <text:p>333</text:p>
          </table:table-cell>
          <table:table-cell office:value-type="string">
            <text:p>/g” {} \;</text:p>
          </table:table-cell>
          <table:table-cell table:formula="of:=CONCATENATE([.A333];[.B333];[.C333];[.D333];[.E333])" office:value-type="string" office:string-value="find /home/peter/Thesis/FNQfiles/Text/Formatted -type f -exec sed -i “s/\tMme Valérie Rosso-Debord/333/g” {} \;">
            <text:p>find /home/peter/Thesis/FNQfiles/Text/Formatted -type f -exec sed -i “s/\tMme Valérie Rosso-Debord/333/g” {} \;</text:p>
          </table:table-cell>
        </table:table-row>
        <table:table-row table:style-name="ro1">
          <table:table-cell office:value-type="string">
            <text:p>find /home/peter/Thesis/FNQfiles/Text/Formatted -type f -exec sed -i “s/\t</text:p>
          </table:table-cell>
          <table:table-cell office:value-type="string">
            <text:p>Mme Véronique Besse</text:p>
          </table:table-cell>
          <table:table-cell office:value-type="string">
            <text:p>/</text:p>
          </table:table-cell>
          <table:table-cell office:value-type="float" office:value="334">
            <text:p>334</text:p>
          </table:table-cell>
          <table:table-cell office:value-type="string">
            <text:p>/g” {} \;</text:p>
          </table:table-cell>
          <table:table-cell table:formula="of:=CONCATENATE([.A334];[.B334];[.C334];[.D334];[.E334])" office:value-type="string" office:string-value="find /home/peter/Thesis/FNQfiles/Text/Formatted -type f -exec sed -i “s/\tMme Véronique Besse/334/g” {} \;">
            <text:p>find /home/peter/Thesis/FNQfiles/Text/Formatted -type f -exec sed -i “s/\tMme Véronique Besse/334/g” {} \;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FNQ.A1:FNQ.B33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FNQ_2.B1:FNQ_2.D3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2012-02-10</text:date>, <text:time>11:4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ilne</meta:initial-creator>
    <meta:creation-date>2011-08-30T13:11:07</meta:creation-date>
    <dc:date>2012-02-10T11:45:48</dc:date>
    <dc:creator>Peter Milne</dc:creator>
    <meta:editing-duration>PT5H5M33S</meta:editing-duration>
    <meta:editing-cycles>4</meta:editing-cycles>
    <meta:generator>LibreOffice/3.4$Linux LibreOffice_project/340m1$Build-502</meta:generator>
    <meta:document-statistic meta:table-count="5" meta:cell-count="3219" meta:object-count="0"/>
  </office:meta>
</office:document-meta>
</file>